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313e69"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6">
      <style:drawing-page-properties draw:fill="gradient" draw:fill-gradient-name="a1075"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313e69" style:text-line-through-type="none" style:text-line-through-style="none" style:text-line-through-width="auto" style:text-line-through-color="font-color" style:text-position="0% 100%" fo:font-family="Segoe UI Light"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8">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4">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44444in" style:font-size-asian="0.44444in" style:font-size-complex="0.44444in" fo:letter-spacing="-0.0184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15">
      <style:drawing-page-properties draw:fill="gradient" draw:fill-gradient-name="a1314"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5">
      <style:drawing-page-properties draw:fill="gradient" draw:fill-gradient-name="a964"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313e69"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8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11667in" fo:padding-bottom="0.52653in" fo:padding-left="0.11667in" fo:padding-right="0.11667in" draw:textarea-vertical-align="middle" draw:textarea-horizontal-align="center" draw:fill="gradient" draw:fill-gradient-name="a112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3056in" fo:padding-bottom="0.03056in" fo:padding-left="0.17111in" fo:padding-right="0.17111in" draw:textarea-vertical-align="middle" draw:textarea-horizontal-align="center" draw:fill="solid" draw:fill-color="#f8d7cd" draw:opacity="90%" draw:stroke="solid" svg:stroke-width="0.00694in" svg:stroke-color="#f8d7cd" svg:stroke-opacity="90%" draw:stroke-linejoin="miter" svg:stroke-linecap="butt" draw:auto-grow-width="false" draw:auto-grow-height="false"/>
      <style:paragraph-properties style:font-independent-line-spacing="true" style:writing-mode="lr-tb"/>
    </style:style>
    <style:style style:family="text" style:name="a801">
      <style:text-properties fo:font-variant="normal" fo:text-transform="none" fo:color="#313e69"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49999in" fo:margin-right="0in" fo:text-indent="-0.49999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36111in" style:font-size-asian="0.36111in" style:font-size-complex="0.36111in" fo:letter-spacing="-0.0184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36111in" style:font-size-asian="0.36111in" style:font-size-complex="0.36111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1f497d"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313e69" style:text-line-through-type="none" style:text-line-through-style="none" style:text-line-through-width="auto" style:text-line-through-color="font-color" style:text-position="0% 100%" fo:font-family="Segoe U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9">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gradient" draw:fill-gradient-name="a1295"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313e69" style:text-line-through-type="none" style:text-line-through-style="none" style:text-line-through-width="auto" style:text-line-through-color="font-color" style:text-position="0% 100%" fo:font-family="Segoe UI Light"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8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3056in" fo:padding-bottom="0.03056in" fo:padding-left="0.17111in" fo:padding-right="0.17111in" draw:textarea-vertical-align="middle" draw:textarea-horizontal-align="center" draw:fill="solid" draw:fill-color="#e1e1e1" draw:opacity="90%" draw:stroke="solid" svg:stroke-width="0.00694in" svg:stroke-color="#e1e1e1" svg:stroke-opacity="90%" draw:stroke-linejoin="miter" svg:stroke-linecap="butt" draw:auto-grow-width="false" draw:auto-grow-height="fals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11667in" fo:padding-bottom="1.00604in" fo:padding-left="0.11667in" fo:padding-right="0.11667in" draw:textarea-vertical-align="middle" draw:textarea-horizontal-align="center" draw:fill="gradient" draw:fill-gradient-name="a113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resentation" style:name="a9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3056in" fo:padding-bottom="0.03056in" fo:padding-left="0.17111in" fo:padding-right="0.17111in" draw:textarea-vertical-align="middle" draw:textarea-horizontal-align="center" draw:fill="solid" draw:fill-color="#ffe8cb" draw:opacity="90%" draw:stroke="solid" svg:stroke-width="0.00694in" svg:stroke-color="#ffe8cb" svg:stroke-opacity="90%" draw:stroke-linejoin="miter" svg:stroke-linecap="butt" draw:auto-grow-width="false" draw:auto-grow-height="false"/>
      <style:paragraph-properties style:font-independent-line-spacing="true" style:writing-mode="lr-tb"/>
    </style:style>
    <style:style style:family="paragraph" style:name="a810">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21778in" fo:padding-bottom="0.5665in" fo:padding-left="0.21778in" fo:padding-right="0.21778in" draw:textarea-vertical-align="top" draw:textarea-horizontal-align="left" draw:fill="gradient" draw:fill-gradient-name="a811"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cccfd7" draw:opacity="90%" draw:stroke="solid" svg:stroke-width="0.01042in" svg:stroke-color="#1c477c" svg:stroke-opacity="10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16">
      <style:text-properties fo:font-variant="normal" fo:text-transform="none" fo:color="#1f497d" style:text-line-through-type="none" style:text-line-through-style="none" style:text-line-through-width="auto" style:text-line-through-color="font-color" style:text-position="0% 100%" fo:font-family="Segoe U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10868in" fo:padding-bottom="0.10868in" fo:padding-left="0in" fo:padding-right="0.16301in" draw:textarea-vertical-align="middle" draw:textarea-horizontal-align="center" draw:fill="solid" draw:fill-color="#abb1b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19">
      <style:text-properties fo:font-variant="normal" fo:text-transform="none" fo:color="#1f497d"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2">
      <style:drawing-page-properties draw:fill="gradient" draw:fill-gradient-name="a78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dobe Heiti Std R" style:font-family-asian="Adobe Heiti Std R" style:font-family-complex="Arial" style:font-family-generic="swiss" style:font-family-generic-asian="swiss" style:font-pitch="variable" style:font-pitch-asian="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788">
      <style:drawing-page-properties draw:fill="gradient" draw:fill-gradient-name="a787"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draw:fill="none" draw:stroke="solid" svg:stroke-width="0.01389in" svg:stroke-color="#000000" svg:stroke-opacity="100%"/>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3056in" fo:padding-bottom="0.03056in" fo:padding-left="0.17111in" fo:padding-right="0.17111in" draw:textarea-vertical-align="middle" draw:textarea-horizontal-align="center" draw:fill="solid" draw:fill-color="#d2deef" draw:opacity="90%" draw:stroke="solid" svg:stroke-width="0.00694in" svg:stroke-color="#d2deef" svg:stroke-opacity="90%" draw:stroke-linejoin="miter" svg:stroke-linecap="butt"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11667in" fo:padding-bottom="1.00604in" fo:padding-left="0.11667in" fo:padding-right="0.11667in" draw:textarea-vertical-align="middle" draw:textarea-horizontal-align="center" draw:fill="gradient" draw:fill-gradient-name="a114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3056in" fo:padding-bottom="0.03056in" fo:padding-left="0.17111in" fo:padding-right="0.17111in" draw:textarea-vertical-align="middle" draw:textarea-horizontal-align="center" draw:fill="solid" draw:fill-color="#d5e3cf" draw:opacity="90%" draw:stroke="solid" svg:stroke-width="0.00694in" svg:stroke-color="#d5e3cf" svg:stroke-opacity="90%" draw:stroke-linejoin="miter" svg:stroke-linecap="butt" draw:auto-grow-width="false" draw:auto-grow-height="false"/>
      <style:paragraph-properties style:font-independent-line-spacing="true" style:writing-mode="lr-tb"/>
    </style:style>
    <style:style style:family="paragraph" style:name="a820">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21778in" fo:padding-bottom="0.5665in" fo:padding-left="0.21778in" fo:padding-right="0.21778in" draw:textarea-vertical-align="top" draw:textarea-horizontal-align="left" draw:fill="gradient" draw:fill-gradient-name="a821"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cccfd7" draw:opacity="90%" draw:stroke="solid" svg:stroke-width="0.01042in" svg:stroke-color="#1c477c" svg:stroke-opacity="10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26">
      <style:text-properties fo:font-variant="normal" fo:text-transform="none" fo:color="#1f497d" style:text-line-through-type="none" style:text-line-through-style="none" style:text-line-through-width="auto" style:text-line-through-color="font-color" style:text-position="0% 100%" fo:font-family="Segoe U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center" style:tab-stop-distance="0.9236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10868in" fo:padding-bottom="0.10868in" fo:padding-left="0in" fo:padding-right="0.16301in" draw:textarea-vertical-align="middle" draw:textarea-horizontal-align="center" draw:fill="solid" draw:fill-color="#abb1bf" draw:opacity="100%"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49999in" fo:margin-right="0in" fo:text-indent="-0.4999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1f497d"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49999in" fo:margin-right="0in" fo:text-indent="-0.4999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49999in" fo:margin-right="0in" fo:text-indent="-0.4999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49999in" fo:margin-right="0in" fo:text-indent="-0.4999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3056in" fo:padding-bottom="0.03056in" fo:padding-left="0.17111in" fo:padding-right="0.17111in" draw:textarea-vertical-align="middle" draw:textarea-horizontal-align="center" draw:fill="solid" draw:fill-color="#f8d7cd" draw:opacity="90%" draw:stroke="solid" svg:stroke-width="0.00694in" svg:stroke-color="#f8d7cd" svg:stroke-opacity="90%" draw:stroke-linejoin="miter" svg:stroke-linecap="butt"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draw:fill="none" draw:stroke="solid" svg:stroke-width="0.01389in" svg:stroke-color="#000000" svg:stroke-opacity="100%"/>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21778in" fo:padding-bottom="0.5665in" fo:padding-left="0.21778in" fo:padding-right="0.21778in" draw:textarea-vertical-align="top" draw:textarea-horizontal-align="left" draw:fill="gradient" draw:fill-gradient-name="a831"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cccfd7" draw:opacity="90%" draw:stroke="solid" svg:stroke-width="0.01042in" svg:stroke-color="#1c477c" svg:stroke-opacity="100%" draw:stroke-linejoin="miter"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836">
      <style:graphic-properties draw:fill="none" draw:stroke="solid" svg:stroke-width="0.01389in" svg:stroke-color="#000000" svg:stroke-opacity="100%"/>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7">
      <style:drawing-page-properties draw:fill="gradient" draw:fill-gradient-name="a1016"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gradient" draw:fill-gradient-name="a86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313e69" style:text-line-through-type="none" style:text-line-through-style="none" style:text-line-through-width="auto" style:text-line-through-color="font-color" style:text-position="0% 100%" fo:font-family="Segoe UI Light"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313e69" style:text-line-through-type="none" style:text-line-through-style="none" style:text-line-through-width="auto" style:text-line-through-color="font-color" style:text-position="0% 100%" fo:font-family="Segoe UI Light"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2">
      <style:drawing-page-properties draw:fill="gradient" draw:fill-gradient-name="a1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gradient" draw:fill-gradient-name="a1032"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313e69" style:text-line-through-type="none" style:text-line-through-style="none" style:text-line-through-width="auto" style:text-line-through-color="font-color" style:text-position="0% 100%" fo:font-family="Segoe UI Light"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313e69" style:text-line-through-type="none" style:text-line-through-style="none" style:text-line-through-width="auto" style:text-line-through-color="font-color" style:text-position="0% 100%" fo:font-family="Segoe UI Light" fo:font-size="0.54167in" style:font-size-asian="0.54167in" style:font-size-complex="0.5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8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313e69" style:text-line-through-type="none" style:text-line-through-style="none" style:text-line-through-width="auto" style:text-line-through-color="font-color" style:text-position="0% 100%" fo:font-family="Segoe U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9">
      <style:drawing-page-properties draw:fill="gradient" draw:fill-gradient-name="a928"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4">
      <style:graphic-properties draw:fill="none" draw:stroke="solid" svg:stroke-width="0.01389in" svg:stroke-color="#000000" svg:stroke-opacity="100%"/>
    </style:style>
    <style:style style:family="paragraph" style:name="a1050">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313e69" style:text-line-through-type="none" style:text-line-through-style="none" style:text-line-through-width="auto" style:text-line-through-color="font-color" style:text-position="0% 100%" fo:font-family="Segoe UI"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8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7">
      <style:graphic-properties draw:fill="none" draw:stroke="solid" svg:stroke-width="0.01389in" svg:stroke-color="#000000" svg:stroke-opacity="100%"/>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313e69" style:text-line-through-type="none" style:text-line-through-style="none" style:text-line-through-width="auto" style:text-line-through-color="font-color" style:text-position="0% 100%" fo:font-family="Segoe U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313e69" style:text-line-through-type="none" style:text-line-through-style="none" style:text-line-through-width="auto" style:text-line-through-color="font-color" style:text-position="0% 100%" fo:font-family="Segoe U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9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7">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94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31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94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8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947">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52">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88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87">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59">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03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197">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797">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100">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103">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9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106">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042">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10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30">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4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48">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64">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3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03">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06">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0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082">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112">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8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11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88">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5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05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93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70">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79">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42">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938">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87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4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23">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878">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26">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12">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2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1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97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91">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97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09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office:automatic-styles>
  <office:body>
    <office:presentation>
      <draw:page draw:name="Slide1" draw:style-name="a782" draw:master-page-name="Master1-Layout13-title-Diapositive-de-titre" presentation:presentation-page-layout-name="Master1-PPL13" draw:id="Slide-256">
        <draw:frame draw:id="id102" presentation:style-name="a785" draw:name="Titre 1" svg:x="1in" svg:y="2.32986in" svg:width="11.33333in" svg:height="1.60764in" presentation:class="title" presentation:placeholder="false">
          <draw:text-box>
            <text:p text:style-name="a784" text:class-names="" text:cond-style-name=""><text:span text:style-name="a783" text:class-names="">Jenkins</text:span></text:p>
          </draw:text-box>
          <svg:title/>
          <svg:desc/>
        </draw:frame>
        <draw:frame draw:id="id103" presentation:style-name="a786" draw:name="Sous-titre 2" svg:x="2in" svg:y="4.25in" svg:width="9.33333in" svg:height="1.91667in" presentation:class="subtitle" presentation:placeholder="true">
          <draw:text-box/>
          <svg:title/>
          <svg:desc/>
        </draw:frame>
      </draw:page>
      <draw:page draw:name="Slide2" draw:style-name="a788" draw:master-page-name="Master1-Layout6-cust-Titre-et-contenu" presentation:presentation-page-layout-name="Master1-PPL6" draw:id="Slide-257">
        <draw:frame draw:id="id104" presentation:style-name="a804" draw:name="Espace réservé du contenu 2" svg:x="1.10141in" svg:y="1.43662in" svg:width="11.58873in" svg:height="4.60563in" presentation:class="outline" presentation:placeholder="false">
          <draw:text-box>
            <text:list text:style-name="a791">
              <text:list-item>
                <text:p text:style-name="a790" text:class-names="" text:cond-style-name=""><text:span text:style-name="a789" text:class-names="">Jenkins était originellement, et jusqu'à 2011, connu sous le nom de Hudson.</text:span></text:p>
              </text:list-item>
            </text:list>
            <text:list text:style-name="a794">
              <text:list-item>
                <text:p text:style-name="a793" text:class-names="" text:cond-style-name=""><text:span text:style-name="a792" text:class-names="">En 2009, Oracle racheta Sun et hérita de la base de code de Hudson.</text:span></text:p>
              </text:list-item>
            </text:list>
            <text:list text:style-name="a797">
              <text:list-item>
                <text:p text:style-name="a796" text:class-names="" text:cond-style-name=""><text:span text:style-name="a795" text:class-names="">Début 2011, des tensions entre Oracle et la communauté open source atteignirent un point de rupture et le projet se scinda en deux entités distinctes:</text:span></text:p>
              </text:list-item>
            </text:list>
            <text:list text:style-name="a800">
              <text:list-item>
                <text:p text:style-name="a799" text:class-names="" text:cond-style-name=""><text:span text:style-name="a798" text:class-names="">Jenkins, conduit par la plupart des développeurs originels de Hudson, et Hudson, qui resta sous le contrôle d'Oracle.</text:span></text:p>
              </text:list-item>
            </text:list>
            <text:list text:style-name="a803">
              <text:list-item>
                <text:p text:style-name="a802" text:class-names="" text:cond-style-name=""><text:span text:style-name="a801" text:class-names=""/></text:p>
              </text:list-item>
            </text:list>
          </draw:text-box>
          <svg:title/>
          <svg:desc/>
        </draw:frame>
        <draw:frame draw:id="id105" presentation:style-name="a808" draw:name="Titre 1" svg:x="1.2in" svg:y="0in" svg:width="11in" svg:height="0.52113in" presentation:class="title" presentation:placeholder="false">
          <draw:text-box>
            <text:p text:style-name="a807" text:class-names="" text:cond-style-name=""><text:span text:style-name="a805" text:class-names=""><text:line-break/><text:line-break/><text:line-break/>Jenkins ou Hudson<text:line-break/></text:span><text:span text:style-name="a806" text:class-names=""/></text:p>
          </draw:text-box>
          <svg:title/>
          <svg:desc/>
        </draw:frame>
        <draw:g draw:name="Diagramme 3" draw:id="id106">
          <svg:title/>
          <svg:desc/>
          <draw:custom-shape svg:x="2.22702in" svg:y="4.0733in" svg:width="2.18251in" svg:height="1.32283in" draw:id="id107" draw:style-name="a812" draw:name="Forme libre : forme 4">
            <svg:title/>
            <svg:desc/>
            <text:p text:style-name="a810" text:class-names="" text:cond-style-name=""><text:span text:style-name="a809" text:class-names="">2004</text:span></text:p>
            <draw:enhanced-geometry xmlns:dr3d="urn:oasis:names:tc:opendocument:xmlns:dr3d:1.0" draw:type="non-primitive" svg:viewBox="0 0 1995683 1209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95683"/>
              <draw:equation draw:name="f2" draw:formula="1209600"/>
              <draw:equation draw:name="f3" draw:formula="120960"/>
              <draw:equation draw:name="f4" draw:formula="54156"/>
              <draw:equation draw:name="f5" draw:formula="1874723"/>
              <draw:equation draw:name="f6" draw:formula="1941527"/>
              <draw:equation draw:name="f7" draw:formula="1088640"/>
              <draw:equation draw:name="f8" draw:formula="1155444"/>
              <draw:equation draw:name="f9" draw:formula="?f2 - ?f0"/>
              <draw:equation draw:name="f10" draw:formula="?f1 - ?f0"/>
              <draw:equation draw:name="f11" draw:formula="?f10 / 1995683"/>
              <draw:equation draw:name="f12" draw:formula="?f9 / 1209600"/>
              <draw:equation draw:name="f13" draw:formula="0 * ?f10"/>
              <draw:equation draw:name="f14" draw:formula="120960 * ?f9"/>
              <draw:equation draw:name="f15" draw:formula="120960 * ?f10"/>
              <draw:equation draw:name="f16" draw:formula="0 * ?f9"/>
              <draw:equation draw:name="f17" draw:formula="1874723 * ?f10"/>
              <draw:equation draw:name="f18" draw:formula="1995683 * ?f10"/>
              <draw:equation draw:name="f19" draw:formula="1088640 * ?f9"/>
              <draw:equation draw:name="f20" draw:formula="1209600 * ?f9"/>
              <draw:equation draw:name="f21" draw:formula="?f13 / 1995683"/>
              <draw:equation draw:name="f22" draw:formula="?f14 / 1209600"/>
              <draw:equation draw:name="f23" draw:formula="?f15 / 1995683"/>
              <draw:equation draw:name="f24" draw:formula="?f16 / 1209600"/>
              <draw:equation draw:name="f25" draw:formula="?f17 / 1995683"/>
              <draw:equation draw:name="f26" draw:formula="?f18 / 1995683"/>
              <draw:equation draw:name="f27" draw:formula="?f19 / 1209600"/>
              <draw:equation draw:name="f28" draw:formula="?f20 / 1209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67404in" svg:y="4.9463in" svg:width="2.18251in" svg:height="1.76378in" draw:id="id108" draw:style-name="a815" draw:name="Forme libre : forme 5">
            <svg:title/>
            <svg:desc/>
            <text:p text:style-name="a814" text:class-names="" text:cond-style-name=""><text:span text:style-name="a81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4039in" svg:y="4.23811in" svg:width="0.70142in" svg:height="0.54338in" draw:id="id109" draw:style-name="a818" draw:name="Forme libre : forme 6">
            <svg:title/>
            <svg:desc/>
            <text:p text:style-name="a817" text:class-names="" text:cond-style-name=""><text:span text:style-name="a816" text:class-names=""/></text:p>
            <draw:enhanced-geometry xmlns:dr3d="urn:oasis:names:tc:opendocument:xmlns:dr3d:1.0" draw:type="non-primitive" svg:viewBox="0 0 641381 49686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641381"/>
              <draw:equation draw:name="f2" draw:formula="496867"/>
              <draw:equation draw:name="f3" draw:formula="99373"/>
              <draw:equation draw:name="f4" draw:formula="392948"/>
              <draw:equation draw:name="f5" draw:formula="248434"/>
              <draw:equation draw:name="f6" draw:formula="397494"/>
              <draw:equation draw:name="f7" draw:formula="?f2 - ?f0"/>
              <draw:equation draw:name="f8" draw:formula="?f1 - ?f0"/>
              <draw:equation draw:name="f9" draw:formula="?f8 / 641381"/>
              <draw:equation draw:name="f10" draw:formula="?f7 / 496867"/>
              <draw:equation draw:name="f11" draw:formula="0 * ?f8"/>
              <draw:equation draw:name="f12" draw:formula="99373 * ?f7"/>
              <draw:equation draw:name="f13" draw:formula="392948 * ?f8"/>
              <draw:equation draw:name="f14" draw:formula="0 * ?f7"/>
              <draw:equation draw:name="f15" draw:formula="641381 * ?f8"/>
              <draw:equation draw:name="f16" draw:formula="248434 * ?f7"/>
              <draw:equation draw:name="f17" draw:formula="496867 * ?f7"/>
              <draw:equation draw:name="f18" draw:formula="397494 * ?f7"/>
              <draw:equation draw:name="f19" draw:formula="?f11 / 641381"/>
              <draw:equation draw:name="f20" draw:formula="?f12 / 496867"/>
              <draw:equation draw:name="f21" draw:formula="?f13 / 641381"/>
              <draw:equation draw:name="f22" draw:formula="?f14 / 496867"/>
              <draw:equation draw:name="f23" draw:formula="?f15 / 641381"/>
              <draw:equation draw:name="f24" draw:formula="?f16 / 496867"/>
              <draw:equation draw:name="f25" draw:formula="?f17 / 496867"/>
              <draw:equation draw:name="f26" draw:formula="?f18 / 49686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5.73297in" svg:y="4.0733in" svg:width="2.18251in" svg:height="1.32283in" draw:id="id110" draw:style-name="a822" draw:name="Forme libre : forme 7">
            <svg:title/>
            <svg:desc/>
            <text:p text:style-name="a820" text:class-names="" text:cond-style-name=""><text:span text:style-name="a819" text:class-names="">2009</text:span></text:p>
            <draw:enhanced-geometry xmlns:dr3d="urn:oasis:names:tc:opendocument:xmlns:dr3d:1.0" draw:type="non-primitive" svg:viewBox="0 0 1995683 1209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95683"/>
              <draw:equation draw:name="f2" draw:formula="1209600"/>
              <draw:equation draw:name="f3" draw:formula="120960"/>
              <draw:equation draw:name="f4" draw:formula="54156"/>
              <draw:equation draw:name="f5" draw:formula="1874723"/>
              <draw:equation draw:name="f6" draw:formula="1941527"/>
              <draw:equation draw:name="f7" draw:formula="1088640"/>
              <draw:equation draw:name="f8" draw:formula="1155444"/>
              <draw:equation draw:name="f9" draw:formula="?f2 - ?f0"/>
              <draw:equation draw:name="f10" draw:formula="?f1 - ?f0"/>
              <draw:equation draw:name="f11" draw:formula="?f10 / 1995683"/>
              <draw:equation draw:name="f12" draw:formula="?f9 / 1209600"/>
              <draw:equation draw:name="f13" draw:formula="0 * ?f10"/>
              <draw:equation draw:name="f14" draw:formula="120960 * ?f9"/>
              <draw:equation draw:name="f15" draw:formula="120960 * ?f10"/>
              <draw:equation draw:name="f16" draw:formula="0 * ?f9"/>
              <draw:equation draw:name="f17" draw:formula="1874723 * ?f10"/>
              <draw:equation draw:name="f18" draw:formula="1995683 * ?f10"/>
              <draw:equation draw:name="f19" draw:formula="1088640 * ?f9"/>
              <draw:equation draw:name="f20" draw:formula="1209600 * ?f9"/>
              <draw:equation draw:name="f21" draw:formula="?f13 / 1995683"/>
              <draw:equation draw:name="f22" draw:formula="?f14 / 1209600"/>
              <draw:equation draw:name="f23" draw:formula="?f15 / 1995683"/>
              <draw:equation draw:name="f24" draw:formula="?f16 / 1209600"/>
              <draw:equation draw:name="f25" draw:formula="?f17 / 1995683"/>
              <draw:equation draw:name="f26" draw:formula="?f18 / 1995683"/>
              <draw:equation draw:name="f27" draw:formula="?f19 / 1209600"/>
              <draw:equation draw:name="f28" draw:formula="?f20 / 1209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6.17999in" svg:y="4.9463in" svg:width="2.18251in" svg:height="1.76378in" draw:id="id111" draw:style-name="a825" draw:name="Forme libre : forme 8">
            <svg:title/>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24633in" svg:y="4.23811in" svg:width="0.70142in" svg:height="0.54338in" draw:id="id112" draw:style-name="a828" draw:name="Forme libre : forme 9">
            <svg:title/>
            <svg:desc/>
            <text:p text:style-name="a827" text:class-names="" text:cond-style-name=""><text:span text:style-name="a826" text:class-names=""/></text:p>
            <draw:enhanced-geometry xmlns:dr3d="urn:oasis:names:tc:opendocument:xmlns:dr3d:1.0" draw:type="non-primitive" svg:viewBox="0 0 641381 496867" draw:enhanced-path="M ?f0 ?f3 L ?f4 ?f3 ?f4 ?f0 ?f1 ?f5 ?f4 ?f2 ?f4 ?f6 ?f0 ?f6 ?f0 ?f3 Z N" draw:text-areas="?f27 ?f29 ?f28 ?f30" draw:glue-points="?f31 ?f32 ?f33 ?f32 ?f33 ?f34 ?f35 ?f36 ?f33 ?f37 ?f33 ?f38 ?f31 ?f38 ?f31 ?f32" draw:glue-point-leaving-directions="-90, -90, -90, -90, -90, -90, -90, -90">
              <draw:equation draw:name="f0" draw:formula="0"/>
              <draw:equation draw:name="f1" draw:formula="641381"/>
              <draw:equation draw:name="f2" draw:formula="496867"/>
              <draw:equation draw:name="f3" draw:formula="99373"/>
              <draw:equation draw:name="f4" draw:formula="392948"/>
              <draw:equation draw:name="f5" draw:formula="248434"/>
              <draw:equation draw:name="f6" draw:formula="397494"/>
              <draw:equation draw:name="f7" draw:formula="?f2 - ?f0"/>
              <draw:equation draw:name="f8" draw:formula="?f1 - ?f0"/>
              <draw:equation draw:name="f9" draw:formula="?f8 / 641381"/>
              <draw:equation draw:name="f10" draw:formula="?f7 / 496867"/>
              <draw:equation draw:name="f11" draw:formula="0 * ?f8"/>
              <draw:equation draw:name="f12" draw:formula="99373 * ?f7"/>
              <draw:equation draw:name="f13" draw:formula="392948 * ?f8"/>
              <draw:equation draw:name="f14" draw:formula="0 * ?f7"/>
              <draw:equation draw:name="f15" draw:formula="641381 * ?f8"/>
              <draw:equation draw:name="f16" draw:formula="248434 * ?f7"/>
              <draw:equation draw:name="f17" draw:formula="496867 * ?f7"/>
              <draw:equation draw:name="f18" draw:formula="397494 * ?f7"/>
              <draw:equation draw:name="f19" draw:formula="?f11 / 641381"/>
              <draw:equation draw:name="f20" draw:formula="?f12 / 496867"/>
              <draw:equation draw:name="f21" draw:formula="?f13 / 641381"/>
              <draw:equation draw:name="f22" draw:formula="?f14 / 496867"/>
              <draw:equation draw:name="f23" draw:formula="?f15 / 641381"/>
              <draw:equation draw:name="f24" draw:formula="?f16 / 496867"/>
              <draw:equation draw:name="f25" draw:formula="?f17 / 496867"/>
              <draw:equation draw:name="f26" draw:formula="?f18 / 496867"/>
              <draw:equation draw:name="f27" draw:formula="?f0 / ?f9"/>
              <draw:equation draw:name="f28" draw:formula="?f1 / ?f9"/>
              <draw:equation draw:name="f29" draw:formula="?f0 / ?f10"/>
              <draw:equation draw:name="f30" draw:formula="?f2 / ?f10"/>
              <draw:equation draw:name="f31" draw:formula="?f19 / ?f9"/>
              <draw:equation draw:name="f32" draw:formula="?f20 / ?f10"/>
              <draw:equation draw:name="f33" draw:formula="?f21 / ?f9"/>
              <draw:equation draw:name="f34" draw:formula="?f22 / ?f10"/>
              <draw:equation draw:name="f35" draw:formula="?f23 / ?f9"/>
              <draw:equation draw:name="f36" draw:formula="?f24 / ?f10"/>
              <draw:equation draw:name="f37" draw:formula="?f25 / ?f10"/>
              <draw:equation draw:name="f38" draw:formula="?f26 / ?f10"/>
            </draw:enhanced-geometry>
          </draw:custom-shape>
          <draw:custom-shape svg:x="9.23891in" svg:y="4.0733in" svg:width="2.18251in" svg:height="1.32283in" draw:id="id113" draw:style-name="a832" draw:name="Forme libre : forme 10">
            <svg:title/>
            <svg:desc/>
            <text:p text:style-name="a830" text:class-names="" text:cond-style-name=""><text:span text:style-name="a829" text:class-names="">2011</text:span></text:p>
            <draw:enhanced-geometry xmlns:dr3d="urn:oasis:names:tc:opendocument:xmlns:dr3d:1.0" draw:type="non-primitive" svg:viewBox="0 0 1995683 120960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995683"/>
              <draw:equation draw:name="f2" draw:formula="1209600"/>
              <draw:equation draw:name="f3" draw:formula="120960"/>
              <draw:equation draw:name="f4" draw:formula="54156"/>
              <draw:equation draw:name="f5" draw:formula="1874723"/>
              <draw:equation draw:name="f6" draw:formula="1941527"/>
              <draw:equation draw:name="f7" draw:formula="1088640"/>
              <draw:equation draw:name="f8" draw:formula="1155444"/>
              <draw:equation draw:name="f9" draw:formula="?f2 - ?f0"/>
              <draw:equation draw:name="f10" draw:formula="?f1 - ?f0"/>
              <draw:equation draw:name="f11" draw:formula="?f10 / 1995683"/>
              <draw:equation draw:name="f12" draw:formula="?f9 / 1209600"/>
              <draw:equation draw:name="f13" draw:formula="0 * ?f10"/>
              <draw:equation draw:name="f14" draw:formula="120960 * ?f9"/>
              <draw:equation draw:name="f15" draw:formula="120960 * ?f10"/>
              <draw:equation draw:name="f16" draw:formula="0 * ?f9"/>
              <draw:equation draw:name="f17" draw:formula="1874723 * ?f10"/>
              <draw:equation draw:name="f18" draw:formula="1995683 * ?f10"/>
              <draw:equation draw:name="f19" draw:formula="1088640 * ?f9"/>
              <draw:equation draw:name="f20" draw:formula="1209600 * ?f9"/>
              <draw:equation draw:name="f21" draw:formula="?f13 / 1995683"/>
              <draw:equation draw:name="f22" draw:formula="?f14 / 1209600"/>
              <draw:equation draw:name="f23" draw:formula="?f15 / 1995683"/>
              <draw:equation draw:name="f24" draw:formula="?f16 / 1209600"/>
              <draw:equation draw:name="f25" draw:formula="?f17 / 1995683"/>
              <draw:equation draw:name="f26" draw:formula="?f18 / 1995683"/>
              <draw:equation draw:name="f27" draw:formula="?f19 / 1209600"/>
              <draw:equation draw:name="f28" draw:formula="?f20 / 120960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9.68593in" svg:y="4.9463in" svg:width="2.18251in" svg:height="1.76378in" draw:id="id114" draw:style-name="a835" draw:name="Forme libre : forme 11">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presentation:notes draw:style-name="a859">
          <draw:page-thumbnail draw:page-number="2" svg:x="0.75in" svg:y="1.25in" svg:width="6in" svg:height="3.375in" presentation:class="page" draw:id="id115" presentation:style-name="a836" draw:name="Espace réservé de l'image des diapositives 1">
            <svg:title/>
            <svg:desc/>
          </draw:page-thumbnail>
          <draw:frame draw:id="id116" presentation:style-name="a855" draw:name="Espace réservé des notes 2" svg:x="0.75in" svg:y="4.8125in" svg:width="6in" svg:height="3.9375in" presentation:class="notes" presentation:placeholder="false">
            <draw:text-box>
              <text:p text:style-name="a838" text:class-names="" text:cond-style-name=""><text:span text:style-name="a837" text:class-names="">De Hudson à Jenkins — Un rapide historique</text:span></text:p>
              <text:p text:style-name="a840" text:class-names="" text:cond-style-name=""><text:span text:style-name="a839" text:class-names="">Jenkins est le produit d'un développeur visionnaire, Kohsuke Kawaguchi, qui a commencé ce projet comme un loisir sous le nom d'Hudson à la fin de l'année 2004 alors qu'il travaillait chez Sun. Comme Hudson évoluait au cours des années, il était de plus en plus utilisé par les équipes de Sun pour leurs propres projets. Début 2008, Sun reconnaissait la qualité et la valeur de cet outil et demandait à Kohsuke de travailler à plein temps sur Hudson, commençant ainsi à fournir des services professionnels et du support sur Hudson. En 2010, Hudson était dévenu la principale solution d'Intégration Continue avec une part de marché d'environ 70%.</text:span></text:p>
              <text:p text:style-name="a842" text:class-names="" text:cond-style-name=""><text:span text:style-name="a841" text:class-names="">En 2009, Oracle racheta Sun. Vers la fin 2010, des tensions apparurent entre la communauté de développeurs d'Hudson et d'Oracle, dont la source était les problèmes de l'infrastructure Java.net, aggravées par la politique d'Oracle au sujet de la marque Hudson. Ces tensions révélaient de profonds désaccords sur la gestion du projet par Oracle. En effet, Oracle voulait orienter le projet vers un processus de développement plus controlé, avec des livraisons moins fréquentes, alors que le coeur des développeurs d'Hudson, mené par Kohsuke, preferait continuer à fonctionner selon le modèle communautaire ouvert, flexible et rapide qui avait si bien fonctionné pour Hudson par le passé.</text:span></text:p>
              <text:p text:style-name="a846" text:class-names="" text:cond-style-name=""><text:span text:style-name="a843" text:class-names="">En Janvier 2011, la communauté des développeurs Hudson vota pour renommer le projet en Jenkins. Par la suite ils migrèrent le code originel d'Hudson vers un nouveau </text:span><text:span text:style-name="a844" text:class-names=""><text:a xlink:href="https://github.com/jenkinsci" text:style-name="" text:visited-style-name="">projet Github</text:a></text:span><text:span text:style-name="a845" text:class-names=""> et y poursuivirent leur travail. La grande majorité des développeurs du coeur et des plugins leva le camp et suivit Kohsuke Kawaguchi et les autres principaux contributeurs dans le camp de Jenkins, où le gros de l'activité de développement peut être observée aujourd'hui.</text:span></text:p>
              <text:p text:style-name="a848" text:class-names="" text:cond-style-name=""><text:span text:style-name="a847" text:class-names="">Après ce fork, la majorité des utilisateurs suivit la communauté des développeurs Jenkins et passa à Jenkins. Au moment où ces lignes sont écrites, les sondages montrent qu'environ 75% des utilisateurs d'Hudson sont passés à Jenkins, 13 % utilisent encore Hudson et 12% utilisent Jenkins et Hudson ou sont en cours de migration vers Jenkins.</text:span></text:p>
              <text:p text:style-name="a852" text:class-names="" text:cond-style-name=""><text:span text:style-name="a849" text:class-names="">Cependant, Oracle et Sonatype (la compagnie derière Maven et Nexus) ont poursuivi leur travail à partir du code d'Hudson (qui est maintenant lui aussi hébergé chez GitHub à </text:span><text:span text:style-name="a850" text:class-names=""><text:a xlink:href="https://github.com/hudson" text:style-name="" text:visited-style-name="">https://github.com/hudson</text:a></text:span><text:span text:style-name="a851" text:class-names="">), mais selon un axe différent. En effet, les développeurs de Sonatype se sont concentrés sur des modifications dans l'architecture, notamment sur l'intégration avec Maven, sur le framework d'injection de dépendances, et sur l'architecture des plugins.</text:span></text:p>
              <text:p text:style-name="a854" text:class-names="" text:cond-style-name=""><text:span text:style-name="a853" text:class-names=""/></text:p>
            </draw:text-box>
            <svg:title/>
            <svg:desc/>
          </draw:frame>
          <draw:frame draw:id="id117" draw:style-name="a858" draw:name="Espace réservé du numéro de diapositive 3" svg:x="4.24826in" svg:y="9.49826in" svg:width="3.25in" svg:height="0.50174in">
            <draw:text-box>
              <text:p text:style-name="a857" text:class-names="" text:cond-style-name=""><text:span text:style-name="a856" text:class-names=""><text:page-number style:num-format="1" text:fixed="false"/></text:span></text:p>
            </draw:text-box>
            <svg:title/>
            <svg:desc/>
          </draw:frame>
        </presentation:notes>
      </draw:page>
      <draw:page draw:name="Slide7" draw:style-name="a861" draw:master-page-name="Master1-Layout6-cust-Titre-et-contenu" presentation:presentation-page-layout-name="Master1-PPL6" draw:id="Slide-262">
        <draw:frame draw:id="id118" presentation:style-name="a892" draw:name="Espace réservé du contenu 1" svg:x="0.66667in" svg:y="1.23004in" svg:width="12.22222in" svg:height="5.69126in" presentation:class="outline" presentation:placeholder="false">
          <draw:text-box>
            <text:list text:style-name="a864">
              <text:list-item>
                <text:p text:style-name="a863" text:class-names="" text:cond-style-name=""><text:span text:style-name="a862" text:class-names="">Dois-je utiliser Jenkins ou Hudson?</text:span></text:p>
              </text:list-item>
            </text:list>
            <text:list text:style-name="a867">
              <text:list-item>
                <text:p text:style-name="a866" text:class-names="" text:cond-style-name=""><text:span text:style-name="a865" text:class-names="">Jenkins:</text:span></text:p>
              </text:list-item>
            </text:list>
            <text:list text:style-name="a870">
              <text:list-item>
                <text:list text:style-name="a870">
                  <text:list-item>
                    <text:p text:style-name="a869" text:class-names="" text:cond-style-name=""><text:span text:style-name="a868" text:class-names="">Jenkins est le nouvel Hudson.</text:span></text:p>
                  </text:list-item>
                </text:list>
              </text:list-item>
            </text:list>
            <text:list text:style-name="a874">
              <text:list-item>
                <text:list text:style-name="a874">
                  <text:list-item>
                    <text:p text:style-name="a873" text:class-names="" text:cond-style-name=""><text:span text:style-name="a871" text:class-names="">La communauté Jenkins</text:span><text:span text:style-name="a872" text:class-names="">.</text:span></text:p>
                  </text:list-item>
                </text:list>
              </text:list-item>
            </text:list>
            <text:list text:style-name="a878">
              <text:list-item>
                <text:list text:style-name="a878">
                  <text:list-item>
                    <text:p text:style-name="a877" text:class-names="" text:cond-style-name=""><text:span text:style-name="a875" text:class-names="">Le rythme de développement intense</text:span><text:span text:style-name="a876" text:class-names="">.</text:span></text:p>
                  </text:list-item>
                </text:list>
              </text:list-item>
            </text:list>
            <text:list text:style-name="a881">
              <text:list-item>
                <text:p text:style-name="a880" text:class-names="" text:cond-style-name=""><text:span text:style-name="a879" text:class-names="">Hudson:</text:span></text:p>
              </text:list-item>
            </text:list>
            <text:list text:style-name="a884">
              <text:list-item>
                <text:list text:style-name="a884">
                  <text:list-item>
                    <text:p text:style-name="a883" text:class-names="" text:cond-style-name=""><text:span text:style-name="a882" text:class-names="">Si ça fonctionne, ne le touchez pas.<text:s text:c="1"/></text:span></text:p>
                  </text:list-item>
                </text:list>
              </text:list-item>
            </text:list>
            <text:list text:style-name="a887">
              <text:list-item>
                <text:list text:style-name="a887">
                  <text:list-item>
                    <text:p text:style-name="a886" text:class-names="" text:cond-style-name=""><text:span text:style-name="a885" text:class-names="">L'intégration professionnelle et les outils Sonatype.</text:span></text:p>
                  </text:list-item>
                </text:list>
              </text:list-item>
            </text:list>
            <text:list text:style-name="a891">
              <text:list-item>
                <text:list text:style-name="a891">
                  <text:list-item>
                    <text:p text:style-name="a890" text:class-names="" text:cond-style-name=""><text:span text:style-name="a888" text:class-names="">L'architecture des plugins</text:span><text:span text:style-name="a889" text:class-names=""/></text:p>
                  </text:list-item>
                </text:list>
              </text:list-item>
            </text:list>
          </draw:text-box>
          <svg:title/>
          <svg:desc/>
        </draw:frame>
        <draw:frame draw:id="id119" presentation:style-name="a893" draw:name="Titre 2" svg:x="0.66667in" svg:y="0.30093in" svg:width="12.19491in" svg:height="0.71911in" presentation:class="title" presentation:placeholder="true">
          <draw:text-box/>
          <svg:title/>
          <svg:desc/>
        </draw:frame>
        <presentation:notes draw:style-name="a927">
          <draw:page-thumbnail draw:page-number="3" svg:x="0.75in" svg:y="1.25in" svg:width="6in" svg:height="3.375in" presentation:class="page" draw:id="id120" presentation:style-name="a894" draw:name="Espace réservé de l'image des diapositives 1">
            <svg:title/>
            <svg:desc/>
          </draw:page-thumbnail>
          <draw:frame draw:id="id121" presentation:style-name="a923" draw:name="Espace réservé des notes 2" svg:x="0.75in" svg:y="4.8125in" svg:width="6in" svg:height="3.9375in" presentation:class="notes" presentation:placeholder="false">
            <draw:text-box>
              <text:p text:style-name="a896" text:class-names="" text:cond-style-name=""><text:span text:style-name="a895" text:class-names="">1.5. Dois-je utiliser Jenkins ou Hudson?</text:span></text:p>
              <text:p text:style-name="a898" text:class-names="" text:cond-style-name=""><text:span text:style-name="a897" text:class-names="">Donc faut-il utiliser Jenkins ou Hudson ? Puisqu'il s'agit ici d'un livre traitant de Jenkins, voici plusieurs raisons pour choisir Jenkins :</text:span></text:p>
              <text:p text:style-name="a901" text:class-names="" text:cond-style-name=""><text:span text:style-name="a899" text:class-names="">Jenkins est le nouvel Hudson.</text:span><text:span text:style-name="a900" text:class-names=""> En fait, Jenkins est simplement le bon vieil Hudson renommé, donc si vous avez apprécié Hudson, vous aimerez Jenkins ! Jenkins utilise le code d'Hudson et l'équipe de développement ainsi que la philosophie du projet sont restées identiques. En résumé, les développeurs initiaux qui ont écrit la plus grande partie du coeur d'Hudson, ont simplement continué en travaillant sur le projet Jenkins après la séparation.</text:span></text:p>
              <text:p text:style-name="a904" text:class-names="" text:cond-style-name=""><text:span text:style-name="a902" text:class-names="">La communauté Jenkins</text:span><text:span text:style-name="a903" text:class-names="">. Comme de nombreux projets Open Source ayant du succès, la force d'Hudson venait de sa grande et dynamique communauté et de son adoption massive. Les bogues sont détéctés (et généralement corrigés) beaucoup plus rapidement, et si par malheur vous rencontrez un souci il y a de fortes chances que quelqu'un d'autre l'ait déjà rencontré ! Si vous avez un problème, écrivez une question sur la liste de diffusion ou sur le canal IRC — vous trouverez sûrement quelqu'un pour vous aider.</text:span></text:p>
              <text:p text:style-name="a907" text:class-names="" text:cond-style-name=""><text:span text:style-name="a905" text:class-names="">Le rythme de développement intense</text:span><text:span text:style-name="a906" text:class-names="">. Jenkins conserve la fréquence élévée des sorties, typique d'Hudson, et que de nombreux développeurs apprécient. Les nouvelles fonctionnalités, les nouveaux plugins et les corrections de bogues apparaissent hebdomadairement et le temps de correction des bogues est vraiment très court. Si, par contre, vous préferrez plus de stabilité, il y a toujours les versions LTS.</text:span></text:p>
              <text:p text:style-name="a909" text:class-names="" text:cond-style-name=""><text:span text:style-name="a908" text:class-names="">Et, pour équilibrer les choses, voici quelques raisons qui peuvent vous faire préferrer Hudson :</text:span></text:p>
              <text:p text:style-name="a912" text:class-names="" text:cond-style-name=""><text:span text:style-name="a910" text:class-names="">Si ça fonctionne, ne le touchez pas.</text:span><text:span text:style-name="a911" text:class-names=""> Vous avez déjà un Hudson installé dont vous êtes très satisfait et vous ne ressentez pas le besoin d'installer la dernière version.</text:span></text:p>
              <text:p text:style-name="a915" text:class-names="" text:cond-style-name=""><text:span text:style-name="a913" text:class-names="">L'intégration professionnelle et les outils Sonatype.</text:span><text:span text:style-name="a914" text:class-names=""> Hudson va probablement mettre l'accent sur son intégration avec des outils professionnels comme un annuaire LDAP/Active Directory et les produits de Sonatype tels que Maven 3, Nexus et M2Ecipse, alors que Jenkins sera plus ouvert à des outils concurrents comme Artifactory et Gradle.</text:span></text:p>
              <text:p text:style-name="a918" text:class-names="" text:cond-style-name=""><text:span text:style-name="a916" text:class-names="">L'architecture des plugins.</text:span><text:span text:style-name="a917" text:class-names=""> Si vous avez l'intention d'écrire vos propres plugins Jenkins/Hudson plugins, il vous faut savoir que Sonatype travaille pour proposer une injection de dépendance JSR-330 pour les plugins d'Hudson. Les nouveaux développeurs peuvent trouver cette approche plus facile à utiliser même si cela soulève des questions quant à la compatibilité entre Jenkins et Hudson.</text:span></text:p>
              <text:p text:style-name="a920" text:class-names="" text:cond-style-name=""><text:span text:style-name="a919" text:class-names="">La bonne nouvelle est que quelque soit l'outil que vous utilisiez entre Hudson et Jenkins, ils restent globalement très proches et la plupart des techniques et des astuces présentées dans ce livre seront valables sur les deux. En effet, pour illustrer ce point, de nombreuses captures d'écran dans ce livre font référence à Hudson plutôt qu'à Jenkins.</text:span></text:p>
              <text:p text:style-name="a922" text:class-names="" text:cond-style-name=""><text:span text:style-name="a921" text:class-names=""><text:line-break/></text:span></text:p>
            </draw:text-box>
            <svg:title/>
            <svg:desc/>
          </draw:frame>
          <draw:frame draw:id="id122" draw:style-name="a926" draw:name="Espace réservé du numéro de diapositive 3" svg:x="4.24826in" svg:y="9.49826in" svg:width="3.25in" svg:height="0.50174in">
            <draw:text-box>
              <text:p text:style-name="a925" text:class-names="" text:cond-style-name=""><text:span text:style-name="a924" text:class-names=""><text:page-number style:num-format="1" text:fixed="false"/></text:span></text:p>
            </draw:text-box>
            <svg:title/>
            <svg:desc/>
          </draw:frame>
        </presentation:notes>
      </draw:page>
      <draw:page draw:name="Slide3" draw:style-name="a929" draw:master-page-name="Master1-Layout6-cust-Titre-et-contenu" presentation:presentation-page-layout-name="Master1-PPL6" draw:id="Slide-258">
        <draw:frame draw:id="id123" presentation:style-name="a951" draw:name="Espace réservé du contenu 2" svg:x="0.66667in" svg:y="1.23004in" svg:width="12.37801in" svg:height="5.69126in" presentation:class="outline" presentation:placeholder="false">
          <draw:text-box>
            <text:list text:style-name="a932">
              <text:list-item>
                <text:p text:style-name="a931" text:class-names="" text:cond-style-name=""><text:span text:style-name="a930" text:class-names="">Intégration continue - Rappel</text:span></text:p>
              </text:list-item>
            </text:list>
            <text:list text:style-name="a935">
              <text:list-item>
                <text:list text:style-name="a935">
                  <text:list-item>
                    <text:p text:style-name="a934" text:class-names="" text:cond-style-name=""><text:span text:style-name="a933" text:class-names="">L'Intégration Continue, aussi connue sous le terme IC, est l'un des piliers du développement logiciel moderne</text:span></text:p>
                  </text:list-item>
                </text:list>
              </text:list-item>
            </text:list>
            <text:list text:style-name="a938">
              <text:list-item>
                <text:list text:style-name="a938">
                  <text:list-item>
                    <text:p text:style-name="a937" text:class-names="" text:cond-style-name=""><text:span text:style-name="a936" text:class-names="">L'intégration, si on doit le résumé en quelques mots, c'est : « détecter et voir les problèmes le plus rapidement possible afin de permettre leur correction".</text:span></text:p>
                  </text:list-item>
                </text:list>
              </text:list-item>
            </text:list>
            <text:list text:style-name="a941">
              <text:list-item>
                <text:list text:style-name="a941">
                  <text:list-item>
                    <text:p text:style-name="a940" text:class-names="" text:cond-style-name=""><text:span text:style-name="a939" text:class-names="">L'Intégration Continue, dans sa forme la plus simple, se compose d'un outil qui surveille les modifications de code dans votre gestionnaire de configuration. Dès qu'un changement est détecté, cet outil va automatiquement compiler et tester votre application. Si la moindre erreur arrive alors l'outil va immédiatement avertir les développeurs afin qu'ils puissent tout de suite corriger le problème.</text:span></text:p>
                  </text:list-item>
                </text:list>
              </text:list-item>
            </text:list>
            <text:list text:style-name="a944">
              <text:list-item>
                <text:list text:style-name="a944">
                  <text:list-item>
                    <text:p text:style-name="a943" text:class-names="" text:cond-style-name=""><text:span text:style-name="a942" text:class-names=""/></text:p>
                  </text:list-item>
                </text:list>
              </text:list-item>
            </text:list>
            <text:list text:style-name="a947">
              <text:list-item>
                <text:list text:style-name="a947">
                  <text:list-item>
                    <text:p text:style-name="a946" text:class-names="" text:cond-style-name=""><text:span text:style-name="a945" text:class-names=""/></text:p>
                  </text:list-item>
                </text:list>
              </text:list-item>
            </text:list>
            <text:list text:style-name="a950">
              <text:list-item>
                <text:p text:style-name="a949" text:class-names="" text:cond-style-name=""><text:span text:style-name="a948" text:class-names=""/></text:p>
              </text:list-item>
            </text:list>
          </draw:text-box>
          <svg:title/>
          <svg:desc/>
        </draw:frame>
        <draw:frame draw:id="id124" presentation:style-name="a955" draw:name="Titre 1" svg:x="0.84976in" svg:y="0.63895in" svg:width="12.19491in" svg:height="0.71911in" presentation:class="title" presentation:placeholder="false">
          <draw:text-box>
            <text:p text:style-name="a954" text:class-names="" text:cond-style-name=""><text:span text:style-name="a952" text:class-names="">Chapter 1. Introduction à Jenkins<text:line-break/></text:span><text:span text:style-name="a953" text:class-names=""/></text:p>
          </draw:text-box>
          <svg:title/>
          <svg:desc/>
        </draw:frame>
        <presentation:notes draw:style-name="a963">
          <draw:page-thumbnail draw:page-number="4" svg:x="0.75in" svg:y="1.25in" svg:width="6in" svg:height="3.375in" presentation:class="page" draw:id="id125" presentation:style-name="a956" draw:name="Espace réservé de l'image des diapositives 1">
            <svg:title/>
            <svg:desc/>
          </draw:page-thumbnail>
          <draw:frame draw:id="id126" presentation:style-name="a959" draw:name="Espace réservé des notes 2" svg:x="0.75in" svg:y="4.8125in" svg:width="6in" svg:height="3.9375in" presentation:class="notes" presentation:placeholder="false">
            <draw:text-box>
              <text:p text:style-name="a958" text:class-names="" text:cond-style-name=""><text:span text:style-name="a957" text:class-names="">L'Intégration Continue, aussi connue sous le terme IC, est l'un des piliers du développement logiciel moderne. En fait, elle est un véritable tournant — quand l'Intégration Continue est mise en place dans une organisation, elle change radicalement la manière dont les équipes pensent le processus de développement. Elle est capable de permettre et d'induire toute une série d'améliorations et de transformations, depuis le build régulier automatisé jusqu'à la livraison continue en production. Une bonne infrastructure d'IC peut fluidifier le processus de développement jusqu'au déploiement, aide à détecter et corriger les bogues plus rapidement, fournit un écran de contrôle très utile aux développeurs mais aussi aux non-développeurs, et poussée à l'extrême, elle permet aux équipes de fournir plus de valeur métier aux utilisateurs finaux. Toute équipe de développement professionnelle, quelque soit sa taille, devrait mettre en œuvre l'IC.</text:span></text:p>
            </draw:text-box>
            <svg:title/>
            <svg:desc/>
          </draw:frame>
          <draw:frame draw:id="id127" draw:style-name="a962" draw:name="Espace réservé du numéro de diapositive 3" svg:x="4.24826in" svg:y="9.49826in" svg:width="3.25in" svg:height="0.50174in">
            <draw:text-box>
              <text:p text:style-name="a961" text:class-names="" text:cond-style-name=""><text:span text:style-name="a960" text:class-names=""><text:page-number style:num-format="1" text:fixed="false"/></text:span></text:p>
            </draw:text-box>
            <svg:title/>
            <svg:desc/>
          </draw:frame>
        </presentation:notes>
      </draw:page>
      <draw:page draw:name="Slide4" draw:style-name="a965" draw:master-page-name="Master1-Layout6-cust-Titre-et-contenu" presentation:presentation-page-layout-name="Master1-PPL6" draw:id="Slide-259">
        <draw:frame draw:id="id128" presentation:style-name="a975" draw:name="Espace réservé du contenu 1" svg:x="0.66667in" svg:y="1.23004in" svg:width="12.22222in" svg:height="5.69126in" presentation:class="outline" presentation:placeholder="false">
          <draw:text-box>
            <text:list text:style-name="a968">
              <text:list-item>
                <text:p text:style-name="a967" text:class-names="" text:cond-style-name=""><text:span text:style-name="a966" text:class-names="">Mais l'Intégration Continue est bien plus que cela:</text:span></text:p>
              </text:list-item>
            </text:list>
            <text:list text:style-name="a971">
              <text:list-item>
                <text:list text:style-name="a971">
                  <text:list-item>
                    <text:p text:style-name="a970" text:class-names="" text:cond-style-name=""><text:span text:style-name="a969" text:class-names="">L'Intégration Continue peut aussi suivre la santé de votre projet en surveillant la qualité du code et les métriques de couverture et ainsi aider à maintenir la dette technique à un niveau bas et à abaisser les coûts de maintenance. Rendre visible publiquement les métriques de qualité de code encourage les développeurs à être fiers de la qualité de leur code et à essayer de toujours l'améliorer. Combinée à une suite de tests d'acceptance automatisés,</text:span></text:p>
                  </text:list-item>
                </text:list>
              </text:list-item>
            </text:list>
            <text:list text:style-name="a974">
              <text:list-item>
                <text:list text:style-name="a974">
                  <text:list-item>
                    <text:p text:style-name="a973" text:class-names="" text:cond-style-name=""><text:span text:style-name="a972" text:class-names=""><text:s text:c="1"/>l'IC peut aussi se transformer en outil de communication en affichant une image claire de l'état des développements en cours. Et elle peut simplifier et accélérer la livraison en vous aidant à automatiser le processus de déploiement, vous permettant de déployer la dernière version de votre application soit automatiquement soit d'un simple clic.</text:span></text:p>
                  </text:list-item>
                </text:list>
              </text:list-item>
            </text:list>
          </draw:text-box>
          <svg:title/>
          <svg:desc/>
        </draw:frame>
        <draw:frame draw:id="id129" presentation:style-name="a979" draw:name="Titre 1" svg:x="0.69398in" svg:y="0.51093in" svg:width="12.19491in" svg:height="0.71911in" presentation:class="title" presentation:placeholder="false">
          <draw:text-box>
            <text:p text:style-name="a978" text:class-names="" text:cond-style-name=""><text:span text:style-name="a976" text:class-names="">Chapter 1. Introduction à Jenkins<text:line-break/></text:span><text:span text:style-name="a977" text:class-names=""/></text:p>
          </draw:text-box>
          <svg:title/>
          <svg:desc/>
        </draw:frame>
        <presentation:notes draw:style-name="a1015">
          <draw:page-thumbnail draw:page-number="5" svg:x="0.75in" svg:y="1.25in" svg:width="6in" svg:height="3.375in" presentation:class="page" draw:id="id130" presentation:style-name="a980" draw:name="Espace réservé de l'image des diapositives 1">
            <svg:title/>
            <svg:desc/>
          </draw:page-thumbnail>
          <draw:frame draw:id="id131" presentation:style-name="a1011" draw:name="Espace réservé des notes 2" svg:x="0.75in" svg:y="4.8125in" svg:width="6in" svg:height="3.9375in" presentation:class="notes" presentation:placeholder="false">
            <draw:text-box>
              <text:p text:style-name="a982" text:class-names="" text:cond-style-name=""><text:span text:style-name="a981" text:class-names="">1.2. Les fondamentaux de l'Intégration Continue</text:span></text:p>
              <text:p text:style-name="a984" text:class-names="" text:cond-style-name=""><text:span text:style-name="a983" text:class-names="">A l'époque des projets en V et des diagrammes de Gantt, avant l'introduction des pratiques de l'IC, une équipe de développement dépensait son temps et son énergie sans compter durant la phase amenant à la livraison, appelée Phase d'Intégration. Durant cette phase, toutes les modifications apportées au code par les développeurs ou de petites équipes étaient rassemblées puis aggrégées et fusionnées en un produit fonctionnel. Ce travail était dur, intégrant ainsi des mois de modifications qui entraient en conflit. Il était très difficile d'anticiper les problèmes qui allaient surgir, et encore plus de les corriger car cela impliquait de reprendre du code qui avait été écrit des semaines, voire des mois auparavant. Ce douloureux processus, plein de risques et de dangers, amenait souvent des retards significatifs de livraison, des coûts supplémentaires et, au final, des clients mécontents. L'Intégration Continue est née comme une réponse à ces problèmes.</text:span></text:p>
              <text:p text:style-name="a986" text:class-names="" text:cond-style-name=""><text:span text:style-name="a985" text:class-names="">L'Intégration Continue, dans sa forme la plus simple, se compose d'un outil qui surveille les modifications de code dans votre gestionnaire de configuration. Dès qu'un changement est détecté, cet outil va automatiquement compiler et tester votre application. Si la moindre erreur arrive alors l'outil va immédiatement avertir les développeurs afin qu'ils puissent tout de suite corriger le problème.</text:span></text:p>
              <text:p text:style-name="a988" text:class-names="" text:cond-style-name=""><text:span text:style-name="a987" text:class-names="">Mais l'Intégration Continue est bien plus que cela. L'Intégration Continue peut aussi suivre la santé de votre projet en surveillant la qualité du code et les métriques de couverture et ainsi aider à maintenir la dette technique à un niveau bas et à abaisser les coûts de maintenance. Rendre visible publiquement les métriques de qualité de code encourage les développeurs à être fiers de la qualité de leur code et à essayer de toujours l'améliorer. Combinée à une suite de tests d'acceptance automatisés, l'IC peut aussi se transformer en outil de communication en affichant une image claire de l'état des développements en cours. Et elle peut simplifier et accélerer la livraison en vous aidant à automatiser le processus de déploiement, vous permettant de déployer la dernière version de votre application soit automatiquement soit d'un simple clic.</text:span></text:p>
              <text:p text:style-name="a990" text:class-names="" text:cond-style-name=""><text:span text:style-name="a989" text:class-names="">Dans le fond, l'Intégration Continue c'est réduire les risques en fournissant des retours rapides. En premier lieu, de par sa conception, elle permet d'identifier et de corriger les problèmes d'intégration et les regressions plus rapidement ce qui permet de livrer plus facilement et avec moins de bogues. En donnant une meilleure visibilité sur l'état du projet à tous les membres de l'équipe, techniques comme non-techniques, l'Intégration Continue facilite la communication au sein de l'équipe et encourage la collaboration pour résoudre les problèmes ainsi que l'amélioration du processus. Et, en automatisant le processus de déploiement, l'Intégration Continue vous permet de mettre votre logiciel dans les mains des testeurs et des utilisateurs finaux plus rapidement, avec plus de fiabilité et avec moins d'efforts.</text:span></text:p>
              <text:p text:style-name="a994" text:class-names="" text:cond-style-name=""><text:span text:style-name="a991" text:class-names="">Ce concept de déploiement automatisé est important. En effet, si vous poussez ce concept de déploiement automatisé à sa conclusion logique, vous pourriez mettre en production tout build qui passerait sans encombre les tests automatisés nécessaires. Cette pratique de déployer en production tous les builds ayant réussi est appelée communément </text:span><text:span text:style-name="a992" text:class-names="">Déploiement Continu</text:span><text:span text:style-name="a993" text:class-names="">.</text:span></text:p>
              <text:p text:style-name="a996" text:class-names="" text:cond-style-name=""><text:span text:style-name="a995" text:class-names="">Cependant, une approche pure du Déploiement Continu n'est pas toujours souhaitable. Par exemple, de nombreux utilisateurs n'apprécieraient pas d'avoir une nouvelle version disponible plusieurs fois par semaine et préféreraient un cycle de livraison plus prévisible (et transparent). Des considérations commerciales et marketing peuvent aussi entrer en compte pour déterminer quand une nouvelle version doit être déployée.</text:span></text:p>
              <text:p text:style-name="a1002" text:class-names="" text:cond-style-name=""><text:span text:style-name="a997" text:class-names="">La notion de </text:span><text:span text:style-name="a998" text:class-names="">Livraison Continue</text:span><text:span text:style-name="a999" text:class-names=""> est très proche de cette idée de Déploiement Continu en prenant en compte ces considérations. Lors d'une Livraison Continue tout build qui a réussi à passer les tests automatisés pertinents et les contrôles qualité peut </text:span><text:span text:style-name="a1000" text:class-names="">virtuellement</text:span><text:span text:style-name="a1001" text:class-names=""> être déployé en production au moyen d'un processus lancé par un simple clic, et ainsi se retrouver dans les mains de l'utilisateur final en quelques minutes. Cependant, ce processus n'est pas automatique : c'est au métier, plutôt qu'à l'Informatique de décider quel est le moment opportun pour livrer les dernières modifications.</text:span></text:p>
              <text:p text:style-name="a1004" text:class-names="" text:cond-style-name=""><text:span text:style-name="a1003" text:class-names="">Ainsi les techniques d'Intégration Continue, et plus particulièrement le Déploiement Continu et la Livraison Continue, permettent d'apporter la valeur à l'utilisateur final plus rapidement. Combien de temps faut-il à votre équipe pour mettre une petite modification du code en production ? Dans ce temps quelle est la part des problèmes qui auraient pu être corrigés plus tôt si vous aviez su quelles modifications faisait Joe au bout du couloir ? Quelle part est prise par le pénible travail des équipes de la qualité pour tester manuellement ? Combien d'étapes manuelles, dont les secrets ne sont connus que de quelques initiés seulement, sont nécessaires à un déploiement ? L'Intégration Continue n'est pas la solution miracle, elle permet de rationaliser certains de ces problèmes.</text:span></text:p>
              <text:p text:style-name="a1006" text:class-names="" text:cond-style-name=""><text:span text:style-name="a1005" text:class-names="">Mais l'Intégration Continue est tout autant une mentalité que des outils. Pour tirer un maximum de profit de l'IC, une équipe doit adopter un comportement IC. Par exemple, vos projets doivent avoir un build fiable, reproductible et automatisé, sans intervention humaine. La correction des builds en erreur devrait être une priorité absolue, et ne devrait pas être oubliée dans un coin. Le processus de déploiement devrait être automatisé, sans étape manuelle. Et puisque la confiance que vous mettez dans votre serveur d'intégration dépend en grande partie de la qualité de vos tests, l'équipe doit mettre l'accent sur la qualité des tests et des pratiques associées.</text:span></text:p>
              <text:p text:style-name="a1008" text:class-names="" text:cond-style-name=""><text:span text:style-name="a1007" text:class-names="">Dans ce livre nous verrons comment mettre en œuvre une solution d'Intégration Continue robuste et complète avec Jenkins ou Hudson.</text:span></text:p>
              <text:p text:style-name="a1010" text:class-names="" text:cond-style-name=""><text:span text:style-name="a1009" text:class-names=""><text:line-break/></text:span></text:p>
            </draw:text-box>
            <svg:title/>
            <svg:desc/>
          </draw:frame>
          <draw:frame draw:id="id132" draw:style-name="a1014" draw:name="Espace réservé du numéro de diapositive 3" svg:x="4.24826in" svg:y="9.49826in" svg:width="3.25in" svg:height="0.50174in">
            <draw:text-box>
              <text:p text:style-name="a1013" text:class-names="" text:cond-style-name=""><text:span text:style-name="a1012" text:class-names=""><text:page-number style:num-format="1" text:fixed="false"/></text:span></text:p>
            </draw:text-box>
            <svg:title/>
            <svg:desc/>
          </draw:frame>
        </presentation:notes>
      </draw:page>
      <draw:page draw:name="Slide5" draw:style-name="a1017" draw:master-page-name="Master1-Layout6-cust-Titre-et-contenu" presentation:presentation-page-layout-name="Master1-PPL6" draw:id="Slide-260">
        <draw:frame draw:id="id133" presentation:style-name="a1030" draw:name="Espace réservé du contenu 1" svg:x="0.66667in" svg:y="1.23004in" svg:width="12.22222in" svg:height="5.69126in" presentation:class="outline" presentation:placeholder="false">
          <draw:text-box>
            <text:list text:style-name="a1020">
              <text:list-item>
                <text:p text:style-name="a1019" text:class-names="" text:cond-style-name=""><text:span text:style-name="a1018" text:class-names="">Introduction à Jenkins (né Hudson)</text:span></text:p>
              </text:list-item>
            </text:list>
            <text:list text:style-name="a1023">
              <text:list-item>
                <text:list text:style-name="a1023">
                  <text:list-item>
                    <text:p text:style-name="a1022" text:class-names="" text:cond-style-name=""><text:span text:style-name="a1021" text:class-names="">Jenkins, qui s'appelait à l'origine Hudson, est un outil d'Intégration Continue open source écrit en Java.</text:span></text:p>
                  </text:list-item>
                </text:list>
              </text:list-item>
            </text:list>
            <text:list text:style-name="a1026">
              <text:list-item>
                <text:list text:style-name="a1026">
                  <text:list-item>
                    <text:p text:style-name="a1025" text:class-names="" text:cond-style-name=""><text:span text:style-name="a1024" text:class-names="">Jenkins est utilisé par des équipes de toutes tailles, pour des projets dans des langages et des technologies variés, incluant .NET, Ruby, Groovy, Grails, PHP et d'autres, ainsi que Java bien sûr</text:span></text:p>
                  </text:list-item>
                </text:list>
              </text:list-item>
            </text:list>
            <text:list text:style-name="a1029">
              <text:list-item>
                <text:list text:style-name="a1029">
                  <text:list-item>
                    <text:p text:style-name="a1028" text:class-names="" text:cond-style-name=""><text:span text:style-name="a1027" text:class-names="">Qu'est ce qui est à l'origine du succès de Jenkins ? Pourquoi utiliser Jenkins pour votre infrastructure d'IC ?</text:span></text:p>
                  </text:list-item>
                </text:list>
              </text:list-item>
            </text:list>
          </draw:text-box>
          <svg:title/>
          <svg:desc/>
        </draw:frame>
        <draw:frame draw:id="id134" presentation:style-name="a1031" draw:name="Titre 2" svg:x="0.66667in" svg:y="0.30093in" svg:width="12.19491in" svg:height="0.71911in" presentation:class="title" presentation:placeholder="true">
          <draw:text-box/>
          <svg:title/>
          <svg:desc/>
        </draw:frame>
      </draw:page>
      <draw:page draw:name="Slide6" draw:style-name="a1033" draw:master-page-name="Master1-Layout6-cust-Titre-et-contenu" presentation:presentation-page-layout-name="Master1-PPL6" draw:id="Slide-261">
        <draw:frame draw:id="id135" presentation:style-name="a1055" draw:name="Espace réservé du contenu 1" svg:x="0.66667in" svg:y="1.23004in" svg:width="12.22222in" svg:height="5.69126in" presentation:class="outline" presentation:placeholder="false">
          <draw:text-box>
            <text:list text:style-name="a1036">
              <text:list-item>
                <text:p text:style-name="a1035" text:class-names="" text:cond-style-name=""><text:span text:style-name="a1034" text:class-names="">Qu'est ce qui est à l'origine du succès de Jenkins ?</text:span></text:p>
              </text:list-item>
            </text:list>
            <text:list text:style-name="a1039">
              <text:list-item>
                <text:list text:style-name="a1039">
                  <text:list-item>
                    <text:p text:style-name="a1038" text:class-names="" text:cond-style-name=""><text:span text:style-name="a1037" text:class-names="">Tout d'abord, Jenkins est facile à utiliser</text:span></text:p>
                  </text:list-item>
                </text:list>
              </text:list-item>
            </text:list>
            <text:list text:style-name="a1042">
              <text:list-item>
                <text:list text:style-name="a1042">
                  <text:list-item>
                    <text:p text:style-name="a1041" text:class-names="" text:cond-style-name=""><text:span text:style-name="a1040" text:class-names="">L'interface utilisateur est simple, intuitive et visuellement agréable, et Jenkins dans son ensemble a une très petite courbe d'apprentissage</text:span></text:p>
                  </text:list-item>
                </text:list>
              </text:list-item>
            </text:list>
            <text:list text:style-name="a1045">
              <text:list-item>
                <text:list text:style-name="a1045">
                  <text:list-item>
                    <text:p text:style-name="a1044" text:class-names="" text:cond-style-name=""><text:span text:style-name="a1043" text:class-names="">Vous pouvez démarrer avec jenkins en quelques minutes.</text:span></text:p>
                  </text:list-item>
                </text:list>
              </text:list-item>
            </text:list>
            <text:list text:style-name="a1048">
              <text:list-item>
                <text:list text:style-name="a1048">
                  <text:list-item>
                    <text:p text:style-name="a1047" text:class-names="" text:cond-style-name=""><text:span text:style-name="a1046" text:class-names="">extrêmement flexible et s'adapte facilement à vos moindres désirs.</text:span></text:p>
                  </text:list-item>
                </text:list>
              </text:list-item>
            </text:list>
            <text:list text:style-name="a1051">
              <text:list-item>
                <text:list text:style-name="a1051">
                  <text:list-item>
                    <text:p text:style-name="a1050" text:class-names="" text:cond-style-name=""><text:span text:style-name="a1049" text:class-names="">Des centaines d'extensions open source sont disponibles, et de nouvelles aparaissent toutes les semaines.</text:span></text:p>
                  </text:list-item>
                </text:list>
              </text:list-item>
            </text:list>
            <text:list text:style-name="a1054">
              <text:list-item>
                <text:list text:style-name="a1054">
                  <text:list-item>
                    <text:p text:style-name="a1053" text:class-names="" text:cond-style-name=""><text:span text:style-name="a1052" text:class-names="">La communauté Jenkins est immense, dynamique et réactive</text:span></text:p>
                  </text:list-item>
                </text:list>
              </text:list-item>
            </text:list>
          </draw:text-box>
          <svg:title/>
          <svg:desc/>
        </draw:frame>
        <draw:frame draw:id="id136" presentation:style-name="a1056" draw:name="Titre 2" svg:x="0.66667in" svg:y="0.30093in" svg:width="12.19491in" svg:height="0.71911in" presentation:class="title" presentation:placeholder="true">
          <draw:text-box/>
          <svg:title/>
          <svg:desc/>
        </draw:frame>
        <presentation:notes draw:style-name="a1074">
          <draw:page-thumbnail draw:page-number="7" svg:x="0.75in" svg:y="1.25in" svg:width="6in" svg:height="3.375in" presentation:class="page" draw:id="id137" presentation:style-name="a1057" draw:name="Espace réservé de l'image des diapositives 1">
            <svg:title/>
            <svg:desc/>
          </draw:page-thumbnail>
          <draw:frame draw:id="id138" presentation:style-name="a1070" draw:name="Espace réservé des notes 2" svg:x="0.75in" svg:y="4.8125in" svg:width="6in" svg:height="3.9375in" presentation:class="notes" presentation:placeholder="false">
            <draw:text-box>
              <text:p text:style-name="a1059" text:class-names="" text:cond-style-name=""><text:span text:style-name="a1058" text:class-names="">Jenkins, qui s'appelait à l'origine Hudson, est un outil d'Intégration Continue open source écrit en Java. Bénéficiant d'une part de marché dominante, Jenkins est utilisé par des équipes de toutes tailles, pour des projets dans des langages et des technologies variés, incluant .NET, Ruby, Groovy, Grails, PHP et d'autres, ainsi que Java bien sûr. Qu'est ce qui est à l'origine du succès de Jenkins ? Pourquoi utiliser Jenkins pour votre infrastructure d'IC ?</text:span></text:p>
              <text:p text:style-name="a1061" text:class-names="" text:cond-style-name=""><text:span text:style-name="a1060" text:class-names="">Tout d'abord, Jenkins est facile à utiliser. L'interface utilisateur est simple, intuitive et visuellement agréable, et Jenkins dans son ensemble a une très petite courbe d'apprentissage. Comme nous le verrons dans le chapitre suivant, vous pouvez démarrer avec jenkins en quelques minutes.</text:span></text:p>
              <text:p text:style-name="a1063" text:class-names="" text:cond-style-name=""><text:span text:style-name="a1062" text:class-names="">Cependant jenkins n'a pas sacrifié puissance ou extensibilité : il est aussi extrêmement flexible et s'adapte facilement à vos moindres désirs. Des centaines d'extensions open source sont disponibles, et de nouvelles aparaissent toutes les semaines. Ces extensions couvrent tout : les outils de gestion de configuration, les outils de build, les métriques de qualité de code, les annonceurs de build, l'intégration avec des systèmes externes, la personalisation de l'interface utilisateur, des jeux et bien d'autres fonctionnalités encore. Les installer est simple et rapide.</text:span></text:p>
              <text:p text:style-name="a1065" text:class-names="" text:cond-style-name=""><text:span text:style-name="a1064" text:class-names="">Enfin, mais ce n'est pas négligeable, une bonne part de la popularité de Jenkins vient de la taille et du dynamisme de sa communauté. La communauté Jenkins est immense, dynamique, réactive et c'est un groupe accueillant, avec ses champions passionnés, ses listes de diffusion actives, ses canaux IRC et son blog et son compte twitter très bruyants. Le rythme de développement est très intense, avec des livraisons hebdomadaires comportant les dernières évolutions, corrections et mises à jour des extensions.</text:span></text:p>
              <text:p text:style-name="a1067" text:class-names="" text:cond-style-name=""><text:span text:style-name="a1066" text:class-names="">Cependant, Jenkins répond tout aussi bien aux attentes des utilisateurs qui ne souhaitent pas mettre à jour toutes les semaines. Pour ceux qui veulent un rythme moins trépidant, il existe une version Long-term Support, ou LTS. Il s'agit d'un ensemble de versions qui sont à la traine par rapport à la toute dernière en termes de nouveautés mais qui apportent plus de stabilité et moins de changements. Les versions LTS sortent environ tous les trois mois, les correctifs importants y sont intégrés. Ce concept est identique aux versions Ubuntu LTS .</text:span></text:p>
              <text:p text:style-name="a1069" text:class-names="" text:cond-style-name=""><text:span text:style-name="a1068" text:class-names=""/></text:p>
            </draw:text-box>
            <svg:title/>
            <svg:desc/>
          </draw:frame>
          <draw:frame draw:id="id139" draw:style-name="a1073" draw:name="Espace réservé du numéro de diapositive 3" svg:x="4.24826in" svg:y="9.49826in" svg:width="3.25in" svg:height="0.50174in">
            <draw:text-box>
              <text:p text:style-name="a1072" text:class-names="" text:cond-style-name=""><text:span text:style-name="a1071" text:class-names=""><text:page-number style:num-format="1" text:fixed="false"/></text:span></text:p>
            </draw:text-box>
            <svg:title/>
            <svg:desc/>
          </draw:frame>
        </presentation:notes>
      </draw:page>
      <draw:page draw:name="Slide8" draw:style-name="a1076" draw:master-page-name="Master1-Layout6-cust-Titre-et-contenu" presentation:presentation-page-layout-name="Master1-PPL6" draw:id="Slide-263">
        <draw:frame draw:id="id140" presentation:style-name="a1116" draw:name="Espace réservé du contenu 1" svg:x="0.66667in" svg:y="1.23004in" svg:width="6.84in" svg:height="5.69126in" presentation:class="outline" presentation:placeholder="false">
          <draw:text-box>
            <text:list text:style-name="a1079">
              <text:list-item>
                <text:p text:style-name="a1078" text:class-names="" text:cond-style-name=""><text:span text:style-name="a1077" text:class-names="">Mettre en place l'IC au sein d'une organisation suit un chemin qui vous fera passer par différentes phases:</text:span></text:p>
              </text:list-item>
            </text:list>
            <text:list text:style-name="a1082">
              <text:list-item>
                <text:list text:style-name="a1082">
                  <text:list-item>
                    <text:p text:style-name="a1081" text:class-names="" text:cond-style-name=""><text:span text:style-name="a1080" text:class-names="">Phase 1 — Pas de serveur de build</text:span></text:p>
                  </text:list-item>
                </text:list>
              </text:list-item>
            </text:list>
            <text:list text:style-name="a1085">
              <text:list-item>
                <text:list text:style-name="a1085">
                  <text:list-item>
                    <text:p text:style-name="a1084" text:class-names="" text:cond-style-name=""><text:span text:style-name="a1083" text:class-names="">Phase 2 — Builds quotidiens</text:span></text:p>
                  </text:list-item>
                </text:list>
              </text:list-item>
            </text:list>
            <text:list text:style-name="a1088">
              <text:list-item>
                <text:list text:style-name="a1088">
                  <text:list-item>
                    <text:p text:style-name="a1087" text:class-names="" text:cond-style-name=""><text:span text:style-name="a1086" text:class-names="">Phase 3 — Builds quotidiens et tests automatisés basiques</text:span></text:p>
                  </text:list-item>
                </text:list>
              </text:list-item>
            </text:list>
            <text:list text:style-name="a1091">
              <text:list-item>
                <text:list text:style-name="a1091">
                  <text:list-item>
                    <text:p text:style-name="a1090" text:class-names="" text:cond-style-name=""><text:span text:style-name="a1089" text:class-names="">Phase 4 — Arrivée des métriques</text:span></text:p>
                  </text:list-item>
                </text:list>
              </text:list-item>
            </text:list>
            <text:list text:style-name="a1094">
              <text:list-item>
                <text:list text:style-name="a1094">
                  <text:list-item>
                    <text:p text:style-name="a1093" text:class-names="" text:cond-style-name=""><text:span text:style-name="a1092" text:class-names="">Phase 5 — Prendre les tests au sérieux</text:span></text:p>
                  </text:list-item>
                </text:list>
              </text:list-item>
            </text:list>
            <text:list text:style-name="a1097">
              <text:list-item>
                <text:list text:style-name="a1097">
                  <text:list-item>
                    <text:p text:style-name="a1096" text:class-names="" text:cond-style-name=""><text:span text:style-name="a1095" text:class-names="">Phase 6 — Tests d'acceptance automatisés et un déploiement plus automatisé</text:span></text:p>
                  </text:list-item>
                </text:list>
              </text:list-item>
            </text:list>
            <text:list text:style-name="a1100">
              <text:list-item>
                <text:list text:style-name="a1100">
                  <text:list-item>
                    <text:p text:style-name="a1099" text:class-names="" text:cond-style-name=""><text:span text:style-name="a1098" text:class-names="">Phase 7— Déploiement Continu</text:span></text:p>
                  </text:list-item>
                </text:list>
              </text:list-item>
            </text:list>
            <text:list text:style-name="a1103">
              <text:list-item>
                <text:list text:style-name="a1103">
                  <text:list-item>
                    <text:p text:style-name="a1102" text:class-names="" text:cond-style-name=""><text:span text:style-name="a1101" text:class-names=""/></text:p>
                  </text:list-item>
                </text:list>
              </text:list-item>
            </text:list>
            <text:list text:style-name="a1106">
              <text:list-item>
                <text:list text:style-name="a1106">
                  <text:list-item>
                    <text:p text:style-name="a1105" text:class-names="" text:cond-style-name=""><text:span text:style-name="a1104" text:class-names=""/></text:p>
                  </text:list-item>
                </text:list>
              </text:list-item>
            </text:list>
            <text:list text:style-name="a1109">
              <text:list-item>
                <text:list text:style-name="a1109">
                  <text:list-item>
                    <text:p text:style-name="a1108" text:class-names="" text:cond-style-name=""><text:span text:style-name="a1107" text:class-names=""/></text:p>
                  </text:list-item>
                </text:list>
              </text:list-item>
            </text:list>
            <text:list text:style-name="a1112">
              <text:list-item>
                <text:list text:style-name="a1112">
                  <text:list-item>
                    <text:p text:style-name="a1111" text:class-names="" text:cond-style-name=""><text:span text:style-name="a1110" text:class-names=""/></text:p>
                  </text:list-item>
                </text:list>
              </text:list-item>
            </text:list>
            <text:list text:style-name="a1115">
              <text:list-item>
                <text:list text:style-name="a1115">
                  <text:list-item>
                    <text:p text:style-name="a1114" text:class-names="" text:cond-style-name=""><text:span text:style-name="a1113" text:class-names=""/></text:p>
                  </text:list-item>
                </text:list>
              </text:list-item>
            </text:list>
          </draw:text-box>
          <svg:title/>
          <svg:desc/>
        </draw:frame>
        <draw:frame draw:id="id141" presentation:style-name="a1120" draw:name="Titre 2" svg:x="0.66667in" svg:y="0.30093in" svg:width="12.19491in" svg:height="1.0324in" presentation:class="title" presentation:placeholder="false">
          <draw:text-box>
            <text:p text:style-name="a1119" text:class-names="" text:cond-style-name=""><text:span text:style-name="a1117" text:class-names="">Mettre en place l'Intégration Continue au sein de votre organisation</text:span><text:span text:style-name="a1118" text:class-names=""/></text:p>
          </draw:text-box>
          <svg:title/>
          <svg:desc/>
        </draw:frame>
        <draw:g draw:name="Diagramme 3" draw:id="id142">
          <svg:title/>
          <svg:desc/>
          <draw:custom-shape svg:x="7.85333in" svg:y="5.47465in" svg:width="4.56444in" svg:height="0.89101in" draw:id="id143" draw:style-name="a1124" draw:name="Forme libre : forme 4">
            <svg:title/>
            <svg:desc/>
            <text:p text:style-name="a1122" text:class-names="" text:cond-style-name=""><text:span text:style-name="a1121" text:class-names="">Déploiement Continu</text:span></text:p>
            <draw:enhanced-geometry xmlns:dr3d="urn:oasis:names:tc:opendocument:xmlns:dr3d:1.0" draw:type="non-primitive" svg:viewBox="0 0 4173728 814738" draw:enhanced-path="M ?f0 ?f0 L ?f1 ?f0 ?f1 ?f2 ?f0 ?f2 ?f0 ?f0 Z N" draw:text-areas="?f15 ?f17 ?f16 ?f18" draw:glue-points="?f19 ?f20 ?f21 ?f20 ?f21 ?f22 ?f19 ?f22 ?f19 ?f20" draw:glue-point-leaving-directions="-90, -90, -90, -90, -90">
              <draw:equation draw:name="f0" draw:formula="0"/>
              <draw:equation draw:name="f1" draw:formula="4173728"/>
              <draw:equation draw:name="f2" draw:formula="814738"/>
              <draw:equation draw:name="f3" draw:formula="?f2 - ?f0"/>
              <draw:equation draw:name="f4" draw:formula="?f1 - ?f0"/>
              <draw:equation draw:name="f5" draw:formula="?f4 / 4173728"/>
              <draw:equation draw:name="f6" draw:formula="?f3 / 814738"/>
              <draw:equation draw:name="f7" draw:formula="0 * ?f4"/>
              <draw:equation draw:name="f8" draw:formula="0 * ?f3"/>
              <draw:equation draw:name="f9" draw:formula="4173728 * ?f4"/>
              <draw:equation draw:name="f10" draw:formula="814738 * ?f3"/>
              <draw:equation draw:name="f11" draw:formula="?f7 / 4173728"/>
              <draw:equation draw:name="f12" draw:formula="?f8 / 814738"/>
              <draw:equation draw:name="f13" draw:formula="?f9 / 4173728"/>
              <draw:equation draw:name="f14" draw:formula="?f10 / 81473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85333in" svg:y="5.93797in" svg:width="2.28222in" svg:height="0.40986in" draw:id="id144" draw:style-name="a1127" draw:name="Forme libre : forme 5">
            <svg:title/>
            <svg:desc/>
            <text:p text:style-name="a1126" text:class-names="" text:cond-style-name=""><text:span text:style-name="a1125" text:class-names=""/></text:p>
            <draw:enhanced-geometry xmlns:dr3d="urn:oasis:names:tc:opendocument:xmlns:dr3d:1.0" draw:type="non-primitive" svg:viewBox="0 0 2086863 374779"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779"/>
              <draw:equation draw:name="f3" draw:formula="?f2 - ?f0"/>
              <draw:equation draw:name="f4" draw:formula="?f1 - ?f0"/>
              <draw:equation draw:name="f5" draw:formula="?f4 / 2086863"/>
              <draw:equation draw:name="f6" draw:formula="?f3 / 374779"/>
              <draw:equation draw:name="f7" draw:formula="0 * ?f4"/>
              <draw:equation draw:name="f8" draw:formula="0 * ?f3"/>
              <draw:equation draw:name="f9" draw:formula="2086863 * ?f4"/>
              <draw:equation draw:name="f10" draw:formula="374779 * ?f3"/>
              <draw:equation draw:name="f11" draw:formula="?f7 / 2086863"/>
              <draw:equation draw:name="f12" draw:formula="?f8 / 374779"/>
              <draw:equation draw:name="f13" draw:formula="?f9 / 2086863"/>
              <draw:equation draw:name="f14" draw:formula="?f10 / 3747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3556in" svg:y="5.93797in" svg:width="2.28222in" svg:height="0.40986in" draw:id="id145" draw:style-name="a1130" draw:name="Forme libre : forme 6">
            <svg:title/>
            <svg:desc/>
            <text:p text:style-name="a1129" text:class-names="" text:cond-style-name=""><text:span text:style-name="a1128" text:class-names=""/></text:p>
            <draw:enhanced-geometry xmlns:dr3d="urn:oasis:names:tc:opendocument:xmlns:dr3d:1.0" draw:type="non-primitive" svg:viewBox="0 0 2086863 374779"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779"/>
              <draw:equation draw:name="f3" draw:formula="?f2 - ?f0"/>
              <draw:equation draw:name="f4" draw:formula="?f1 - ?f0"/>
              <draw:equation draw:name="f5" draw:formula="?f4 / 2086863"/>
              <draw:equation draw:name="f6" draw:formula="?f3 / 374779"/>
              <draw:equation draw:name="f7" draw:formula="0 * ?f4"/>
              <draw:equation draw:name="f8" draw:formula="0 * ?f3"/>
              <draw:equation draw:name="f9" draw:formula="2086863 * ?f4"/>
              <draw:equation draw:name="f10" draw:formula="374779 * ?f3"/>
              <draw:equation draw:name="f11" draw:formula="?f7 / 2086863"/>
              <draw:equation draw:name="f12" draw:formula="?f8 / 374779"/>
              <draw:equation draw:name="f13" draw:formula="?f9 / 2086863"/>
              <draw:equation draw:name="f14" draw:formula="?f10 / 374779"/>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85333in" svg:y="4.11764in" svg:width="4.56445in" svg:height="1.37037in" draw:id="id146" draw:style-name="a1134" draw:name="Forme libre : forme 7">
            <svg:title/>
            <svg:desc/>
            <text:p text:style-name="a1132" text:class-names="" text:cond-style-name=""><text:span text:style-name="a1131" text:class-names="">Livraison Continue</text:span></text:p>
            <draw:enhanced-geometry xmlns:dr3d="urn:oasis:names:tc:opendocument:xmlns:dr3d:1.0" draw:type="non-primitive" svg:viewBox="0 0 4173728 1253067"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4173728"/>
              <draw:equation draw:name="f2" draw:formula="1253067"/>
              <draw:equation draw:name="f3" draw:formula="814205"/>
              <draw:equation draw:name="f4" draw:formula="2243497"/>
              <draw:equation draw:name="f5" draw:formula="939800"/>
              <draw:equation draw:name="f6" draw:formula="2400131"/>
              <draw:equation draw:name="f7" draw:formula="2086864"/>
              <draw:equation draw:name="f8" draw:formula="1253066"/>
              <draw:equation draw:name="f9" draw:formula="1773597"/>
              <draw:equation draw:name="f10" draw:formula="1930231"/>
              <draw:equation draw:name="f11" draw:formula="1"/>
              <draw:equation draw:name="f12" draw:formula="?f2 - ?f0"/>
              <draw:equation draw:name="f13" draw:formula="?f1 - ?f0"/>
              <draw:equation draw:name="f14" draw:formula="?f13 / 4173728"/>
              <draw:equation draw:name="f15" draw:formula="?f12 / 1253067"/>
              <draw:equation draw:name="f16" draw:formula="0 * ?f13"/>
              <draw:equation draw:name="f17" draw:formula="438862 * ?f12"/>
              <draw:equation draw:name="f18" draw:formula="1930231 * ?f13"/>
              <draw:equation draw:name="f19" draw:formula="313267 * ?f12"/>
              <draw:equation draw:name="f20" draw:formula="1773597 * ?f13"/>
              <draw:equation draw:name="f21" draw:formula="2086864 * ?f13"/>
              <draw:equation draw:name="f22" draw:formula="0 * ?f12"/>
              <draw:equation draw:name="f23" draw:formula="2400131 * ?f13"/>
              <draw:equation draw:name="f24" draw:formula="2243497 * ?f13"/>
              <draw:equation draw:name="f25" draw:formula="4173728 * ?f13"/>
              <draw:equation draw:name="f26" draw:formula="1253067 * ?f12"/>
              <draw:equation draw:name="f27" draw:formula="?f16 / 4173728"/>
              <draw:equation draw:name="f28" draw:formula="?f17 / 1253067"/>
              <draw:equation draw:name="f29" draw:formula="?f18 / 4173728"/>
              <draw:equation draw:name="f30" draw:formula="?f19 / 1253067"/>
              <draw:equation draw:name="f31" draw:formula="?f20 / 4173728"/>
              <draw:equation draw:name="f32" draw:formula="?f21 / 4173728"/>
              <draw:equation draw:name="f33" draw:formula="?f22 / 1253067"/>
              <draw:equation draw:name="f34" draw:formula="?f23 / 4173728"/>
              <draw:equation draw:name="f35" draw:formula="?f24 / 4173728"/>
              <draw:equation draw:name="f36" draw:formula="?f25 / 4173728"/>
              <draw:equation draw:name="f37" draw:formula="?f26 / 1253067"/>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7.85333in" svg:y="4.59864in" svg:width="2.28222in" svg:height="0.40974in" draw:id="id147" draw:style-name="a1137" draw:name="Forme libre : forme 8">
            <svg:title/>
            <svg:desc/>
            <text:p text:style-name="a1136" text:class-names="" text:cond-style-name=""><text:span text:style-name="a1135" text:class-names=""/></text:p>
            <draw:enhanced-geometry xmlns:dr3d="urn:oasis:names:tc:opendocument:xmlns:dr3d:1.0" draw:type="non-primitive" svg:viewBox="0 0 2086863 374667"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667"/>
              <draw:equation draw:name="f3" draw:formula="?f2 - ?f0"/>
              <draw:equation draw:name="f4" draw:formula="?f1 - ?f0"/>
              <draw:equation draw:name="f5" draw:formula="?f4 / 2086863"/>
              <draw:equation draw:name="f6" draw:formula="?f3 / 374667"/>
              <draw:equation draw:name="f7" draw:formula="0 * ?f4"/>
              <draw:equation draw:name="f8" draw:formula="0 * ?f3"/>
              <draw:equation draw:name="f9" draw:formula="2086863 * ?f4"/>
              <draw:equation draw:name="f10" draw:formula="374667 * ?f3"/>
              <draw:equation draw:name="f11" draw:formula="?f7 / 2086863"/>
              <draw:equation draw:name="f12" draw:formula="?f8 / 374667"/>
              <draw:equation draw:name="f13" draw:formula="?f9 / 2086863"/>
              <draw:equation draw:name="f14" draw:formula="?f10 / 3746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3556in" svg:y="4.59864in" svg:width="2.28222in" svg:height="0.40974in" draw:id="id148" draw:style-name="a1140" draw:name="Forme libre : forme 9">
            <svg:title/>
            <svg:desc/>
            <text:p text:style-name="a1139" text:class-names="" text:cond-style-name=""><text:span text:style-name="a1138" text:class-names=""/></text:p>
            <draw:enhanced-geometry xmlns:dr3d="urn:oasis:names:tc:opendocument:xmlns:dr3d:1.0" draw:type="non-primitive" svg:viewBox="0 0 2086863 374667"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667"/>
              <draw:equation draw:name="f3" draw:formula="?f2 - ?f0"/>
              <draw:equation draw:name="f4" draw:formula="?f1 - ?f0"/>
              <draw:equation draw:name="f5" draw:formula="?f4 / 2086863"/>
              <draw:equation draw:name="f6" draw:formula="?f3 / 374667"/>
              <draw:equation draw:name="f7" draw:formula="0 * ?f4"/>
              <draw:equation draw:name="f8" draw:formula="0 * ?f3"/>
              <draw:equation draw:name="f9" draw:formula="2086863 * ?f4"/>
              <draw:equation draw:name="f10" draw:formula="374667 * ?f3"/>
              <draw:equation draw:name="f11" draw:formula="?f7 / 2086863"/>
              <draw:equation draw:name="f12" draw:formula="?f8 / 374667"/>
              <draw:equation draw:name="f13" draw:formula="?f9 / 2086863"/>
              <draw:equation draw:name="f14" draw:formula="?f10 / 3746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85333in" svg:y="2.76064in" svg:width="4.56444in" svg:height="1.37037in" draw:id="id149" draw:style-name="a1144" draw:name="Forme libre : forme 10">
            <svg:title/>
            <svg:desc/>
            <text:p text:style-name="a1142" text:class-names="" text:cond-style-name=""><text:span text:style-name="a1141" text:class-names="">Intégration Continue</text:span></text:p>
            <draw:enhanced-geometry xmlns:dr3d="urn:oasis:names:tc:opendocument:xmlns:dr3d:1.0" draw:type="non-primitive" svg:viewBox="0 0 4173728 1253067" draw:enhanced-path="M ?f1 ?f3 L ?f4 ?f3 ?f4 ?f5 ?f6 ?f5 ?f7 ?f8 ?f9 ?f5 ?f10 ?f5 ?f10 ?f3 ?f0 ?f3 ?f0 ?f11 ?f1 ?f11 ?f1 ?f3 Z N" draw:text-areas="?f38 ?f40 ?f39 ?f41" draw:glue-points="?f42 ?f43 ?f44 ?f43 ?f44 ?f45 ?f46 ?f45 ?f47 ?f48 ?f49 ?f45 ?f50 ?f45 ?f50 ?f43 ?f51 ?f43 ?f51 ?f52 ?f42 ?f52 ?f42 ?f43" draw:glue-point-leaving-directions="-90, -90, -90, -90, -90, -90, -90, -90, -90, -90, -90, -90">
              <draw:equation draw:name="f0" draw:formula="0"/>
              <draw:equation draw:name="f1" draw:formula="4173728"/>
              <draw:equation draw:name="f2" draw:formula="1253067"/>
              <draw:equation draw:name="f3" draw:formula="814205"/>
              <draw:equation draw:name="f4" draw:formula="2243497"/>
              <draw:equation draw:name="f5" draw:formula="939800"/>
              <draw:equation draw:name="f6" draw:formula="2400131"/>
              <draw:equation draw:name="f7" draw:formula="2086864"/>
              <draw:equation draw:name="f8" draw:formula="1253066"/>
              <draw:equation draw:name="f9" draw:formula="1773597"/>
              <draw:equation draw:name="f10" draw:formula="1930231"/>
              <draw:equation draw:name="f11" draw:formula="1"/>
              <draw:equation draw:name="f12" draw:formula="?f2 - ?f0"/>
              <draw:equation draw:name="f13" draw:formula="?f1 - ?f0"/>
              <draw:equation draw:name="f14" draw:formula="?f13 / 4173728"/>
              <draw:equation draw:name="f15" draw:formula="?f12 / 1253067"/>
              <draw:equation draw:name="f16" draw:formula="0 * ?f13"/>
              <draw:equation draw:name="f17" draw:formula="438862 * ?f12"/>
              <draw:equation draw:name="f18" draw:formula="1930231 * ?f13"/>
              <draw:equation draw:name="f19" draw:formula="313267 * ?f12"/>
              <draw:equation draw:name="f20" draw:formula="1773597 * ?f13"/>
              <draw:equation draw:name="f21" draw:formula="2086864 * ?f13"/>
              <draw:equation draw:name="f22" draw:formula="0 * ?f12"/>
              <draw:equation draw:name="f23" draw:formula="2400131 * ?f13"/>
              <draw:equation draw:name="f24" draw:formula="2243497 * ?f13"/>
              <draw:equation draw:name="f25" draw:formula="4173728 * ?f13"/>
              <draw:equation draw:name="f26" draw:formula="1253067 * ?f12"/>
              <draw:equation draw:name="f27" draw:formula="?f16 / 4173728"/>
              <draw:equation draw:name="f28" draw:formula="?f17 / 1253067"/>
              <draw:equation draw:name="f29" draw:formula="?f18 / 4173728"/>
              <draw:equation draw:name="f30" draw:formula="?f19 / 1253067"/>
              <draw:equation draw:name="f31" draw:formula="?f20 / 4173728"/>
              <draw:equation draw:name="f32" draw:formula="?f21 / 4173728"/>
              <draw:equation draw:name="f33" draw:formula="?f22 / 1253067"/>
              <draw:equation draw:name="f34" draw:formula="?f23 / 4173728"/>
              <draw:equation draw:name="f35" draw:formula="?f24 / 4173728"/>
              <draw:equation draw:name="f36" draw:formula="?f25 / 4173728"/>
              <draw:equation draw:name="f37" draw:formula="?f26 / 1253067"/>
              <draw:equation draw:name="f38" draw:formula="?f0 / ?f14"/>
              <draw:equation draw:name="f39" draw:formula="?f1 / ?f14"/>
              <draw:equation draw:name="f40" draw:formula="?f0 / ?f15"/>
              <draw:equation draw:name="f41" draw:formula="?f2 / ?f15"/>
              <draw:equation draw:name="f42" draw:formula="?f27 / ?f14"/>
              <draw:equation draw:name="f43" draw:formula="?f28 / ?f15"/>
              <draw:equation draw:name="f44" draw:formula="?f29 / ?f14"/>
              <draw:equation draw:name="f45" draw:formula="?f30 / ?f15"/>
              <draw:equation draw:name="f46" draw:formula="?f31 / ?f14"/>
              <draw:equation draw:name="f47" draw:formula="?f32 / ?f14"/>
              <draw:equation draw:name="f48" draw:formula="?f33 / ?f15"/>
              <draw:equation draw:name="f49" draw:formula="?f34 / ?f14"/>
              <draw:equation draw:name="f50" draw:formula="?f35 / ?f14"/>
              <draw:equation draw:name="f51" draw:formula="?f36 / ?f14"/>
              <draw:equation draw:name="f52" draw:formula="?f37 / ?f15"/>
            </draw:enhanced-geometry>
          </draw:custom-shape>
          <draw:custom-shape svg:x="7.85333in" svg:y="3.24164in" svg:width="2.28222in" svg:height="0.40974in" draw:id="id150" draw:style-name="a1147" draw:name="Forme libre : forme 11">
            <svg:title/>
            <svg:desc/>
            <text:p text:style-name="a1146" text:class-names="" text:cond-style-name=""><text:span text:style-name="a1145" text:class-names=""/></text:p>
            <draw:enhanced-geometry xmlns:dr3d="urn:oasis:names:tc:opendocument:xmlns:dr3d:1.0" draw:type="non-primitive" svg:viewBox="0 0 2086863 374667"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667"/>
              <draw:equation draw:name="f3" draw:formula="?f2 - ?f0"/>
              <draw:equation draw:name="f4" draw:formula="?f1 - ?f0"/>
              <draw:equation draw:name="f5" draw:formula="?f4 / 2086863"/>
              <draw:equation draw:name="f6" draw:formula="?f3 / 374667"/>
              <draw:equation draw:name="f7" draw:formula="0 * ?f4"/>
              <draw:equation draw:name="f8" draw:formula="0 * ?f3"/>
              <draw:equation draw:name="f9" draw:formula="2086863 * ?f4"/>
              <draw:equation draw:name="f10" draw:formula="374667 * ?f3"/>
              <draw:equation draw:name="f11" draw:formula="?f7 / 2086863"/>
              <draw:equation draw:name="f12" draw:formula="?f8 / 374667"/>
              <draw:equation draw:name="f13" draw:formula="?f9 / 2086863"/>
              <draw:equation draw:name="f14" draw:formula="?f10 / 3746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3556in" svg:y="3.24164in" svg:width="2.28222in" svg:height="0.40974in" draw:id="id151" draw:style-name="a1150" draw:name="Forme libre : forme 12">
            <svg:title/>
            <svg:desc/>
            <text:p text:style-name="a1149" text:class-names="" text:cond-style-name=""><text:span text:style-name="a1148" text:class-names=""/></text:p>
            <draw:enhanced-geometry xmlns:dr3d="urn:oasis:names:tc:opendocument:xmlns:dr3d:1.0" draw:type="non-primitive" svg:viewBox="0 0 2086863 374667" draw:enhanced-path="M ?f0 ?f0 L ?f1 ?f0 ?f1 ?f2 ?f0 ?f2 ?f0 ?f0 Z N" draw:text-areas="?f15 ?f17 ?f16 ?f18" draw:glue-points="?f19 ?f20 ?f21 ?f20 ?f21 ?f22 ?f19 ?f22 ?f19 ?f20" draw:glue-point-leaving-directions="-90, -90, -90, -90, -90">
              <draw:equation draw:name="f0" draw:formula="0"/>
              <draw:equation draw:name="f1" draw:formula="2086863"/>
              <draw:equation draw:name="f2" draw:formula="374667"/>
              <draw:equation draw:name="f3" draw:formula="?f2 - ?f0"/>
              <draw:equation draw:name="f4" draw:formula="?f1 - ?f0"/>
              <draw:equation draw:name="f5" draw:formula="?f4 / 2086863"/>
              <draw:equation draw:name="f6" draw:formula="?f3 / 374667"/>
              <draw:equation draw:name="f7" draw:formula="0 * ?f4"/>
              <draw:equation draw:name="f8" draw:formula="0 * ?f3"/>
              <draw:equation draw:name="f9" draw:formula="2086863 * ?f4"/>
              <draw:equation draw:name="f10" draw:formula="374667 * ?f3"/>
              <draw:equation draw:name="f11" draw:formula="?f7 / 2086863"/>
              <draw:equation draw:name="f12" draw:formula="?f8 / 374667"/>
              <draw:equation draw:name="f13" draw:formula="?f9 / 2086863"/>
              <draw:equation draw:name="f14" draw:formula="?f10 / 37466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presentation:notes draw:style-name="a1190">
          <draw:page-thumbnail draw:page-number="8" svg:x="0.75in" svg:y="1.25in" svg:width="6in" svg:height="3.375in" presentation:class="page" draw:id="id152" presentation:style-name="a1151" draw:name="Espace réservé de l'image des diapositives 1">
            <svg:title/>
            <svg:desc/>
          </draw:page-thumbnail>
          <draw:frame draw:id="id153" presentation:style-name="a1186" draw:name="Espace réservé des notes 2" svg:x="0.75in" svg:y="4.8125in" svg:width="6in" svg:height="3.9375in" presentation:class="notes" presentation:placeholder="false">
            <draw:text-box>
              <text:p text:style-name="a1153" text:class-names="" text:cond-style-name=""><text:span text:style-name="a1152" text:class-names="">1.6. Mettre en place l'Intégration Continue au sein de votre organisation</text:span></text:p>
              <text:p text:style-name="a1155" text:class-names="" text:cond-style-name=""><text:span text:style-name="a1154" text:class-names="">L'Intégration Continue n'est pas une histoire de tout ou rien. En fait, mettre en place l'IC au sein d'une organisation suit un chemin qui vous fera passer par différentes phases. A chacune de ces phases se rattachent des améliorations de l'infrastructure technique, mais aussi, et c'est peut-être le plus important, des améliorations des pratiques et de la culture de l'équipe de développement elle-même. Dans les paragraphes qui vont suivre j'ai essayé d'esquisser chacune de ces phases.</text:span></text:p>
              <text:p text:style-name="a1157" text:class-names="" text:cond-style-name=""><text:span text:style-name="a1156" text:class-names="">1.6.1. Phase 1 — Pas de serveur de build</text:span></text:p>
              <text:p text:style-name="a1159" text:class-names="" text:cond-style-name=""><text:span text:style-name="a1158" text:class-names="">Au tout début, l'équipe n'a pas de serveur central de build quelqu'il soit. Le logiciel est construit manuellement sur la machine du développeur, même si cela peut être réalisé par un script Ant ou equivalent. Le code source peut être enregistré dans un gestionnaire de configuration centralisé, mais les développeurs n'ont pas l'habitude de commiter leurs modifications régulièrement. Peu de temps avant la prochaine livraison prévue, un développeur intègre manuellement les modifications, une opération qui produit beaucoup de peine et de soufffrance.</text:span></text:p>
              <text:p text:style-name="a1161" text:class-names="" text:cond-style-name=""><text:span text:style-name="a1160" text:class-names="">1.6.2. Phase 2 — Builds quotidiens</text:span></text:p>
              <text:p text:style-name="a1163" text:class-names="" text:cond-style-name=""><text:span text:style-name="a1162" text:class-names="">Dans cette phase, l'équipe possède un serveur de build et des builds automatisés sont exécutés régulièrement (généralement la nuit). Ce build compile tout simplement le code car il n'existe pas de tests unitaires pertinents et répétables. En effet, les tests automatisés, même s'ils sont écrits, ne font pas partie du processus de build, et peuvent ne pas s'exécuter correctement du tout. Cependant, maintenant les développeurs commitent leurs modifications régulièrement au moins à la fin de la journée. Si un développeur commite des modifications de code qui entrent en conflit avec le travail d'un autre développeur, le serveur de build avertit l'équipe par mail le lendemain matin. Toutefois, l'équipe ne se sert du serveur de build qu'à titre informatif — ils ne se sentent pas obligés de réparer un build en échec immédiatement, et le build peut rester en échec pendant plusieurs jours sur le serveur de build.</text:span></text:p>
              <text:p text:style-name="a1165" text:class-names="" text:cond-style-name=""><text:span text:style-name="a1164" text:class-names="">1.6.3. Phase 3 — Builds quotidiens et tests automatisés basiques</text:span></text:p>
              <text:p text:style-name="a1167" text:class-names="" text:cond-style-name=""><text:span text:style-name="a1166" text:class-names="">L'équipe commence à prendre l'Intégration Continue et les tests au sérieux. Le serveur de build est configuré pour lancer un build dès qu'un nouveau code est commité dans l'outil de gestion de configuration et les membres de l'équipe peuvent facilement voir quelles sont les modifications du code qui correspondent à chaque build et de quel problème elles traitent. A cela s'ajoute le fait que le script de build compile l'application et lance une série de tests unitaires ou d'intégration automatisés. En plus des emails, le serveur de build avertit aussi les membres de l'équipe des problèmes d'intégration en utilisant des canaux plus proactifs tel que la messagerie instantanée. Les builds en echec sont maintenant réparés rapidement.</text:span></text:p>
              <text:p text:style-name="a1169" text:class-names="" text:cond-style-name=""><text:span text:style-name="a1168" text:class-names="">1.6.4. Phase 4 — Arrivée des métriques</text:span></text:p>
              <text:p text:style-name="a1171" text:class-names="" text:cond-style-name=""><text:span text:style-name="a1170" text:class-names="">Des métriques de qualité et de couverture de code automatisées sont maintenant mesurées pour aider à évaluer la qualité du code et (jusqu'à un certain point) la pertinence et l'efficacité des tests. Le build mesurant la qualité de code produit aussi automatiquement la documentation de l'API de l'application. Tout ceci permet à l'équipe de maintenir un code de très bonne qualité, alertant les membres de l'équipe en cas de dérive des bonnes pratiques de tests. L'équipe a aussi monté un “build radiator”, un tableau de bord qui présente l'état du projet sur un écran visible de l'ensemble des membres de l'équipe.</text:span></text:p>
              <text:p text:style-name="a1173" text:class-names="" text:cond-style-name=""><text:span text:style-name="a1172" text:class-names="">1.6.5. Phase 5 — Prendre les tests au sérieux</text:span></text:p>
              <text:p text:style-name="a1175" text:class-names="" text:cond-style-name=""><text:span text:style-name="a1174" text:class-names="">Les bénéfices de l'Intégration Continue sont étroitement liés à de solides pratiques de test. De nos jours, des techniques comme le développement piloté par les tests sont très utilisées ce qui améliore la confiance que l'on peut avoir dans le résultat d'un build automatisé. L'application n'est plus simplement compilée et testée, mais si les tests passent, elle est automatiquement déployée sur un serveur d'application pour des tests plus complets de bout en bout et des tests de performance.</text:span></text:p>
              <text:p text:style-name="a1177" text:class-names="" text:cond-style-name=""><text:span text:style-name="a1176" text:class-names="">1.6.6. Phase 6 — Tests d'acceptance automatisés et un déploiement plus automatisé</text:span></text:p>
              <text:p text:style-name="a1179" text:class-names="" text:cond-style-name=""><text:span text:style-name="a1178" text:class-names="">Le Développment piloté par les tests d'acceptance est utilisé, guidant les efforts de développement et fournissant des rapports de haut niveau sur l'état du projet. Ces tests automatisés profitent des outils issus du monde du Développement piloté par le comportement (BDD) et du Développement piloté par les tests d'acceptance non seulement comme outils de tests mais aussi comme outils de communication et de documentation, en produisant des rapports de tests utilisant les termes métier qu'un non-développeur peut comprendre. Puisque ces tests de haut-niveau sont automatisés dès le début du processus de développement, ils permettent de savoir très simplement quelles sont les fonctionnalités qui sont réalisées et celles qu'il reste à faire. L'application est automatiquement déployée sur un environnement de test pour l'équipe qualité (QA) soit à chaque modification soit tous les soirs ; une version peut être déployée (ou “promue”) pour des tests de conformité utilisateurs et il est possible de la déployer dans des environnements de production au moyen d'un build lancé manuellement quand les testeurs la considère prête. L'équipe peut aussi utiliser le serveur de build pour revenir en arrière d'une version en cas de catastrophe.</text:span></text:p>
              <text:p text:style-name="a1181" text:class-names="" text:cond-style-name=""><text:span text:style-name="a1180" text:class-names="">1.6.7. Phase 7— Déploiement Continu</text:span></text:p>
              <text:p text:style-name="a1183" text:class-names="" text:cond-style-name=""><text:span text:style-name="a1182" text:class-names="">La confiance dans les tests unitaires, d'intégration et d'acceptance automatisés est telle que les équipes peuvent utiliser les techniques de déploiement continu développées dans les phases précédentes pour pousser les modifications directement en production.</text:span></text:p>
              <text:p text:style-name="a1185" text:class-names="" text:cond-style-name=""><text:span text:style-name="a1184" text:class-names="">La progression entre les niveaux décrite ici est approximative et peut ne pas correspondre exactement à des situations dans le monde réel. Par exemple, vous pouvez tout à fait introduire des tests de l'interface web avant de mettre en places les métriques de qualité de code et les rapports sur la couverture de code. Cependant, cela devrait vous donner une idée globale de la stratégie d'Intégration Continue à mettre en oeuvre dans une organisation du monde réel.</text:span></text:p>
            </draw:text-box>
            <svg:title/>
            <svg:desc/>
          </draw:frame>
          <draw:frame draw:id="id154" draw:style-name="a1189" draw:name="Espace réservé du numéro de diapositive 3" svg:x="4.24826in" svg:y="9.49826in" svg:width="3.25in" svg:height="0.50174in">
            <draw:text-box>
              <text:p text:style-name="a1188" text:class-names="" text:cond-style-name=""><text:span text:style-name="a1187" text:class-names=""><text:page-number style:num-format="1" text:fixed="false"/></text:span></text:p>
            </draw:text-box>
            <svg:title/>
            <svg:desc/>
          </draw:frame>
        </presentation:notes>
      </draw:page>
      <draw:page draw:name="Slide9" draw:style-name="a1192" draw:master-page-name="Master1-Layout9-cust-Titre-comparaison" presentation:presentation-page-layout-name="Master1-PPL9" draw:id="Slide-264">
        <draw:frame draw:id="id155" presentation:style-name="a1193" draw:name="Espace réservé du texte 7" svg:x="0.66667in" svg:y="1.23003in" svg:width="5.8912in" svg:height="0.69965in" presentation:class="outline" presentation:placeholder="true">
          <draw:text-box/>
          <svg:title/>
          <svg:desc/>
        </draw:frame>
        <draw:frame draw:id="id156" presentation:style-name="a1194" draw:name="Espace réservé du texte 8" svg:x="6.77315in" svg:y="1.23003in" svg:width="5.89352in" svg:height="0.69965in" presentation:class="outline" presentation:placeholder="true">
          <draw:text-box/>
          <svg:title/>
          <svg:desc/>
        </draw:frame>
        <draw:frame draw:id="id157" presentation:style-name="a1239" draw:name="Espace réservé du contenu 1" svg:x="0.66667in" svg:y="1.92969in" svg:width="5.8912in" svg:height="4.76027in" presentation:class="outline" presentation:placeholder="false">
          <draw:text-box>
            <text:list text:style-name="a1197">
              <text:list-item>
                <text:p text:style-name="a1196" text:class-names="" text:cond-style-name=""><text:span text:style-name="a1195" text:class-names="">2.1. Introduction</text:span></text:p>
              </text:list-item>
            </text:list>
            <text:list text:style-name="a1200">
              <text:list-item>
                <text:p text:style-name="a1199" text:class-names="" text:cond-style-name=""><text:span text:style-name="a1198" text:class-names="">2.2. Préparation de votre environnement</text:span></text:p>
              </text:list-item>
            </text:list>
            <text:list text:style-name="a1203">
              <text:list-item>
                <text:list text:style-name="a1203">
                  <text:list-item>
                    <text:p text:style-name="a1202" text:class-names="" text:cond-style-name=""><text:span text:style-name="a1201" text:class-names="">2.2.1. Installation de Java</text:span></text:p>
                  </text:list-item>
                </text:list>
              </text:list-item>
            </text:list>
            <text:list text:style-name="a1206">
              <text:list-item>
                <text:list text:style-name="a1206">
                  <text:list-item>
                    <text:p text:style-name="a1205" text:class-names="" text:cond-style-name=""><text:span text:style-name="a1204" text:class-names="">2.2.2. Installation de Git</text:span></text:p>
                  </text:list-item>
                </text:list>
              </text:list-item>
            </text:list>
            <text:list text:style-name="a1209">
              <text:list-item>
                <text:list text:style-name="a1209">
                  <text:list-item>
                    <text:p text:style-name="a1208" text:class-names="" text:cond-style-name=""><text:span text:style-name="a1207" text:class-names="">2.2.3. Configurer un compte GitHub</text:span></text:p>
                  </text:list-item>
                </text:list>
              </text:list-item>
            </text:list>
            <text:list text:style-name="a1212">
              <text:list-item>
                <text:list text:style-name="a1212">
                  <text:list-item>
                    <text:p text:style-name="a1211" text:class-names="" text:cond-style-name=""><text:span text:style-name="a1210" text:class-names="">2.2.4. Configurer les clefs SSH</text:span></text:p>
                  </text:list-item>
                </text:list>
              </text:list-item>
            </text:list>
            <text:list text:style-name="a1215">
              <text:list-item>
                <text:list text:style-name="a1215">
                  <text:list-item>
                    <text:p text:style-name="a1214" text:class-names="" text:cond-style-name=""><text:span text:style-name="a1213" text:class-names="">2.2.5. Forker le dépôt des exemples</text:span></text:p>
                  </text:list-item>
                </text:list>
              </text:list-item>
            </text:list>
            <text:list text:style-name="a1218">
              <text:list-item>
                <text:p text:style-name="a1217" text:class-names="" text:cond-style-name=""><text:span text:style-name="a1216" text:class-names="">2.3. Démarrer Jenkins</text:span></text:p>
              </text:list-item>
            </text:list>
            <text:list text:style-name="a1223">
              <text:list-item>
                <text:p text:style-name="a1222" text:class-names="" text:cond-style-name=""><text:span text:style-name="a1219" text:class-names="">2.4.<text:s text:c="1"/></text:span><text:span text:style-name="a1220" text:class-names="">Configuring</text:span><text:span text:style-name="a1221" text:class-names=""><text:s text:c="1"/>the Tools</text:span></text:p>
              </text:list-item>
            </text:list>
            <text:list text:style-name="a1230">
              <text:list-item>
                <text:list text:style-name="a1230">
                  <text:list-item>
                    <text:p text:style-name="a1229" text:class-names="" text:cond-style-name=""><text:span text:style-name="a1224" text:class-names="">2.4.1.<text:s text:c="1"/></text:span><text:span text:style-name="a1225" text:class-names="">Configuring</text:span><text:span text:style-name="a1226" text:class-names=""><text:s text:c="1"/></text:span><text:span text:style-name="a1227" text:class-names="">Your</text:span><text:span text:style-name="a1228" text:class-names=""><text:s text:c="1"/>Maven Setup</text:span></text:p>
                  </text:list-item>
                </text:list>
              </text:list-item>
            </text:list>
            <text:list text:style-name="a1235">
              <text:list-item>
                <text:list text:style-name="a1235">
                  <text:list-item>
                    <text:p text:style-name="a1234" text:class-names="" text:cond-style-name=""><text:span text:style-name="a1231" text:class-names="">2.4.2.<text:s text:c="1"/></text:span><text:span text:style-name="a1232" text:class-names="">Configuring</text:span><text:span text:style-name="a1233" text:class-names=""><text:s text:c="1"/>the JDK</text:span></text:p>
                  </text:list-item>
                </text:list>
              </text:list-item>
            </text:list>
            <text:list text:style-name="a1238">
              <text:list-item>
                <text:p text:style-name="a1237" text:class-names="" text:cond-style-name=""><text:span text:style-name="a1236" text:class-names=""/></text:p>
              </text:list-item>
            </text:list>
          </draw:text-box>
          <svg:title/>
          <svg:desc/>
        </draw:frame>
        <draw:frame draw:id="id158" presentation:style-name="a1289" draw:name="Espace réservé du contenu 9" svg:x="6.77315in" svg:y="1.92969in" svg:width="5.89352in" svg:height="4.76027in" presentation:class="outline" presentation:placeholder="false">
          <draw:text-box>
            <text:list text:style-name="a1242">
              <text:list-item>
                <text:list text:style-name="a1242">
                  <text:list-item>
                    <text:p text:style-name="a1241" text:class-names="" text:cond-style-name=""><text:span text:style-name="a1240" text:class-names="">2.4.3. Notification</text:span></text:p>
                  </text:list-item>
                </text:list>
              </text:list-item>
            </text:list>
            <text:list text:style-name="a1245">
              <text:list-item>
                <text:list text:style-name="a1245">
                  <text:list-item>
                    <text:p text:style-name="a1244" text:class-names="" text:cond-style-name=""><text:span text:style-name="a1243" text:class-names="">2.4.4. Setting Up Git</text:span></text:p>
                  </text:list-item>
                </text:list>
              </text:list-item>
            </text:list>
            <text:list text:style-name="a1252">
              <text:list-item>
                <text:p text:style-name="a1251" text:class-names="" text:cond-style-name=""><text:span text:style-name="a1246" text:class-names="">2.5.<text:s text:c="1"/></text:span><text:span text:style-name="a1247" text:class-names="">Your</text:span><text:span text:style-name="a1248" text:class-names=""><text:s text:c="1"/>First Jenkins<text:s text:c="1"/></text:span><text:span text:style-name="a1249" text:class-names="">Build</text:span><text:span text:style-name="a1250" text:class-names=""><text:s text:c="1"/>Job</text:span></text:p>
              </text:list-item>
            </text:list>
            <text:list text:style-name="a1259">
              <text:list-item>
                <text:p text:style-name="a1258" text:class-names="" text:cond-style-name=""><text:span text:style-name="a1253" text:class-names="">2.6.<text:s text:c="1"/></text:span><text:span text:style-name="a1254" text:class-names="">Your</text:span><text:span text:style-name="a1255" text:class-names=""><text:s text:c="1"/>First<text:s text:c="1"/></text:span><text:span text:style-name="a1256" text:class-names="">Build</text:span><text:span text:style-name="a1257" text:class-names=""><text:s text:c="1"/>Job in Action</text:span></text:p>
              </text:list-item>
            </text:list>
            <text:list text:style-name="a1268">
              <text:list-item>
                <text:p text:style-name="a1267" text:class-names="" text:cond-style-name=""><text:span text:style-name="a1260" text:class-names="">2.7. More<text:s text:c="1"/></text:span><text:span text:style-name="a1261" text:class-names="">Reporting</text:span><text:span text:style-name="a1262" text:class-names="">—</text:span><text:span text:style-name="a1263" text:class-names="">Displaying</text:span><text:span text:style-name="a1264" text:class-names=""><text:s text:c="1"/></text:span><text:span text:style-name="a1265" text:class-names="">Javadocs</text:span><text:span text:style-name="a1266" text:class-names=""/></text:p>
              </text:list-item>
            </text:list>
            <text:list text:style-name="a1279">
              <text:list-item>
                <text:p text:style-name="a1278" text:class-names="" text:cond-style-name=""><text:span text:style-name="a1269" text:class-names="">2.8.<text:s text:c="1"/></text:span><text:span text:style-name="a1270" text:class-names="">Adding</text:span><text:span text:style-name="a1271" text:class-names=""><text:s text:c="1"/>Code<text:s text:c="1"/></text:span><text:span text:style-name="a1272" text:class-names="">Coverage</text:span><text:span text:style-name="a1273" text:class-names=""><text:s text:c="1"/>and<text:s text:c="1"/></text:span><text:span text:style-name="a1274" text:class-names="">Other</text:span><text:span text:style-name="a1275" text:class-names=""><text:s text:c="1"/></text:span><text:span text:style-name="a1276" text:class-names="">Metrics</text:span><text:span text:style-name="a1277" text:class-names=""/></text:p>
              </text:list-item>
            </text:list>
            <text:list text:style-name="a1282">
              <text:list-item>
                <text:p text:style-name="a1281" text:class-names="" text:cond-style-name=""><text:span text:style-name="a1280" text:class-names="">2.9. Conclusion</text:span></text:p>
              </text:list-item>
            </text:list>
            <text:list text:style-name="a1285">
              <text:list-item>
                <text:p text:style-name="a1284" text:class-names="" text:cond-style-name=""><text:span text:style-name="a1283" text:class-names=""/></text:p>
              </text:list-item>
            </text:list>
            <text:list text:style-name="a1288">
              <text:list-item>
                <text:p text:style-name="a1287" text:class-names="" text:cond-style-name=""><text:span text:style-name="a1286" text:class-names=""/></text:p>
              </text:list-item>
            </text:list>
          </draw:text-box>
          <svg:title/>
          <svg:desc/>
        </draw:frame>
        <draw:frame draw:id="id159" presentation:style-name="a1294" draw:name="Titre 2" svg:x="0.66667in" svg:y="0.30093in" svg:width="11.98492in" svg:height="0.71911in" presentation:class="title" presentation:placeholder="false">
          <draw:text-box>
            <text:p text:style-name="a1293" text:class-names="" text:cond-style-name=""><text:span text:style-name="a1290" text:class-names="">Chapter</text:span><text:span text:style-name="a1291" text:class-names=""><text:s text:c="1"/>2. Vos premiers pas avec Jenkins</text:span><text:span text:style-name="a1292" text:class-names=""/></text:p>
          </draw:text-box>
          <svg:title/>
          <svg:desc/>
        </draw:frame>
      </draw:page>
      <draw:page draw:name="Slide10" draw:style-name="a1296" draw:master-page-name="Master1-Layout6-cust-Titre-et-contenu" presentation:presentation-page-layout-name="Master1-PPL6" draw:id="Slide-265">
        <draw:frame draw:id="id160" presentation:style-name="a1312" draw:name="Espace réservé du contenu 7" svg:x="0.66667in" svg:y="1.23004in" svg:width="12.22222in" svg:height="5.69126in" presentation:class="outline" presentation:placeholder="false">
          <draw:text-box>
            <text:list text:style-name="a1299">
              <text:list-item>
                <text:p text:style-name="a1298" text:class-names="" text:cond-style-name=""><text:span text:style-name="a1297" text:class-names="">Introduction:</text:span></text:p>
              </text:list-item>
            </text:list>
            <text:list text:style-name="a1311">
              <text:list-item>
                <text:list text:style-name="a1311">
                  <text:list-item>
                    <text:p text:style-name="a1310" text:class-names="" text:cond-style-name=""><text:span text:style-name="a1300" text:class-names="">Dans ce chapitre, nous allons faire un tour rapide des fonctionnalités clé de Jenkins. Tout d'abord, vous verrez combien il est facile d'installer Jenkins et d'y configurer votre première de<text:s text:c="1"/></text:span><text:span text:style-name="a1301" text:class-names="">build</text:span><text:span text:style-name="a1302" text:class-names=""><text:s text:c="1"/>automatique. Nous n'entrerons pas dans les détails - ceux-ci vous seront donnés dans les chapitres suivants, ainsi que dans un chapitre détaillé sur l'administration de Jenkins à la fin de ce livre (</text:span><text:span text:style-name="a1303" text:class-names=""><text:a office:title="Chapter 13. Maintenir Jenkins" xlink:href="http://jenkins-le-guide-complet.github.io/html/chapter-maintaining-jenkins.html" text:style-name="" text:visited-style-name="">Chapter</text:a></text:span><text:span text:style-name="a1304" text:class-names=""><text:a office:title="Chapter 13. Maintenir Jenkins" xlink:href="http://jenkins-le-guide-complet.github.io/html/chapter-maintaining-jenkins.html" text:style-name="" text:visited-style-name=""> 13, </text:a></text:span><text:span text:style-name="a1305" text:class-names=""><text:a office:title="Chapter 13. Maintenir Jenkins" xlink:href="http://jenkins-le-guide-complet.github.io/html/chapter-maintaining-jenkins.html" text:style-name="" text:visited-style-name="">Maintenir Jenkins</text:a></text:span><text:span text:style-name="a1306" text:class-names="">). Ce chapitre n'est qu'une introduction. Cependant, quand vous terminerez la lecture de ce chapitre vous aurez aussi eu un aperçu des rapports de sur les résultats des tests, la production de<text:s text:c="1"/></text:span><text:span text:style-name="a1307" text:class-names="">javadoc</text:span><text:span text:style-name="a1308" text:class-names=""><text:s text:c="1"/>et la publication de la couverture de test! Nous avons un long chemin à parcourir, alors allons-y!</text:span><text:span text:style-name="a1309" text:class-names=""/></text:p>
                  </text:list-item>
                </text:list>
              </text:list-item>
            </text:list>
          </draw:text-box>
          <svg:title/>
          <svg:desc/>
        </draw:frame>
        <draw:frame draw:id="id161" presentation:style-name="a1313" draw:name="Titre 6" svg:x="0.66667in" svg:y="0.30093in" svg:width="12.19491in" svg:height="0.71911in" presentation:class="title" presentation:placeholder="true">
          <draw:text-box/>
          <svg:title/>
          <svg:desc/>
        </draw:frame>
      </draw:page>
      <draw:page draw:name="Slide11" draw:style-name="a1315" draw:master-page-name="Master1-Layout6-cust-Titre-et-contenu" presentation:presentation-page-layout-name="Master1-PPL6" draw:id="Slide-266">
        <draw:frame draw:id="id162" presentation:style-name="a1322" draw:name="Espace réservé du contenu 1" svg:x="0.66667in" svg:y="1.23004in" svg:width="12.22222in" svg:height="5.69126in" presentation:class="outline" presentation:placeholder="false">
          <draw:text-box>
            <text:list text:style-name="a1318">
              <text:list-item>
                <text:p text:style-name="a1317" text:class-names="" text:cond-style-name=""><text:span text:style-name="a1316" text:class-names="">2.2. Préparation de votre environnement</text:span></text:p>
              </text:list-item>
            </text:list>
            <text:list text:style-name="a1321">
              <text:list-item>
                <text:p text:style-name="a1320" text:class-names="" text:cond-style-name=""><text:span text:style-name="a1319" text:class-names=""/></text:p>
              </text:list-item>
            </text:list>
          </draw:text-box>
          <svg:title/>
          <svg:desc/>
        </draw:frame>
        <draw:frame draw:id="id163" presentation:style-name="a1323" draw:name="Titre 2" svg:x="0.66667in" svg:y="0.30093in" svg:width="12.19491in" svg:height="0.71911in" presentation:class="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plash Screen"/>
    <style:presentation-page-layout style:name="Master1-PPL2" style:display-name="Slide Titre">
      <presentation:placeholder presentation:object="title" svg:x="4.88169in" svg:y="1.12504in" svg:width="8.20519in" svg:height="1.67998in"/>
      <presentation:placeholder presentation:object="subtitle" svg:x="4.88169in" svg:y="2.87558in" svg:width="8.20519in" svg:height="2.17049in"/>
      <presentation:placeholder presentation:object="outline" svg:x="4.8815in" svg:y="5.0463in" svg:width="8.20646in" svg:height="1.22454in"/>
    </style:presentation-page-layout>
    <style:presentation-page-layout style:name="Master1-PPL3" style:display-name="Grande partie">
      <presentation:placeholder presentation:object="title" svg:x="1.05324in" svg:y="3.22501in" svg:width="11.33333in" svg:height="1.48958in"/>
      <presentation:placeholder presentation:object="outline" svg:x="1.05324in" svg:y="4.83934in" svg:width="11.33333in" svg:height="1.64062in"/>
    </style:presentation-page-layout>
    <style:presentation-page-layout style:name="Master1-PPL4" style:display-name="Démo">
      <presentation:placeholder presentation:object="title" svg:x="1.05324in" svg:y="3.2054in" svg:width="10.12836in" svg:height="1.48958in"/>
      <presentation:placeholder presentation:object="outline" svg:x="1.05324in" svg:y="4.81945in" svg:width="10.12836in" svg:height="1.64062in"/>
    </style:presentation-page-layout>
    <style:presentation-page-layout style:name="Master1-PPL5" style:display-name="1_Video">
      <presentation:placeholder presentation:object="title" svg:x="1.05324in" svg:y="3.2054in" svg:width="10.12836in" svg:height="1.48958in"/>
      <presentation:placeholder presentation:object="outline" svg:x="1.05324in" svg:y="4.81945in" svg:width="10.12836in" svg:height="1.64062in"/>
    </style:presentation-page-layout>
    <style:presentation-page-layout style:name="Master1-PPL6" style:display-name="Titre et contenu">
      <presentation:placeholder presentation:object="object" svg:x="0.66667in" svg:y="1.23004in" svg:width="12.22222in" svg:height="5.69126in"/>
      <presentation:placeholder presentation:object="title" svg:x="0.66667in" svg:y="0.30093in" svg:width="12.19491in" svg:height="0.71911in"/>
    </style:presentation-page-layout>
    <style:presentation-page-layout style:name="Master1-PPL7" style:display-name="Titre seul">
      <presentation:placeholder presentation:object="title" svg:x="0.66667in" svg:y="0.30093in" svg:width="12.29991in" svg:height="0.71911in"/>
    </style:presentation-page-layout>
    <style:presentation-page-layout style:name="Master1-PPL8" style:display-name="Titre 2 colonnes">
      <presentation:placeholder presentation:object="object" svg:x="0.66667in" svg:y="1.3125in" svg:width="5.88889in" svg:height="5.37746in"/>
      <presentation:placeholder presentation:object="object" svg:x="6.77778in" svg:y="1.3125in" svg:width="5.88889in" svg:height="5.37746in"/>
      <presentation:placeholder presentation:object="title" svg:x="0.66667in" svg:y="0.30093in" svg:width="11.98492in" svg:height="0.71911in"/>
    </style:presentation-page-layout>
    <style:presentation-page-layout style:name="Master1-PPL9" style:display-name="Titre comparaison">
      <presentation:placeholder presentation:object="outline" svg:x="0.66667in" svg:y="1.23003in" svg:width="5.8912in" svg:height="0.69965in"/>
      <presentation:placeholder presentation:object="object" svg:x="0.66667in" svg:y="1.92969in" svg:width="5.8912in" svg:height="4.76027in"/>
      <presentation:placeholder presentation:object="outline" svg:x="6.77315in" svg:y="1.23003in" svg:width="5.89352in" svg:height="0.69965in"/>
      <presentation:placeholder presentation:object="object" svg:x="6.77315in" svg:y="1.92969in" svg:width="5.89352in" svg:height="4.76027in"/>
      <presentation:placeholder presentation:object="title" svg:x="0.66667in" svg:y="0.30093in" svg:width="11.98492in" svg:height="0.71911in"/>
    </style:presentation-page-layout>
    <style:presentation-page-layout style:name="Master1-PPL10" style:display-name="Slide vide"/>
    <style:presentation-page-layout style:name="Master1-PPL11" style:display-name="Slide avec Code">
      <presentation:placeholder presentation:object="title" svg:x="0.66667in" svg:y="0.30093in" svg:width="12.29991in" svg:height="0.71911in"/>
      <presentation:placeholder presentation:object="outline" svg:x="0.68287in" svg:y="1.125in" svg:width="12.28472in" svg:height="5.56482in"/>
    </style:presentation-page-layout>
    <style:presentation-page-layout style:name="Master1-PPL12" style:display-name="Disposition personnalisée"/>
    <style:presentation-page-layout style:name="Master1-PPL13" style:display-name="Diapositive de titre">
      <presentation:placeholder presentation:object="title" svg:x="1in" svg:y="2.32986in" svg:width="11.33333in" svg:height="1.60764in"/>
      <presentation:placeholder presentation:object="subtitle" svg:x="2in" svg:y="4.25in" svg:width="9.33333in" svg:height="1.91667in"/>
      <presentation:placeholder presentation:object="date-time" svg:x="0.66667in" svg:y="6.95139in" svg:width="3.11111in" svg:height="0.39931in"/>
      <presentation:placeholder presentation:object="footer" svg:x="4.55556in" svg:y="6.95139in" svg:width="4.22222in" svg:height="0.39931in"/>
      <presentation:placeholder presentation:object="page-number" svg:x="9.55556in" svg:y="6.95139in" svg:width="3.1111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91" draw:style="radial" draw:cx="50%" draw:cy="-80%" draw:start-color="#ffffff" draw:end-color="#ffffff" draw:start-intensity="100%" draw:end-intensity="100%"/>
    <draw:gradient draw:name="a1314" draw:style="radial" draw:cx="50%" draw:cy="-80%" draw:start-color="#ffffff" draw:end-color="#ffffff" draw:start-intensity="100%" draw:end-intensity="100%"/>
    <draw:gradient draw:name="a1016" draw:style="radial" draw:cx="50%" draw:cy="-80%" draw:start-color="#ffffff" draw:end-color="#ffffff" draw:start-intensity="100%" draw:end-intensity="100%"/>
    <draw:gradient draw:name="a1123" draw:style="linear" draw:angle="0" draw:start-color="#f18c55" draw:end-color="#f67b28" draw:start-intensity="100%" draw:end-intensity="100%"/>
    <draw:gradient draw:name="a811" draw:style="linear" draw:angle="1800" draw:start-color="#bdbdbd" draw:end-color="#f7f7f7" draw:start-intensity="100%" draw:end-intensity="100%"/>
    <draw:gradient draw:name="a373" draw:style="radial" draw:cx="50%" draw:cy="-80%" draw:start-color="#ffffff" draw:end-color="#ffffff" draw:start-intensity="100%" draw:end-intensity="100%"/>
    <draw:gradient draw:name="a638" draw:style="radial" draw:cx="50%" draw:cy="-80%" draw:start-color="#ffffff" draw:end-color="#ffffff" draw:start-intensity="100%" draw:end-intensity="100%"/>
    <draw:gradient draw:name="a781" draw:style="linear" draw:angle="0" draw:start-color="#3b3838" draw:end-color="#b5d2ec" draw:start-intensity="100%" draw:end-intensity="100%"/>
    <draw:gradient draw:name="a252" draw:style="radial" draw:cx="50%" draw:cy="-80%" draw:start-color="#ffffff" draw:end-color="#ffffff" draw:start-intensity="100%" draw:end-intensity="100%"/>
    <draw:gradient draw:name="a787" draw:style="radial" draw:cx="50%" draw:cy="-80%" draw:start-color="#ffffff" draw:end-color="#ffffff" draw:start-intensity="100%" draw:end-intensity="100%"/>
    <draw:gradient draw:name="a592" draw:style="radial" draw:cx="50%" draw:cy="-80%" draw:start-color="#ffffff" draw:end-color="#ffffff" draw:start-intensity="100%" draw:end-intensity="100%"/>
    <draw:gradient draw:name="a964" draw:style="radial" draw:cx="50%" draw:cy="-80%" draw:start-color="#ffffff" draw:end-color="#ffffff" draw:start-intensity="100%" draw:end-intensity="100%"/>
    <draw:gradient draw:name="a928" draw:style="radial" draw:cx="50%" draw:cy="-80%" draw:start-color="#ffffff" draw:end-color="#ffffff" draw:start-intensity="100%" draw:end-intensity="100%"/>
    <draw:gradient draw:name="a1191" draw:style="radial" draw:cx="50%" draw:cy="-80%" draw:start-color="#ffffff" draw:end-color="#ffffff" draw:start-intensity="100%" draw:end-intensity="100%"/>
    <draw:gradient draw:name="a503" draw:style="radial" draw:cx="50%" draw:cy="-80%" draw:start-color="#ffffff" draw:end-color="#ffffff" draw:start-intensity="100%" draw:end-intensity="100%"/>
    <draw:gradient draw:name="a1032" draw:style="radial" draw:cx="50%" draw:cy="-80%" draw:start-color="#ffffff" draw:end-color="#ffffff" draw:start-intensity="100%" draw:end-intensity="100%"/>
    <draw:gradient draw:name="a138" draw:style="radial" draw:cx="50%" draw:cy="-80%" draw:start-color="#ffffff" draw:end-color="#ffffff" draw:start-intensity="100%" draw:end-intensity="100%"/>
    <draw:gradient draw:name="a422" draw:style="radial" draw:cx="50%" draw:cy="-80%" draw:start-color="#ffffff" draw:end-color="#ffffff" draw:start-intensity="100%" draw:end-intensity="100%"/>
    <draw:gradient draw:name="a1143" draw:style="linear" draw:angle="0" draw:start-color="#ffc746" draw:end-color="#ffc600" draw:start-intensity="100%" draw:end-intensity="100%"/>
    <draw:gradient draw:name="a1075" draw:style="radial" draw:cx="50%" draw:cy="-80%" draw:start-color="#ffffff" draw:end-color="#ffffff" draw:start-intensity="100%" draw:end-intensity="100%"/>
    <draw:gradient draw:name="a831" draw:style="linear" draw:angle="1800" draw:start-color="#bdbdbd" draw:end-color="#f7f7f7" draw:start-intensity="100%" draw:end-intensity="100%"/>
    <draw:gradient draw:name="a82" draw:style="radial" draw:cx="50%" draw:cy="-80%" draw:start-color="#ffffff" draw:end-color="#ffffff" draw:start-intensity="100%" draw:end-intensity="100%"/>
    <draw:gradient draw:name="a1295" draw:style="radial" draw:cx="50%" draw:cy="-80%" draw:start-color="#ffffff" draw:end-color="#ffffff" draw:start-intensity="100%" draw:end-intensity="100%"/>
    <draw:gradient draw:name="a1133" draw:style="linear" draw:angle="0" draw:start-color="#afafaf" draw:end-color="#a5a5a5" draw:start-intensity="100%" draw:end-intensity="100%"/>
    <draw:gradient draw:name="a821" draw:style="linear" draw:angle="1800" draw:start-color="#bdbdbd" draw:end-color="#f7f7f7" draw:start-intensity="100%" draw:end-intensity="100%"/>
    <draw:gradient draw:name="a309" draw:style="radial" draw:cx="50%" draw:cy="-80%" draw:start-color="#ffffff" draw:end-color="#ffffff" draw:start-intensity="100%" draw:end-intensity="100%"/>
    <draw:gradient draw:name="a860" draw:style="radial" draw:cx="50%" draw:cy="-80%" draw:start-color="#ffffff" draw:end-color="#ffffff" draw:start-intensity="100%" draw:end-intensity="100%"/>
    <draw:fill-image draw:name="a99" xlink:href="media/image1.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parent-style-name="Graphics">
      <style:graphic-properties draw:fill="none" draw:stroke="non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49999in" fo:margin-right="0in" fo:text-indent="-0.4999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08331in" fo:margin-right="0in" fo:text-indent="-0.41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66663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1" style:parent-style-name="Graphics">
      <style:graphic-properties draw:fill="none" draw:stroke="non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gradient" draw:fill-gradient-name="a8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paragraph" style:name="a22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2.99992in" fo:margin-right="0in" fo:text-indent="-0.33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none" draw:stroke="solid" svg:stroke-width="0.01389in" svg:stroke-color="#000000" svg:stroke-opacity="100%"/>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1">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7">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solid" draw:fill-color="#313e69"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Segoe UI" style:font-family-complex="Arial" style:font-family-generic="swiss" style:font-pitch="variable" fo:font-size="0.09264in" style:font-size-asian="0.09264in" style:font-size-complex="0.0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999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Segoe UI" style:font-family-complex="Arial" style:font-family-generic="swiss" style:font-pitch="variable" fo:font-size="0.09264in" style:font-size-asian="0.09264in" style:font-size-complex="0.0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25% 66.6667%" fo:font-family="Segoe UI" style:font-family-complex="Arial" style:font-family-generic="swiss" style:font-pitch="variable" fo:font-size="0.09264in" style:font-size-asian="0.09264in" style:font-size-complex="0.0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Segoe UI" style:font-family-complex="Arial" style:font-family-generic="swiss" style:font-pitch="variable" fo:font-size="0.09264in" style:font-size-asian="0.09264in" style:font-size-complex="0.09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0.99978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699" style:parent-style-name="Graphics">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1">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draw:stroke="none"/>
    </style:style>
    <style:style style:family="paragraph" style:name="a249">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egoe U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3" style:parent-style-name="Graphics">
      <style:graphic-properties draw:fill="none" draw:stroke="non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3">
      <style:drawing-page-properties draw:fill="gradient" draw:fill-gradient-name="a25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4">
      <style:text-properties fo:text-transform="uppercas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0">
      <style:graphic-properties draw:fill="none" draw:stroke="solid" svg:stroke-width="0.01389in" svg:stroke-color="#000000" svg:stroke-opacity="100%"/>
    </style:style>
    <style:style style:family="text" style:name="a25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draw:fill="none" draw:stroke="solid" svg:stroke-width="0.01389in" svg:stroke-color="#000000" svg:stroke-opacity="100%"/>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313e69" style:text-line-through-type="none" style:text-line-through-style="none" style:text-line-through-width="auto" style:text-line-through-color="font-color" style:text-position="0% 100%" fo:font-family="Segoe UI Light" fo:font-size="3.07403in" style:font-size-asian="3.07403in" style:font-size-complex="3.0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313e69" style:text-line-through-type="none" style:text-line-through-style="none" style:text-line-through-width="auto" style:text-line-through-color="font-color" style:text-position="0% 100%" fo:font-family="Segoe UI Light" fo:font-size="4.42583in" style:font-size-asian="4.42583in" style:font-size-complex="4.42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graphic" style:name="a278" style:parent-style-name="Graphics">
      <style:graphic-properties draw:fill="none" draw:stroke="none"/>
    </style:style>
    <style:style style:family="paragraph" style:name="a500">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4">
      <style:drawing-page-properties draw:fill="gradient" draw:fill-gradient-name="a50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5">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313e69" style:text-line-through-type="none" style:text-line-through-style="none" style:text-line-through-width="auto" style:text-line-through-color="font-color" style:text-position="0% 100%" fo:font-family="Segoe UI Light" style:font-family-complex="Arial"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313e69" style:text-line-through-type="none" style:text-line-through-style="none" style:text-line-through-width="auto" style:text-line-through-color="font-color" style:text-position="0% 100%" fo:font-family="Segoe UI Light" style:font-family-complex="Arial"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313e69" style:text-line-through-type="none" style:text-line-through-style="none" style:text-line-through-width="auto" style:text-line-through-color="font-color" style:text-position="0% 100%" fo:font-family="Segoe UI Light"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49999in" fo:margin-right="0in" fo:text-indent="-0.4999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1.08331in" fo:margin-right="0in" fo:text-indent="-0.41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66663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Segoe UI"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Segoe UI"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Segoe UI"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2.99992in" fo:margin-right="0in" fo:text-indent="-0.33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draw:fill="none" draw:stroke="solid" svg:stroke-width="0.01389in" svg:stroke-color="#000000" svg:stroke-opacity="100%"/>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49999in" fo:margin-right="0in" fo:text-indent="-0.4999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3">
      <style:paragraph-properties fo:line-height="100%" fo:text-align="left" style:tab-stop-distance="1in" fo:margin-left="1.08331in" fo:margin-right="0in" fo:text-indent="-0.41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66663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gradient" draw:fill-gradient-name="a309" presentation:transition-type="manual" presentation:transition-speed="fast"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1">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59264in" style:font-size-asian="0.59264in" style:font-size-complex="0.5926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49999in" fo:margin-right="0in" fo:text-indent="-0.49999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08331in" fo:margin-right="0in" fo:text-indent="-0.4166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66663in" fo:margin-right="0in" fo:text-indent="-0.3333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1in" fo:margin-left="2.99992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2.99992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0">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327">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middle" draw:textarea-horizontal-align="center" draw:fill="bitmap" draw:fill-image-name="a99" style:repeat="stretch" draw:opacity="100%"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egoe UI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parent-style-name="Graphics">
      <style:graphic-properties draw:fill="none" draw:stroke="none"/>
    </style:style>
    <style:style style:family="paragraph" style:name="a331">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parent-style-name="Graphics">
      <style:graphic-properties draw:fill="none" draw:stroke="none"/>
    </style:style>
    <style:style style:family="graphic" style:name="a3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draw:fill="none" draw:stroke="solid" svg:stroke-width="0.01389in" svg:stroke-color="#000000" svg:stroke-opacity="100%"/>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draw:fill="none" draw:stroke="solid" svg:stroke-width="0.01389in" svg:stroke-color="#000000" svg:stroke-opacity="100%"/>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draw:fill="none" draw:stroke="solid" svg:stroke-width="0.01389in" svg:stroke-color="#000000" svg:stroke-opacity="100%"/>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gradient" draw:fill-gradient-name="a13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gradient" draw:fill-gradient-name="a59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
      <style:text-properties fo:text-transform="uppercas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9">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drawing-page" style:name="a374">
      <style:drawing-page-properties draw:fill="gradient" draw:fill-gradient-name="a373"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5">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graphic" style:name="a607" style:parent-style-name="Graphics">
      <style:graphic-properties draw:fill="none"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313e69" style:text-line-through-type="none" style:text-line-through-style="none" style:text-line-through-width="auto" style:text-line-through-color="font-color" style:text-position="0% 100%" fo:font-family="Segoe U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66663in" fo:margin-right="0in" fo:text-indent="-0.3333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
      <style:text-properties fo:font-variant="normal" fo:text-transform="none" fo:color="#313e69" style:text-line-through-type="none" style:text-line-through-style="none" style:text-line-through-width="auto" style:text-line-through-color="font-color" style:text-position="0% 100%" fo:font-family="Segoe UI"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text" style:name="a16">
      <style:text-properties fo:font-variant="normal" fo:text-transform="none" fo:color="#313e69" style:text-line-through-type="none" style:text-line-through-style="none" style:text-line-through-width="auto" style:text-line-through-color="font-color" style:text-position="0% 100%" fo:font-family="Segoe UI"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99992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5">
      <style:graphic-properties draw:fill="none" draw:stroke="solid" svg:stroke-width="0.01389in" svg:stroke-color="#000000" svg:stroke-opacity="100%"/>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parent-style-name="Graphics">
      <style:graphic-properties draw:fill="none" draw:stroke="non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1" style:parent-style-name="Graphics">
      <style:graphic-properties draw:fill="none" draw:stroke="none"/>
    </style:style>
    <style:style style:family="presentation" style:name="a168">
      <style:graphic-properties draw:fill="none" draw:stroke="solid" svg:stroke-width="0.01389in" svg:stroke-color="#000000" svg:stroke-opacity="100%"/>
    </style:style>
    <style:style style:family="paragraph" style:name="a25">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draw:fill="none" draw:stroke="solid" svg:stroke-width="0.01389in" svg:stroke-color="#000000" svg:strok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gradient" draw:fill-gradient-name="a63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595959"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gradient" draw:fill-gradient-name="a19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3">
      <style:text-properties fo:text-transform="uppercas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66667in" style:font-size-asian="0.66667in" style:font-size-complex="0.66667in" fo:letter-spacing="-0.0184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parent-style-name="Graphics">
      <style:graphic-properties draw:fill="none" draw:stroke="non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313e69"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draw:fill="none" draw:stroke="solid" svg:stroke-width="0.01389in" svg:stroke-color="#000000" svg:stroke-opacity="100%"/>
    </style:style>
    <style:style style:family="paragraph" style:name="a425">
      <style:paragraph-properties fo:line-height="100%" fo:text-align="left" style:tab-stop-distance="1in" fo:margin-left="0.49999in" fo:margin-right="0in" fo:text-indent="-0.4999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egoe UI Ligh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7042in" style:font-size-asian="0.37042in" style:font-size-complex="0.3704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08331in" fo:margin-right="0in" fo:text-indent="-0.4166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25% 66.6667%" fo:font-family="Segoe UI Light" fo:font-size="0.20375in" style:font-size-asian="0.20375in" style:font-size-complex="0.2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25% 66.6667%"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solid" draw:fill-color="#313e69" draw:opacity="100%" draw:stroke="none" draw:auto-grow-width="false" draw:auto-grow-height="false"/>
      <style:paragraph-properties style:font-independent-line-spacing="true" style:writing-mode="lr-tb"/>
    </style:style>
    <style:style style:family="text" style:name="a200">
      <style:text-properties fo:font-variant="normal" fo:text-transform="none" fo:color="#313e69" style:text-line-through-type="none" style:text-line-through-style="none" style:text-line-through-width="auto" style:text-line-through-color="font-color" style:text-position="0% 100%" fo:font-family="Segoe UI Light" fo:font-size="3.07403in" style:font-size-asian="3.07403in" style:font-size-complex="3.07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313e69" style:text-line-through-type="none" style:text-line-through-style="none" style:text-line-through-width="auto" style:text-line-through-color="font-color" style:text-position="0% 100%" fo:font-family="Segoe UI Light" fo:font-size="4.42583in" style:font-size-asian="4.42583in" style:font-size-complex="4.42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egoe U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solid" draw:fill-color="#000000" draw:opacity="2%"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25% 66.6667%" fo:font-family="Segoe UI Light"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1.66663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no-wrap" fo:padding-top="0.05in" fo:padding-bottom="0.05in" fo:padding-left="0.1in" fo:padding-right="0.1in" draw:textarea-vertical-align="top" draw:textarea-horizontal-align="left" draw:fill="solid" draw:fill-color="#688c28" draw:opacity="100%" draw:stroke="none" draw:auto-grow-width="true" draw:auto-grow-height="tru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33328in" fo:margin-right="0in" fo:text-indent="-0.3333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313e69" style:text-line-through-type="none" style:text-line-through-style="none" style:text-line-through-width="auto" style:text-line-through-color="font-color" style:text-position="0% 100%" fo:font-family="Segoe UI" style:font-family-complex="Segoe UI Light" style:font-family-generic-complex="swiss" style:font-pitch-complex="variable" fo:font-size="0.29625in" style:font-size-asian="0.29625in" style:font-size-complex="0.29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parent-style-name="Graphics">
      <style:graphic-properties draw:fill="none" draw:stroke="none"/>
    </style:style>
    <style:style style:family="paragraph" style:name="a437">
      <style:paragraph-properties fo:line-height="100%" fo:text-align="left" style:tab-stop-distance="1in" fo:margin-left="2.99992in" fo:margin-right="0in" fo:text-indent="-0.3333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190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none" draw:stroke="solid" svg:stroke-width="0.01389in" svg:stroke-color="#000000" svg:stroke-opacity="100%"/>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537">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451">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bullet text:level="1" text:bullet-char="•">
        <style:list-level-properties text:space-before="0in" text:min-label-width="0.49999in"/>
        <style:text-properties fo:font-family="Arial" style:font-family-generic="swiss" style:font-pitch="variable" fo:font-size="100%"/>
      </text:list-level-style-bullet>
      <text:list-level-style-bullet text:level="2" text:bullet-char="•">
        <style:list-level-properties text:space-before="0.58332in" text:min-label-width="0.49999in"/>
        <style:text-properties fo:font-family="Arial" style:font-family-generic="swiss" style:font-pitch="variable" fo:font-size="100%"/>
      </text:list-level-style-bullet>
      <text:list-level-style-bullet text:level="3" text:bullet-char="•">
        <style:list-level-properties text:space-before="1.16664in" text:min-label-width="0.49999in"/>
        <style:text-properties fo:font-family="Arial" style:font-family-generic="swiss" style:font-pitch="variable" fo:font-size="100%"/>
      </text:list-level-style-bullet>
      <text:list-level-style-bullet text:level="4" text:bullet-char="•">
        <style:list-level-properties text:space-before="1.83329in" text:min-label-width="0.49999in"/>
        <style:text-properties fo:font-family="Arial" style:font-family-generic="swiss" style:font-pitch="variable" fo:font-size="100%"/>
      </text:list-level-style-bullet>
      <text:list-level-style-bullet text:level="5" text:bullet-char="•">
        <style:list-level-properties text:space-before="2.49993in" text:min-label-width="0.49999in"/>
        <style:text-properties fo:font-family="Arial" style:font-family-generic="swiss" style:font-pitch="variable" fo:font-size="100%"/>
      </text:list-level-style-bullet>
      <text:list-level-style-bullet text:level="6" text:bullet-char="•">
        <style:list-level-properties text:space-before="2.25001in" text:min-label-width="0.49999in"/>
        <style:text-properties fo:font-family="Arial" style:font-family-generic="swiss" style:font-pitch="variable" fo:font-size="100%"/>
      </text:list-level-style-bullet>
      <text:list-level-style-bullet text:level="7" text:bullet-char="•">
        <style:list-level-properties text:space-before="2.75001in" text:min-label-width="0.49999in"/>
        <style:text-properties fo:font-family="Arial" style:font-family-generic="swiss" style:font-pitch="variable" fo:font-size="100%"/>
      </text:list-level-style-bullet>
      <text:list-level-style-bullet text:level="8" text:bullet-char="•">
        <style:list-level-properties text:space-before="3.25001in" text:min-label-width="0.49999in"/>
        <style:text-properties fo:font-family="Arial" style:font-family-generic="swiss" style:font-pitch="variable" fo:font-size="100%"/>
      </text:list-level-style-bullet>
      <text:list-level-style-bullet text:level="9" text:bullet-char="•">
        <style:list-level-properties text:space-before="3.75001in" text:min-label-width="0.49999in"/>
        <style:text-properties fo:font-family="Arial" style:font-family-generic="swiss" style:font-pitch="variable"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08333in" text:min-label-width="0.41666in"/>
        <style:text-properties fo:font-family="Arial" style:font-family-generic="swiss" style:font-pitch="variable" fo:font-size="100%"/>
      </text:list-level-style-bullet>
      <text:list-level-style-bullet text:level="2" text:bullet-char="–">
        <style:list-level-properties text:space-before="0.66665in" text:min-label-width="0.41666in"/>
        <style:text-properties fo:font-family="Arial" style:font-family-generic="swiss" style:font-pitch="variable" fo:font-size="100%"/>
      </text:list-level-style-bullet>
      <text:list-level-style-bullet text:level="3" text:bullet-char="–">
        <style:list-level-properties text:space-before="1.24997in" text:min-label-width="0.41666in"/>
        <style:text-properties fo:font-family="Arial" style:font-family-generic="swiss" style:font-pitch="variable" fo:font-size="100%"/>
      </text:list-level-style-bullet>
      <text:list-level-style-bullet text:level="4" text:bullet-char="–">
        <style:list-level-properties text:space-before="1.91662in" text:min-label-width="0.41666in"/>
        <style:text-properties fo:font-family="Arial" style:font-family-generic="swiss" style:font-pitch="variable" fo:font-size="100%"/>
      </text:list-level-style-bullet>
      <text:list-level-style-bullet text:level="5" text:bullet-char="–">
        <style:list-level-properties text:space-before="2.58326in" text:min-label-width="0.41666in"/>
        <style:text-properties fo:font-family="Arial" style:font-family-generic="swiss" style:font-pitch="variable" fo:font-size="100%"/>
      </text:list-level-style-bullet>
      <text:list-level-style-bullet text:level="6" text:bullet-char="–">
        <style:list-level-properties text:space-before="2.33334in" text:min-label-width="0.41666in"/>
        <style:text-properties fo:font-family="Arial" style:font-family-generic="swiss" style:font-pitch="variable" fo:font-size="100%"/>
      </text:list-level-style-bullet>
      <text:list-level-style-bullet text:level="7" text:bullet-char="–">
        <style:list-level-properties text:space-before="2.83334in" text:min-label-width="0.41666in"/>
        <style:text-properties fo:font-family="Arial" style:font-family-generic="swiss" style:font-pitch="variable" fo:font-size="100%"/>
      </text:list-level-style-bullet>
      <text:list-level-style-bullet text:level="8" text:bullet-char="–">
        <style:list-level-properties text:space-before="3.33334in" text:min-label-width="0.41666in"/>
        <style:text-properties fo:font-family="Arial" style:font-family-generic="swiss" style:font-pitch="variable" fo:font-size="100%"/>
      </text:list-level-style-bullet>
      <text:list-level-style-bullet text:level="9" text:bullet-char="–">
        <style:list-level-properties text:space-before="3.83334in" text:min-label-width="0.41666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1.08331in"/>
      </text:list-level-style-number>
      <text:list-level-style-number text:level="3" style:num-format="">
        <style:list-level-properties text:space-before="1.66663in"/>
      </text:list-level-style-number>
      <text:list-level-style-number text:level="4" style:num-format="">
        <style:list-level-properties text:space-before="2.33328in"/>
      </text:list-level-style-number>
      <text:list-level-style-number text:level="5" style:num-format="">
        <style:list-level-properties text:space-before="2.9999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15">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438">
      <text:list-level-style-bullet text:level="1" text:bullet-char="»">
        <style:list-level-properties text:space-before="0.16667in" text:min-label-width="0.33332in"/>
        <style:text-properties fo:font-family="Arial" style:font-family-generic="swiss" style:font-pitch="variable" fo:font-size="100%"/>
      </text:list-level-style-bullet>
      <text:list-level-style-bullet text:level="2" text:bullet-char="»">
        <style:list-level-properties text:space-before="0.74999in" text:min-label-width="0.33332in"/>
        <style:text-properties fo:font-family="Arial" style:font-family-generic="swiss" style:font-pitch="variable" fo:font-size="100%"/>
      </text:list-level-style-bullet>
      <text:list-level-style-bullet text:level="3" text:bullet-char="»">
        <style:list-level-properties text:space-before="1.33331in" text:min-label-width="0.33332in"/>
        <style:text-properties fo:font-family="Arial" style:font-family-generic="swiss" style:font-pitch="variable" fo:font-size="100%"/>
      </text:list-level-style-bullet>
      <text:list-level-style-bullet text:level="4" text:bullet-char="»">
        <style:list-level-properties text:space-before="1.99996in" text:min-label-width="0.33332in"/>
        <style:text-properties fo:font-family="Arial" style:font-family-generic="swiss" style:font-pitch="variable" fo:font-size="100%"/>
      </text:list-level-style-bullet>
      <text:list-level-style-bullet text:level="5" text:bullet-char="»">
        <style:list-level-properties text:space-before="2.6666in" text:min-label-width="0.33332in"/>
        <style:text-properties fo:font-family="Arial" style:font-family-generic="swiss" style:font-pitch="variable" fo:font-size="100%"/>
      </text:list-level-style-bullet>
      <text:list-level-style-bullet text:level="6" text:bullet-char="»">
        <style:list-level-properties text:space-before="2.41668in" text:min-label-width="0.33332in"/>
        <style:text-properties fo:font-family="Arial" style:font-family-generic="swiss" style:font-pitch="variable" fo:font-size="100%"/>
      </text:list-level-style-bullet>
      <text:list-level-style-bullet text:level="7" text:bullet-char="»">
        <style:list-level-properties text:space-before="2.91668in" text:min-label-width="0.33332in"/>
        <style:text-properties fo:font-family="Arial" style:font-family-generic="swiss" style:font-pitch="variable" fo:font-size="100%"/>
      </text:list-level-style-bullet>
      <text:list-level-style-bullet text:level="8" text:bullet-char="»">
        <style:list-level-properties text:space-before="3.41668in" text:min-label-width="0.33332in"/>
        <style:text-properties fo:font-family="Arial" style:font-family-generic="swiss" style:font-pitch="variable" fo:font-size="100%"/>
      </text:list-level-style-bullet>
      <text:list-level-style-bullet text:level="9" text:bullet-char="»">
        <style:list-level-properties text:space-before="3.91668in" text:min-label-width="0.33332in"/>
        <style:text-properties fo:font-family="Arial"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3" style:page-layout-name="pageLayout1" draw:style-name="a0">
      <draw:frame draw:id="id0" presentation:style-name="a3" draw:name="Title Placeholder 1" svg:x="0.66667in" svg:y="0.30093in" svg:width="12in" svg:height="0.92911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Text Placeholder 2" svg:x="0.66667in" svg:y="1.75in" svg:width="12in" svg:height="4.94907in" presentation:class="outline" presentation:placeholder="false">
        <draw:text-box>
          <text:list text:style-name="a6">
            <text:list-item>
              <text:p text:style-name="a5" text:class-names="" text:cond-style-name=""><text:span text:style-name="a4" text:class-names="">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presentation:notes style:page-layout-name="pageLayout2" draw:style-name="a49">
        <draw:frame draw:id="id2" presentation:style-name="a22" draw:name="Espace réservé de l'en-tête 1" svg:x="0in" svg:y="0in" svg:width="3.25in" svg:height="0.50174in" presentation:class="header" presentation:placeholder="false">
          <draw:text-box>
            <text:p text:style-name="a21" text:class-names="" text:cond-style-name=""><text:span text:style-name="a20" text:class-names=""/></text:p>
          </draw:text-box>
          <svg:title/>
          <svg:desc/>
        </draw:frame>
        <draw:frame draw:id="id3" presentation:style-name="a26" draw:name="Espace réservé de la date 2" svg:x="4.24826in" svg:y="0in" svg:width="3.25in" svg:height="0.50174in" presentation:class="date-time" presentation:placeholder="false">
          <draw:text-box>
            <text:p text:style-name="a25" text:class-names="" text:cond-style-name=""><text:span text:style-name="a23" text:class-names=""><text:date text:fixed="false" style:data-style-name="a24">08/05/2017</text:date></text:span></text:p>
          </draw:text-box>
          <svg:title/>
          <svg:desc/>
        </draw:frame>
        <draw:page-thumbnail svg:x="0.75in" svg:y="1.25in" svg:width="6in" svg:height="3.375in" presentation:class="page" draw:id="id4" presentation:style-name="a27" draw:name="Espace réservé de l'image des diapositives 3">
          <svg:title/>
          <svg:desc/>
        </draw:page-thumbnail>
        <draw:frame draw:id="id5" presentation:style-name="a42" draw:name="Espace réservé des notes 4" svg:x="0.75in" svg:y="4.8125in" svg:width="6in" svg:height="3.9375in" presentation:class="notes" presentation:placeholder="false">
          <draw:text-box>
            <text:p text:style-name="a29" text:class-names="" text:cond-style-name=""><text:span text:style-name="a28" text:class-names="">Modifier les styles du texte du masque</text:span></text:p>
            <text:list text:style-name="a32">
              <text:list-item>
                <text:list text:style-name="a32">
                  <text:list-item>
                    <text:p text:style-name="a31" text:class-names="" text:cond-style-name=""><text:span text:style-name="a30" text:class-names="">Deuxième niveau</text:span></text:p>
                  </text:list-item>
                </text:list>
              </text:list-item>
            </text:list>
            <text:list text:style-name="a35">
              <text:list-item>
                <text:list text:style-name="a35">
                  <text:list-item>
                    <text:list text:style-name="a35">
                      <text:list-item>
                        <text:p text:style-name="a34" text:class-names="" text:cond-style-name=""><text:span text:style-name="a33" text:class-names="">Troisième niveau</text:span></text:p>
                      </text:list-item>
                    </text:list>
                  </text:list-item>
                </text:list>
              </text:list-item>
            </text:list>
            <text:list text:style-name="a38">
              <text:list-item>
                <text:list text:style-name="a38">
                  <text:list-item>
                    <text:list text:style-name="a38">
                      <text:list-item>
                        <text:list text:style-name="a38">
                          <text:list-item>
                            <text:p text:style-name="a37" text:class-names="" text:cond-style-name=""><text:span text:style-name="a36" text:class-names="">Quatrième niveau</text:span></text:p>
                          </text:list-item>
                        </text:list>
                      </text:list-item>
                    </text:list>
                  </text:list-item>
                </text:list>
              </text:list-item>
            </text:list>
            <text:list text:style-name="a41">
              <text:list-item>
                <text:list text:style-name="a41">
                  <text:list-item>
                    <text:list text:style-name="a41">
                      <text:list-item>
                        <text:list text:style-name="a41">
                          <text:list-item>
                            <text:list text:style-name="a41">
                              <text:list-item>
                                <text:p text:style-name="a40" text:class-names="" text:cond-style-name=""><text:span text:style-name="a39" text:class-names="">Cinquième niveau</text:span></text:p>
                              </text:list-item>
                            </text:list>
                          </text:list-item>
                        </text:list>
                      </text:list-item>
                    </text:list>
                  </text:list-item>
                </text:list>
              </text:list-item>
            </text:list>
          </draw:text-box>
          <svg:title/>
          <svg:desc/>
        </draw:frame>
        <draw:frame draw:id="id6" presentation:style-name="a45" draw:name="Espace réservé du pied de page 5" svg:x="0in" svg:y="9.49826in" svg:width="3.25in" svg:height="0.50174in" presentation:class="footer" presentation:placeholder="false">
          <draw:text-box>
            <text:p text:style-name="a44" text:class-names="" text:cond-style-name=""><text:span text:style-name="a43" text:class-names=""/></text:p>
          </draw:text-box>
          <svg:title/>
          <svg:desc/>
        </draw:frame>
        <draw:frame draw:id="id7" presentation:style-name="a48" draw:name="Espace réservé du numéro de diapositive 6" svg:x="4.24826in" svg:y="9.49826in" svg:width="3.25in" svg:height="0.50174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cust-Splash-Screen" style:page-layout-name="pageLayout1" draw:style-name="a50">
      <draw:frame draw:id="id8" draw:style-name="a51" draw:name="Image 2" svg:x="0in" svg:y="0in" svg:width="13.33333in" svg:height="7.5in" style:rel-width="scale" style:rel-height="scale">
        <draw:image xlink:href="media/image2.jpg" xlink:type="simple" xlink:show="embed" xlink:actuate="onLoad"/>
        <svg:title/>
        <svg:desc/>
      </draw:frame>
      <presentation:notes style:page-layout-name="pageLayout2" draw:style-name="a81">
        <draw:frame draw:id="id2" presentation:style-name="a54" draw:name="Espace réservé de l'en-tête 1" svg:x="0in" svg:y="0in" svg:width="3.25in" svg:height="0.50174in" presentation:class="header" presentation:placeholder="false">
          <draw:text-box>
            <text:p text:style-name="a53" text:class-names="" text:cond-style-name=""><text:span text:style-name="a52" text:class-names=""/></text:p>
          </draw:text-box>
          <svg:title/>
          <svg:desc/>
        </draw:frame>
        <draw:frame draw:id="id3" presentation:style-name="a58" draw:name="Espace réservé de la date 2" svg:x="4.24826in" svg:y="0in" svg:width="3.25in" svg:height="0.50174in" presentation:class="date-time" presentation:placeholder="false">
          <draw:text-box>
            <text:p text:style-name="a57" text:class-names="" text:cond-style-name=""><text:span text:style-name="a55" text:class-names=""><text:date text:fixed="false" style:data-style-name="a56">08/05/2017</text:date></text:span></text:p>
          </draw:text-box>
          <svg:title/>
          <svg:desc/>
        </draw:frame>
        <draw:page-thumbnail svg:x="0.75in" svg:y="1.25in" svg:width="6in" svg:height="3.375in" presentation:class="page" draw:id="id4" presentation:style-name="a59" draw:name="Espace réservé de l'image des diapositives 3">
          <svg:title/>
          <svg:desc/>
        </draw:page-thumbnail>
        <draw:frame draw:id="id5" presentation:style-name="a74" draw:name="Espace réservé des notes 4" svg:x="0.75in" svg:y="4.8125in" svg:width="6in" svg:height="3.9375in" presentation:class="notes" presentation:placeholder="false">
          <draw:text-box>
            <text:p text:style-name="a61" text:class-names="" text:cond-style-name=""><text:span text:style-name="a60" text:class-names="">Modifier les styles du texte du masque</text:span></text:p>
            <text:list text:style-name="a64">
              <text:list-item>
                <text:list text:style-name="a64">
                  <text:list-item>
                    <text:p text:style-name="a63" text:class-names="" text:cond-style-name=""><text:span text:style-name="a62" text:class-names="">Deuxième niveau</text:span></text:p>
                  </text:list-item>
                </text:list>
              </text:list-item>
            </text:list>
            <text:list text:style-name="a67">
              <text:list-item>
                <text:list text:style-name="a67">
                  <text:list-item>
                    <text:list text:style-name="a67">
                      <text:list-item>
                        <text:p text:style-name="a66" text:class-names="" text:cond-style-name=""><text:span text:style-name="a65" text:class-names="">Troisième niveau</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Quatrième niveau</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Cinquième niveau</text:span></text:p>
                              </text:list-item>
                            </text:list>
                          </text:list-item>
                        </text:list>
                      </text:list-item>
                    </text:list>
                  </text:list-item>
                </text:list>
              </text:list-item>
            </text:list>
          </draw:text-box>
          <svg:title/>
          <svg:desc/>
        </draw:frame>
        <draw:frame draw:id="id6" presentation:style-name="a77" draw:name="Espace réservé du pied de page 5" svg:x="0in" svg:y="9.49826in" svg:width="3.25in" svg:height="0.50174in" presentation:class="footer" presentation:placeholder="false">
          <draw:text-box>
            <text:p text:style-name="a76" text:class-names="" text:cond-style-name=""><text:span text:style-name="a75" text:class-names=""/></text:p>
          </draw:text-box>
          <svg:title/>
          <svg:desc/>
        </draw:frame>
        <draw:frame draw:id="id7" presentation:style-name="a80" draw:name="Espace réservé du numéro de diapositive 6" svg:x="4.24826in" svg:y="9.49826in" svg:width="3.25in" svg:height="0.50174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cust-Slide-Titre" style:page-layout-name="pageLayout1" draw:style-name="a83">
      <draw:custom-shape svg:width="11.36241in" svg:height="6.45667in" draw:id="id9" draw:style-name="a86" draw:transform="translate(-5.6812in -3.22833in) rotate(-4.71239) translate(3.1751in 3.34125in)" draw:name="Organigramme : Opération manuelle 7">
        <svg:title/>
        <svg:desc/>
        <text:p text:style-name="a85" text:class-names="" text:cond-style-name=""><text:span text:style-name="a84"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frame draw:id="id10" presentation:style-name="a89" draw:name="Title 1" svg:x="4.88169in" svg:y="1.12504in" svg:width="8.20519in" svg:height="1.67998in" presentation:class="title" presentation:placeholder="false">
        <draw:text-box>
          <text:p text:style-name="a88" text:class-names="" text:cond-style-name=""><text:span text:style-name="a87" text:class-names="">Modifiez le style du titre</text:span></text:p>
        </draw:text-box>
        <svg:title/>
        <svg:desc/>
      </draw:frame>
      <draw:frame draw:id="id11" presentation:style-name="a92" draw:name="Subtitle 2" svg:x="4.88169in" svg:y="2.87558in" svg:width="8.20519in" svg:height="2.17049in" presentation:class="subtitle" presentation:placeholder="false">
        <draw:text-box>
          <text:p text:style-name="a91" text:class-names="" text:cond-style-name=""><text:span text:style-name="a90" text:class-names="">Modifier le style des sous-titres du masque</text:span></text:p>
        </draw:text-box>
        <svg:title/>
        <svg:desc/>
      </draw:frame>
      <draw:frame draw:id="id12" presentation:style-name="a96" draw:name="Espace réservé du texte 4" svg:x="4.8815in" svg:y="5.0463in" svg:width="8.20646in" svg:height="1.22454in" presentation:class="outline" presentation:placeholder="false">
        <draw:text-box>
          <text:list text:style-name="a95">
            <text:list-item>
              <text:p text:style-name="a94" text:class-names="" text:cond-style-name=""><text:span text:style-name="a93" text:class-names="">Modifier les styles du texte du masque</text:span></text:p>
            </text:list-item>
          </text:list>
        </draw:text-box>
        <svg:title/>
        <svg:desc/>
      </draw:frame>
      <draw:g draw:name="Groupe 8" draw:id="id13">
        <svg:title/>
        <svg:desc/>
        <draw:custom-shape svg:x="0in" svg:y="6.58496in" svg:width="13.33333in" svg:height="0.91504in" draw:id="id15" draw:style-name="a103" draw:name="Rectangle 10">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ustom-shape svg:x="3.66467in" svg:y="6.78141in" svg:width="5.93202in" svg:height="0.45993in" draw:id="id16" draw:style-name="a106" draw:name="Rectangle 11">
          <svg:title/>
          <svg:desc/>
          <text:p text:style-name="a105" text:class-names="" text:cond-style-name=""><text:span text:style-name="a104" text:class-names="">Infrastructure, communication &amp; collaboration</text:span></text:p>
          <draw:enhanced-geometry xmlns:dr3d="urn:oasis:names:tc:opendocument:xmlns:dr3d:1.0" draw:type="non-primitive" svg:viewBox="0 0 21600 21600" draw:enhanced-path="M 0 0 L 21600 0 21600 21600 0 21600 Z N"/>
        </draw:custom-shape>
        <draw:frame draw:id="id17" draw:style-name="a107" draw:name="Image 6" svg:x="11.31899in" svg:y="6.68996in" svg:width="2.00203in" svg:height="0.91108in" style:rel-width="scale" style:rel-height="scale">
          <draw:image xlink:href="media/image3.png" xlink:type="simple" xlink:show="embed" xlink:actuate="onLoad"/>
          <svg:title/>
          <svg:desc/>
        </draw:frame>
      </draw:g>
      <draw:custom-shape svg:width="8.29887in" svg:height="4.71581in" draw:id="id14" draw:style-name="a100" draw:transform="translate(-4.14943in -2.3579in) rotate(-4.71239) translate(2.30469in 3.45156in)" draw:name="Organigramme : Opération manuelle 13">
        <svg:title/>
        <svg:desc/>
        <text:p text:style-name="a98" text:class-names="" text:cond-style-name=""><text:span text:style-name="a97"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presentation:notes style:page-layout-name="pageLayout2" draw:style-name="a137">
        <draw:frame draw:id="id2" presentation:style-name="a110" draw:name="Espace réservé de l'en-tête 1" svg:x="0in" svg:y="0in" svg:width="3.25in" svg:height="0.50174in" presentation:class="header" presentation:placeholder="false">
          <draw:text-box>
            <text:p text:style-name="a109" text:class-names="" text:cond-style-name=""><text:span text:style-name="a108" text:class-names=""/></text:p>
          </draw:text-box>
          <svg:title/>
          <svg:desc/>
        </draw:frame>
        <draw:frame draw:id="id3" presentation:style-name="a114" draw:name="Espace réservé de la date 2" svg:x="4.24826in" svg:y="0in" svg:width="3.25in" svg:height="0.50174in" presentation:class="date-time" presentation:placeholder="false">
          <draw:text-box>
            <text:p text:style-name="a113" text:class-names="" text:cond-style-name=""><text:span text:style-name="a111" text:class-names=""><text:date text:fixed="false" style:data-style-name="a112">08/05/2017</text:date></text:span></text:p>
          </draw:text-box>
          <svg:title/>
          <svg:desc/>
        </draw:frame>
        <draw:page-thumbnail svg:x="0.75in" svg:y="1.25in" svg:width="6in" svg:height="3.375in" presentation:class="page" draw:id="id4" presentation:style-name="a115" draw:name="Espace réservé de l'image des diapositives 3">
          <svg:title/>
          <svg:desc/>
        </draw:page-thumbnail>
        <draw:frame draw:id="id5" presentation:style-name="a130" draw:name="Espace réservé des notes 4" svg:x="0.75in" svg:y="4.8125in" svg:width="6in" svg:height="3.9375in" presentation:class="notes" presentation:placeholder="false">
          <draw:text-box>
            <text:p text:style-name="a117" text:class-names="" text:cond-style-name=""><text:span text:style-name="a116" text:class-names="">Modifier les styles du texte du masque</text:span></text:p>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6" presentation:style-name="a133" draw:name="Espace réservé du pied de page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7" presentation:style-name="a136" draw:name="Espace réservé du numéro de diapositive 6" svg:x="4.24826in" svg:y="9.49826in" svg:width="3.25in" svg:height="0.50174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master-page>
    <style:master-page style:name="Master1-Layout3-cust-Grande-partie" style:page-layout-name="pageLayout1" draw:style-name="a139">
      <draw:frame draw:id="id18" presentation:style-name="a142" draw:name="Title 1" svg:x="1.05324in" svg:y="3.22501in" svg:width="11.33333in" svg:height="1.48958in" presentation:class="title" presentation:placeholder="false">
        <draw:text-box>
          <text:p text:style-name="a141" text:class-names="" text:cond-style-name=""><text:span text:style-name="a140" text:class-names="">Modifiez le style du titre</text:span></text:p>
        </draw:text-box>
        <svg:title/>
        <svg:desc/>
      </draw:frame>
      <draw:frame draw:id="id19" presentation:style-name="a146" draw:name="Text Placeholder 2" svg:x="1.05324in" svg:y="4.83934in" svg:width="11.33333in" svg:height="1.64062in" presentation:class="outline" presentation:placeholder="false">
        <draw:text-box>
          <text:list text:style-name="a145">
            <text:list-item>
              <text:p text:style-name="a144" text:class-names="" text:cond-style-name=""><text:span text:style-name="a143" text:class-names="">Modifier les styles du texte du masque</text:span></text:p>
            </text:list-item>
          </text:list>
        </draw:text-box>
        <svg:title/>
        <svg:desc/>
      </draw:frame>
      <draw:custom-shape svg:width="9.42357in" svg:height="5.35493in" draw:id="id20" draw:style-name="a149" draw:transform="translate(-4.71178in -2.67746in) rotate(-4.71239) translate(2.62422in 4.31066in)" draw:name="Organigramme : Opération manuelle 4">
        <svg:title/>
        <svg:desc/>
        <text:p text:style-name="a148" text:class-names="" text:cond-style-name=""><text:span text:style-name="a147"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5" draw:id="id21">
        <svg:title/>
        <svg:desc/>
        <draw:custom-shape svg:x="0in" svg:y="6.79496in" svg:width="13.33333in" svg:height="0.72413in" draw:id="id24" draw:style-name="a159" draw:name="Rectangle 6">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frame draw:id="id25" draw:style-name="a160" draw:name="Image 8" svg:x="11.71367in" svg:y="6.87805in" svg:width="1.60736in" svg:height="0.721in" style:rel-width="scale" style:rel-height="scale">
          <draw:image xlink:href="media/image4.png" xlink:type="simple" xlink:show="embed" xlink:actuate="onLoad"/>
          <svg:title/>
          <svg:desc/>
        </draw:frame>
      </draw:g>
      <draw:custom-shape svg:x="4.2517in" svg:y="6.95042in" svg:width="4.88317in" svg:height="0.34788in" draw:id="id22" draw:style-name="a153" draw:name="Rectangle 9">
        <svg:title/>
        <svg:desc/>
        <text:p text:style-name="a152" text:class-names="" text:cond-style-name=""><text:span text:style-name="a150" text:class-names="">Infrastructure, communication &amp; collaboration</text:span><text:span text:style-name="a151" text:class-names=""/></text:p>
        <draw:enhanced-geometry xmlns:dr3d="urn:oasis:names:tc:opendocument:xmlns:dr3d:1.0" draw:type="non-primitive" svg:viewBox="0 0 21600 21600" draw:enhanced-path="M 0 0 L 21600 0 21600 21600 0 21600 Z N"/>
      </draw:custom-shape>
      <draw:frame draw:id="id23" draw:style-name="a156" draw:name="ZoneTexte 10" svg:x="0.15676in" svg:y="6.9213in" svg:width="2.20497in" svg:height="0.37025in">
        <draw:text-box>
          <text:p text:style-name="a155" text:class-names="" text:cond-style-name=""><text:span text:style-name="a154" text:class-names="">#mstechdays</text:span></text:p>
        </draw:text-box>
        <svg:title/>
        <svg:desc/>
      </draw:frame>
      <presentation:notes style:page-layout-name="pageLayout2" draw:style-name="a190">
        <draw:frame draw:id="id2" presentation:style-name="a163" draw:name="Espace réservé de l'en-tête 1" svg:x="0in" svg:y="0in" svg:width="3.25in" svg:height="0.50174in" presentation:class="header" presentation:placeholder="false">
          <draw:text-box>
            <text:p text:style-name="a162" text:class-names="" text:cond-style-name=""><text:span text:style-name="a161" text:class-names=""/></text:p>
          </draw:text-box>
          <svg:title/>
          <svg:desc/>
        </draw:frame>
        <draw:frame draw:id="id3" presentation:style-name="a167" draw:name="Espace réservé de la date 2" svg:x="4.24826in" svg:y="0in" svg:width="3.25in" svg:height="0.50174in" presentation:class="date-time" presentation:placeholder="false">
          <draw:text-box>
            <text:p text:style-name="a166" text:class-names="" text:cond-style-name=""><text:span text:style-name="a164" text:class-names=""><text:date text:fixed="false" style:data-style-name="a165">08/05/2017</text:date></text:span></text:p>
          </draw:text-box>
          <svg:title/>
          <svg:desc/>
        </draw:frame>
        <draw:page-thumbnail svg:x="0.75in" svg:y="1.25in" svg:width="6in" svg:height="3.375in" presentation:class="page" draw:id="id4" presentation:style-name="a168" draw:name="Espace réservé de l'image des diapositives 3">
          <svg:title/>
          <svg:desc/>
        </draw:page-thumbnail>
        <draw:frame draw:id="id5" presentation:style-name="a183" draw:name="Espace réservé des notes 4" svg:x="0.75in" svg:y="4.8125in" svg:width="6in" svg:height="3.9375in" presentation:class="notes" presentation:placeholder="false">
          <draw:text-box>
            <text:p text:style-name="a170" text:class-names="" text:cond-style-name=""><text:span text:style-name="a169" text:class-names="">Modifier les styles du texte du masque</text:span></text:p>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80" text:class-names="">Cinquième niveau</text:span></text:p>
                              </text:list-item>
                            </text:list>
                          </text:list-item>
                        </text:list>
                      </text:list-item>
                    </text:list>
                  </text:list-item>
                </text:list>
              </text:list-item>
            </text:list>
          </draw:text-box>
          <svg:title/>
          <svg:desc/>
        </draw:frame>
        <draw:frame draw:id="id6" presentation:style-name="a186" draw:name="Espace réservé du pied de page 5" svg:x="0in" svg:y="9.49826in" svg:width="3.25in" svg:height="0.50174in" presentation:class="footer" presentation:placeholder="false">
          <draw:text-box>
            <text:p text:style-name="a185" text:class-names="" text:cond-style-name=""><text:span text:style-name="a184" text:class-names=""/></text:p>
          </draw:text-box>
          <svg:title/>
          <svg:desc/>
        </draw:frame>
        <draw:frame draw:id="id7" presentation:style-name="a189" draw:name="Espace réservé du numéro de diapositive 6" svg:x="4.24826in" svg:y="9.49826in" svg:width="3.25in" svg:height="0.5017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4-cust-Démo" style:page-layout-name="pageLayout1" draw:style-name="a192">
      <draw:frame draw:id="id26" presentation:style-name="a195" draw:name="Title 1" svg:x="1.05324in" svg:y="3.2054in" svg:width="10.12836in" svg:height="1.48958in" presentation:class="title" presentation:placeholder="false">
        <draw:text-box>
          <text:p text:style-name="a194" text:class-names="" text:cond-style-name=""><text:span text:style-name="a193" text:class-names="">Modifiez le style du titre</text:span></text:p>
        </draw:text-box>
        <svg:title/>
        <svg:desc/>
      </draw:frame>
      <draw:frame draw:id="id27" presentation:style-name="a199" draw:name="Text Placeholder 2" svg:x="1.05324in" svg:y="4.81945in" svg:width="10.12836in" svg:height="1.64062in" presentation:class="outline" presentation:placeholder="false">
        <draw:text-box>
          <text:list text:style-name="a198">
            <text:list-item>
              <text:p text:style-name="a197" text:class-names="" text:cond-style-name=""><text:span text:style-name="a196" text:class-names="">Modifier les styles du texte du masque</text:span></text:p>
            </text:list-item>
          </text:list>
        </draw:text-box>
        <svg:title/>
        <svg:desc/>
      </draw:frame>
      <draw:frame draw:id="id28" draw:style-name="a203" draw:name="TextBox 5" svg:x="-0.26324in" svg:y="-0.76494in" svg:width="7.59779in" svg:height="3.72484in">
        <draw:text-box>
          <text:p text:style-name="a202" text:class-names="" text:cond-style-name=""><text:span text:style-name="a200" text:class-names="">démo</text:span><text:span text:style-name="a201" text:class-names=""/></text:p>
        </draw:text-box>
        <svg:title/>
        <svg:desc/>
      </draw:frame>
      <draw:custom-shape svg:width="9.42357in" svg:height="3.9367in" draw:id="id29" draw:style-name="a206" draw:transform="translate(-4.71178in -1.96835in) rotate(-1.5708) translate(11.36498in 4.36679in)" draw:name="Organigramme : Opération manuelle 7">
        <svg:title/>
        <svg:desc/>
        <text:p text:style-name="a205" text:class-names="" text:cond-style-name=""><text:span text:style-name="a204" text:class-names=""/></text:p>
        <draw:enhanced-geometry xmlns:dr3d="urn:oasis:names:tc:opendocument:xmlns:dr3d:1.0" draw:type="non-primitive" svg:viewBox="0 0 5 5" draw:enhanced-path="M ?f0 ?f0 L ?f1 ?f0 ?f2 ?f1 ?f3 ?f1 Z N" draw:text-areas="?f14 ?f15 ?f19 ?f16" draw:glue-points="?f13 ?f17 ?f18 ?f17" draw:glue-point-leaving-directions="-270, -90" draw:mirror-vertical="true">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custom-shape svg:x="6.81531in" svg:y="6.95042in" svg:width="1.33794in" svg:height="0.34031in" draw:id="id30" draw:style-name="a209" draw:name="Rectangle 18">
        <svg:title/>
        <svg:desc/>
        <text:p text:style-name="a208" text:class-names="" text:cond-style-name=""><text:span text:style-name="a207" text:class-names="">Design/UX/UI</text:span></text:p>
        <draw:enhanced-geometry xmlns:dr3d="urn:oasis:names:tc:opendocument:xmlns:dr3d:1.0" draw:type="non-primitive" svg:viewBox="0 0 21600 21600" draw:enhanced-path="M 0 0 L 21600 0 21600 21600 0 21600 Z N"/>
      </draw:custom-shape>
      <draw:frame draw:id="id31" draw:style-name="a210" draw:name="Image 19" svg:x="11.71367in" svg:y="6.87805in" svg:width="1.60736in" svg:height="0.721in" style:rel-width="scale" style:rel-height="scale">
        <draw:image xlink:href="media/image4.png" xlink:type="simple" xlink:show="embed" xlink:actuate="onLoad"/>
        <svg:title/>
        <svg:desc/>
      </draw:frame>
      <draw:g draw:name="Groupe 8" draw:id="id32">
        <svg:title/>
        <svg:desc/>
        <draw:custom-shape svg:x="0in" svg:y="6.79496in" svg:width="13.33333in" svg:height="0.72413in" draw:id="id35" draw:style-name="a220" draw:name="Rectangle 9">
          <svg:title/>
          <svg:desc/>
          <text:p text:style-name="a219" text:class-names="" text:cond-style-name=""><text:span text:style-name="a218" text:class-names=""/></text:p>
          <draw:enhanced-geometry xmlns:dr3d="urn:oasis:names:tc:opendocument:xmlns:dr3d:1.0" draw:type="non-primitive" svg:viewBox="0 0 21600 21600" draw:enhanced-path="M 0 0 L 21600 0 21600 21600 0 21600 Z N"/>
        </draw:custom-shape>
        <draw:frame draw:id="id36" draw:style-name="a221" draw:name="Image 10" svg:x="11.71367in" svg:y="6.87805in" svg:width="1.60736in" svg:height="0.721in" style:rel-width="scale" style:rel-height="scale">
          <draw:image xlink:href="media/image4.png" xlink:type="simple" xlink:show="embed" xlink:actuate="onLoad"/>
          <svg:title/>
          <svg:desc/>
        </draw:frame>
      </draw:g>
      <draw:frame draw:id="id33" draw:style-name="a213" draw:name="ZoneTexte 12" svg:x="0.15676in" svg:y="6.9213in" svg:width="2.20497in" svg:height="0.37025in">
        <draw:text-box>
          <text:p text:style-name="a212" text:class-names="" text:cond-style-name=""><text:span text:style-name="a211" text:class-names="">#mstechdays</text:span></text:p>
        </draw:text-box>
        <svg:title/>
        <svg:desc/>
      </draw:frame>
      <draw:custom-shape svg:x="4.2517in" svg:y="6.95042in" svg:width="4.88317in" svg:height="0.34788in" draw:id="id34" draw:style-name="a217" draw:name="Rectangle 14">
        <svg:title/>
        <svg:desc/>
        <text:p text:style-name="a216" text:class-names="" text:cond-style-name=""><text:span text:style-name="a214" text:class-names="">Infrastructure, communication &amp; collaboration</text:span><text:span text:style-name="a215" text:class-names=""/></text:p>
        <draw:enhanced-geometry xmlns:dr3d="urn:oasis:names:tc:opendocument:xmlns:dr3d:1.0" draw:type="non-primitive" svg:viewBox="0 0 21600 21600" draw:enhanced-path="M 0 0 L 21600 0 21600 21600 0 21600 Z N"/>
      </draw:custom-shape>
      <presentation:notes style:page-layout-name="pageLayout2" draw:style-name="a251">
        <draw:frame draw:id="id2" presentation:style-name="a224" draw:name="Espace réservé de l'en-tête 1" svg:x="0in" svg:y="0in" svg:width="3.25in" svg:height="0.50174in" presentation:class="header" presentation:placeholder="false">
          <draw:text-box>
            <text:p text:style-name="a223" text:class-names="" text:cond-style-name=""><text:span text:style-name="a222" text:class-names=""/></text:p>
          </draw:text-box>
          <svg:title/>
          <svg:desc/>
        </draw:frame>
        <draw:frame draw:id="id3" presentation:style-name="a228" draw:name="Espace réservé de la date 2" svg:x="4.24826in" svg:y="0in" svg:width="3.25in" svg:height="0.50174in" presentation:class="date-time" presentation:placeholder="false">
          <draw:text-box>
            <text:p text:style-name="a227" text:class-names="" text:cond-style-name=""><text:span text:style-name="a225" text:class-names=""><text:date text:fixed="false" style:data-style-name="a226">08/05/2017</text:date></text:span></text:p>
          </draw:text-box>
          <svg:title/>
          <svg:desc/>
        </draw:frame>
        <draw:page-thumbnail svg:x="0.75in" svg:y="1.25in" svg:width="6in" svg:height="3.375in" presentation:class="page" draw:id="id4" presentation:style-name="a229" draw:name="Espace réservé de l'image des diapositives 3">
          <svg:title/>
          <svg:desc/>
        </draw:page-thumbnail>
        <draw:frame draw:id="id5" presentation:style-name="a244" draw:name="Espace réservé des notes 4" svg:x="0.75in" svg:y="4.8125in" svg:width="6in" svg:height="3.9375in" presentation:class="notes" presentation:placeholder="false">
          <draw:text-box>
            <text:p text:style-name="a231" text:class-names="" text:cond-style-name=""><text:span text:style-name="a230" text:class-names="">Modifier les styles du texte du masque</text:span></text:p>
            <text:list text:style-name="a234">
              <text:list-item>
                <text:list text:style-name="a234">
                  <text:list-item>
                    <text:p text:style-name="a233" text:class-names="" text:cond-style-name=""><text:span text:style-name="a232" text:class-names="">Deuxième niveau</text:span></text:p>
                  </text:list-item>
                </text:list>
              </text:list-item>
            </text:list>
            <text:list text:style-name="a237">
              <text:list-item>
                <text:list text:style-name="a237">
                  <text:list-item>
                    <text:list text:style-name="a237">
                      <text:list-item>
                        <text:p text:style-name="a236" text:class-names="" text:cond-style-name=""><text:span text:style-name="a235" text:class-names="">Troisième niveau</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Quatrième niveau</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Cinquième niveau</text:span></text:p>
                              </text:list-item>
                            </text:list>
                          </text:list-item>
                        </text:list>
                      </text:list-item>
                    </text:list>
                  </text:list-item>
                </text:list>
              </text:list-item>
            </text:list>
          </draw:text-box>
          <svg:title/>
          <svg:desc/>
        </draw:frame>
        <draw:frame draw:id="id6" presentation:style-name="a247" draw:name="Espace réservé du pied de page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7" presentation:style-name="a250" draw:name="Espace réservé du numéro de diapositive 6" svg:x="4.24826in" svg:y="9.49826in" svg:width="3.25in" svg:height="0.50174in" presentation:class="page-number" presentation:placeholder="false">
          <draw:text-box>
            <text:p text:style-name="a249" text:class-names="" text:cond-style-name=""><text:span text:style-name="a248" text:class-names=""><text:page-number style:num-format="1" text:fixed="false"/></text:span></text:p>
          </draw:text-box>
          <svg:title/>
          <svg:desc/>
        </draw:frame>
      </presentation:notes>
    </style:master-page>
    <style:master-page style:name="Master1-Layout5-cust-1_Video" style:page-layout-name="pageLayout1" draw:style-name="a253">
      <draw:frame draw:id="id37" presentation:style-name="a256" draw:name="Title 1" svg:x="1.05324in" svg:y="3.2054in" svg:width="10.12836in" svg:height="1.48958in" presentation:class="title" presentation:placeholder="false">
        <draw:text-box>
          <text:p text:style-name="a255" text:class-names="" text:cond-style-name=""><text:span text:style-name="a254" text:class-names="">Modifiez le style du titre</text:span></text:p>
        </draw:text-box>
        <svg:title/>
        <svg:desc/>
      </draw:frame>
      <draw:frame draw:id="id38" presentation:style-name="a260" draw:name="Text Placeholder 2" svg:x="1.05324in" svg:y="4.81945in" svg:width="10.12836in" svg:height="1.64062in" presentation:class="outline" presentation:placeholder="false">
        <draw:text-box>
          <text:list text:style-name="a259">
            <text:list-item>
              <text:p text:style-name="a258" text:class-names="" text:cond-style-name=""><text:span text:style-name="a257" text:class-names="">Modifier les styles du texte du masque</text:span></text:p>
            </text:list-item>
          </text:list>
        </draw:text-box>
        <svg:title/>
        <svg:desc/>
      </draw:frame>
      <draw:frame draw:id="id39" draw:style-name="a264" draw:name="TextBox 5" svg:x="-0.26324in" svg:y="-0.76494in" svg:width="7.55747in" svg:height="3.72484in">
        <draw:text-box>
          <text:p text:style-name="a263" text:class-names="" text:cond-style-name=""><text:span text:style-name="a261" text:class-names="">Vidéo</text:span><text:span text:style-name="a262" text:class-names=""/></text:p>
        </draw:text-box>
        <svg:title/>
        <svg:desc/>
      </draw:frame>
      <draw:custom-shape svg:width="9.42357in" svg:height="3.9367in" draw:id="id40" draw:style-name="a267" draw:transform="translate(-4.71178in -1.96835in) rotate(-1.5708) translate(11.36498in 4.36679in)" draw:name="Organigramme : Opération manuelle 7">
        <svg:title/>
        <svg:desc/>
        <text:p text:style-name="a266" text:class-names="" text:cond-style-name=""><text:span text:style-name="a265" text:class-names=""/></text:p>
        <draw:enhanced-geometry xmlns:dr3d="urn:oasis:names:tc:opendocument:xmlns:dr3d:1.0" draw:type="non-primitive" svg:viewBox="0 0 5 5" draw:enhanced-path="M ?f0 ?f0 L ?f1 ?f0 ?f2 ?f1 ?f3 ?f1 Z N" draw:text-areas="?f14 ?f15 ?f19 ?f16" draw:glue-points="?f13 ?f17 ?f18 ?f17" draw:glue-point-leaving-directions="-270, -90" draw:mirror-vertical="true">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8" draw:id="id41">
        <svg:title/>
        <svg:desc/>
        <draw:custom-shape svg:x="0in" svg:y="6.79496in" svg:width="13.33333in" svg:height="0.72413in" draw:id="id44" draw:style-name="a277" draw:name="Rectangle 9">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frame draw:id="id45" draw:style-name="a278" draw:name="Image 10" svg:x="11.71367in" svg:y="6.87805in" svg:width="1.60736in" svg:height="0.721in" style:rel-width="scale" style:rel-height="scale">
          <draw:image xlink:href="media/image4.png" xlink:type="simple" xlink:show="embed" xlink:actuate="onLoad"/>
          <svg:title/>
          <svg:desc/>
        </draw:frame>
      </draw:g>
      <draw:frame draw:id="id42" draw:style-name="a270" draw:name="ZoneTexte 12" svg:x="0.15676in" svg:y="6.9213in" svg:width="2.20497in" svg:height="0.37025in">
        <draw:text-box>
          <text:p text:style-name="a269" text:class-names="" text:cond-style-name=""><text:span text:style-name="a268" text:class-names="">#mstechdays</text:span></text:p>
        </draw:text-box>
        <svg:title/>
        <svg:desc/>
      </draw:frame>
      <draw:custom-shape svg:x="4.2517in" svg:y="6.95042in" svg:width="4.88317in" svg:height="0.34788in" draw:id="id43" draw:style-name="a274" draw:name="Rectangle 14">
        <svg:title/>
        <svg:desc/>
        <text:p text:style-name="a273" text:class-names="" text:cond-style-name=""><text:span text:style-name="a271" text:class-names="">Infrastructure, communication &amp; collaboration</text:span><text:span text:style-name="a272" text:class-names=""/></text:p>
        <draw:enhanced-geometry xmlns:dr3d="urn:oasis:names:tc:opendocument:xmlns:dr3d:1.0" draw:type="non-primitive" svg:viewBox="0 0 21600 21600" draw:enhanced-path="M 0 0 L 21600 0 21600 21600 0 21600 Z N"/>
      </draw:custom-shape>
      <presentation:notes style:page-layout-name="pageLayout2" draw:style-name="a308">
        <draw:frame draw:id="id2" presentation:style-name="a281" draw:name="Espace réservé de l'en-tête 1" svg:x="0in" svg:y="0in" svg:width="3.25in" svg:height="0.50174in" presentation:class="header" presentation:placeholder="false">
          <draw:text-box>
            <text:p text:style-name="a280" text:class-names="" text:cond-style-name=""><text:span text:style-name="a279" text:class-names=""/></text:p>
          </draw:text-box>
          <svg:title/>
          <svg:desc/>
        </draw:frame>
        <draw:frame draw:id="id3" presentation:style-name="a285" draw:name="Espace réservé de la date 2" svg:x="4.24826in" svg:y="0in" svg:width="3.25in" svg:height="0.50174in" presentation:class="date-time" presentation:placeholder="false">
          <draw:text-box>
            <text:p text:style-name="a284" text:class-names="" text:cond-style-name=""><text:span text:style-name="a282" text:class-names=""><text:date text:fixed="false" style:data-style-name="a283">08/05/2017</text:date></text:span></text:p>
          </draw:text-box>
          <svg:title/>
          <svg:desc/>
        </draw:frame>
        <draw:page-thumbnail svg:x="0.75in" svg:y="1.25in" svg:width="6in" svg:height="3.375in" presentation:class="page" draw:id="id4" presentation:style-name="a286" draw:name="Espace réservé de l'image des diapositives 3">
          <svg:title/>
          <svg:desc/>
        </draw:page-thumbnail>
        <draw:frame draw:id="id5" presentation:style-name="a301" draw:name="Espace réservé des notes 4" svg:x="0.75in" svg:y="4.8125in" svg:width="6in" svg:height="3.9375in" presentation:class="notes" presentation:placeholder="false">
          <draw:text-box>
            <text:p text:style-name="a288" text:class-names="" text:cond-style-name=""><text:span text:style-name="a287" text:class-names="">Modifier les styles du texte du masque</text:span></text:p>
            <text:list text:style-name="a291">
              <text:list-item>
                <text:list text:style-name="a291">
                  <text:list-item>
                    <text:p text:style-name="a290" text:class-names="" text:cond-style-name=""><text:span text:style-name="a289" text:class-names="">Deuxième niveau</text:span></text:p>
                  </text:list-item>
                </text:list>
              </text:list-item>
            </text:list>
            <text:list text:style-name="a294">
              <text:list-item>
                <text:list text:style-name="a294">
                  <text:list-item>
                    <text:list text:style-name="a294">
                      <text:list-item>
                        <text:p text:style-name="a293" text:class-names="" text:cond-style-name=""><text:span text:style-name="a292" text:class-names="">Troisième niveau</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Quatrième niveau</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Cinquième niveau</text:span></text:p>
                              </text:list-item>
                            </text:list>
                          </text:list-item>
                        </text:list>
                      </text:list-item>
                    </text:list>
                  </text:list-item>
                </text:list>
              </text:list-item>
            </text:list>
          </draw:text-box>
          <svg:title/>
          <svg:desc/>
        </draw:frame>
        <draw:frame draw:id="id6" presentation:style-name="a304" draw:name="Espace réservé du pied de page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7" presentation:style-name="a307" draw:name="Espace réservé du numéro de diapositive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cust-Titre-et-contenu" style:page-layout-name="pageLayout1" draw:style-name="a310">
      <draw:frame draw:id="id46" presentation:style-name="a326" draw:name="Content Placeholder 2" svg:x="0.66667in" svg:y="1.23004in" svg:width="12.22222in" svg:height="5.69126in" presentation:class="object" presentation:placeholder="false">
        <draw:text-box>
          <text:list text:style-name="a313">
            <text:list-item>
              <text:p text:style-name="a312" text:class-names="" text:cond-style-name=""><text:span text:style-name="a311" text:class-names="">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Cinquième niveau</text:span></text:p>
                            </text:list-item>
                          </text:list>
                        </text:list-item>
                      </text:list>
                    </text:list-item>
                  </text:list>
                </text:list-item>
              </text:list>
            </text:list-item>
          </text:list>
        </draw:text-box>
        <svg:title/>
        <svg:desc/>
      </draw:frame>
      <draw:frame draw:id="id47" presentation:style-name="a329" draw:name="Title 1" svg:x="0.66667in" svg:y="0.30093in" svg:width="12.19491in" svg:height="0.71911in" presentation:class="title" presentation:placeholder="false">
        <draw:text-box>
          <text:p text:style-name="a328" text:class-names="" text:cond-style-name=""><text:span text:style-name="a327" text:class-names="">Modifiez le style du titre</text:span></text:p>
        </draw:text-box>
        <svg:title/>
        <svg:desc/>
      </draw:frame>
      <draw:custom-shape svg:width="9.42357in" svg:height="5.35493in" draw:id="id48" draw:style-name="a332" draw:transform="translate(-4.71178in -2.67746in) rotate(-4.71239) translate(2.62422in 4.31066in)" draw:name="Organigramme : Opération manuelle 9">
        <svg:title/>
        <svg:desc/>
        <text:p text:style-name="a331" text:class-names="" text:cond-style-name=""><text:span text:style-name="a330"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custom-shape svg:x="0in" svg:y="6.79496in" svg:width="13.33333in" svg:height="0.72413in" draw:id="id49" draw:style-name="a335" draw:name="Rectangle 8">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frame draw:id="id50" draw:style-name="a338" draw:name="ZoneTexte 10" svg:x="0.15676in" svg:y="6.9213in" svg:width="2.20497in" svg:height="0.37025in">
        <draw:text-box>
          <text:p text:style-name="a337" text:class-names="" text:cond-style-name=""><text:span text:style-name="a336" text:class-names="">AKA</text:span></text:p>
        </draw:text-box>
        <svg:title/>
        <svg:desc/>
      </draw:frame>
      <draw:custom-shape svg:x="4.2517in" svg:y="6.95042in" svg:width="4.88317in" svg:height="0.34788in" draw:id="id51" draw:style-name="a342" draw:name="Rectangle 12">
        <svg:title/>
        <svg:desc/>
        <text:p text:style-name="a341" text:class-names="" text:cond-style-name=""><text:span text:style-name="a339" text:class-names="">Intégration, automatisation, livraison, Déploiement</text:span><text:span text:style-name="a340" text:class-names=""/></text:p>
        <draw:enhanced-geometry xmlns:dr3d="urn:oasis:names:tc:opendocument:xmlns:dr3d:1.0" draw:type="non-primitive" svg:viewBox="0 0 21600 21600" draw:enhanced-path="M 0 0 L 21600 0 21600 21600 0 21600 Z N"/>
      </draw:custom-shape>
      <presentation:notes style:page-layout-name="pageLayout2" draw:style-name="a372">
        <draw:frame draw:id="id2" presentation:style-name="a345" draw:name="Espace réservé de l'en-tête 1" svg:x="0in" svg:y="0in" svg:width="3.25in" svg:height="0.50174in" presentation:class="header" presentation:placeholder="false">
          <draw:text-box>
            <text:p text:style-name="a344" text:class-names="" text:cond-style-name=""><text:span text:style-name="a343" text:class-names=""/></text:p>
          </draw:text-box>
          <svg:title/>
          <svg:desc/>
        </draw:frame>
        <draw:frame draw:id="id3" presentation:style-name="a349" draw:name="Espace réservé de la date 2" svg:x="4.24826in" svg:y="0in" svg:width="3.25in" svg:height="0.50174in" presentation:class="date-time" presentation:placeholder="false">
          <draw:text-box>
            <text:p text:style-name="a348" text:class-names="" text:cond-style-name=""><text:span text:style-name="a346" text:class-names=""><text:date text:fixed="false" style:data-style-name="a347">08/05/2017</text:date></text:span></text:p>
          </draw:text-box>
          <svg:title/>
          <svg:desc/>
        </draw:frame>
        <draw:page-thumbnail svg:x="0.75in" svg:y="1.25in" svg:width="6in" svg:height="3.375in" presentation:class="page" draw:id="id4" presentation:style-name="a350" draw:name="Espace réservé de l'image des diapositives 3">
          <svg:title/>
          <svg:desc/>
        </draw:page-thumbnail>
        <draw:frame draw:id="id5" presentation:style-name="a365" draw:name="Espace réservé des notes 4" svg:x="0.75in" svg:y="4.8125in" svg:width="6in" svg:height="3.9375in" presentation:class="notes" presentation:placeholder="false">
          <draw:text-box>
            <text:p text:style-name="a352" text:class-names="" text:cond-style-name=""><text:span text:style-name="a351" text:class-names="">Modifier les styles du texte du masque</text:span></text:p>
            <text:list text:style-name="a355">
              <text:list-item>
                <text:list text:style-name="a355">
                  <text:list-item>
                    <text:p text:style-name="a354" text:class-names="" text:cond-style-name=""><text:span text:style-name="a353" text:class-names="">Deuxième niveau</text:span></text:p>
                  </text:list-item>
                </text:list>
              </text:list-item>
            </text:list>
            <text:list text:style-name="a358">
              <text:list-item>
                <text:list text:style-name="a358">
                  <text:list-item>
                    <text:list text:style-name="a358">
                      <text:list-item>
                        <text:p text:style-name="a357" text:class-names="" text:cond-style-name=""><text:span text:style-name="a356" text:class-names="">Troisième niveau</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Quatrième niveau</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Cinquième niveau</text:span></text:p>
                              </text:list-item>
                            </text:list>
                          </text:list-item>
                        </text:list>
                      </text:list-item>
                    </text:list>
                  </text:list-item>
                </text:list>
              </text:list-item>
            </text:list>
          </draw:text-box>
          <svg:title/>
          <svg:desc/>
        </draw:frame>
        <draw:frame draw:id="id6" presentation:style-name="a368" draw:name="Espace réservé du pied de page 5" svg:x="0in" svg:y="9.49826in" svg:width="3.25in" svg:height="0.50174in" presentation:class="footer" presentation:placeholder="false">
          <draw:text-box>
            <text:p text:style-name="a367" text:class-names="" text:cond-style-name=""><text:span text:style-name="a366" text:class-names=""/></text:p>
          </draw:text-box>
          <svg:title/>
          <svg:desc/>
        </draw:frame>
        <draw:frame draw:id="id7" presentation:style-name="a371" draw:name="Espace réservé du numéro de diapositive 6" svg:x="4.24826in" svg:y="9.49826in" svg:width="3.25in" svg:height="0.50174in" presentation:class="page-number" presentation:placeholder="false">
          <draw:text-box>
            <text:p text:style-name="a370" text:class-names="" text:cond-style-name=""><text:span text:style-name="a369" text:class-names=""><text:page-number style:num-format="1" text:fixed="false"/></text:span></text:p>
          </draw:text-box>
          <svg:title/>
          <svg:desc/>
        </draw:frame>
      </presentation:notes>
    </style:master-page>
    <style:master-page style:name="Master1-Layout7-cust-Titre-seul" style:page-layout-name="pageLayout1" draw:style-name="a374">
      <draw:frame draw:id="id52" presentation:style-name="a377" draw:name="Title 1" svg:x="0.66667in" svg:y="0.30093in" svg:width="12.29991in" svg:height="0.71911in" presentation:class="title" presentation:placeholder="false">
        <draw:text-box>
          <text:p text:style-name="a376" text:class-names="" text:cond-style-name=""><text:span text:style-name="a375" text:class-names="">Modifiez le style du titre</text:span></text:p>
        </draw:text-box>
        <svg:title/>
        <svg:desc/>
      </draw:frame>
      <draw:custom-shape svg:width="9.42357in" svg:height="5.35493in" draw:id="id53" draw:style-name="a380" draw:transform="translate(-4.71178in -2.67746in) rotate(-4.71239) translate(2.62422in 4.31066in)" draw:name="Organigramme : Opération manuelle 9">
        <svg:title/>
        <svg:desc/>
        <text:p text:style-name="a379" text:class-names="" text:cond-style-name=""><text:span text:style-name="a378"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6" draw:id="id54">
        <svg:title/>
        <svg:desc/>
        <draw:custom-shape svg:x="0in" svg:y="6.79496in" svg:width="13.33333in" svg:height="0.72413in" draw:id="id57" draw:style-name="a390" draw:name="Rectangle 7">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58" draw:style-name="a391" draw:name="Image 8" svg:x="11.71367in" svg:y="6.87805in" svg:width="1.60736in" svg:height="0.721in" style:rel-width="scale" style:rel-height="scale">
          <draw:image xlink:href="media/image4.png" xlink:type="simple" xlink:show="embed" xlink:actuate="onLoad"/>
          <svg:title/>
          <svg:desc/>
        </draw:frame>
      </draw:g>
      <draw:frame draw:id="id55" draw:style-name="a383" draw:name="ZoneTexte 10" svg:x="0.15676in" svg:y="6.9213in" svg:width="2.20497in" svg:height="0.37025in">
        <draw:text-box>
          <text:p text:style-name="a382" text:class-names="" text:cond-style-name=""><text:span text:style-name="a381" text:class-names="">#mstechdays</text:span></text:p>
        </draw:text-box>
        <svg:title/>
        <svg:desc/>
      </draw:frame>
      <draw:custom-shape svg:x="4.2517in" svg:y="6.95042in" svg:width="4.88317in" svg:height="0.34788in" draw:id="id56" draw:style-name="a387" draw:name="Rectangle 12">
        <svg:title/>
        <svg:desc/>
        <text:p text:style-name="a386" text:class-names="" text:cond-style-name=""><text:span text:style-name="a384" text:class-names="">Infrastructure, communication &amp; collaboration</text:span><text:span text:style-name="a385" text:class-names=""/></text:p>
        <draw:enhanced-geometry xmlns:dr3d="urn:oasis:names:tc:opendocument:xmlns:dr3d:1.0" draw:type="non-primitive" svg:viewBox="0 0 21600 21600" draw:enhanced-path="M 0 0 L 21600 0 21600 21600 0 21600 Z N"/>
      </draw:custom-shape>
      <presentation:notes style:page-layout-name="pageLayout2" draw:style-name="a421">
        <draw:frame draw:id="id2" presentation:style-name="a394" draw:name="Espace réservé de l'en-tête 1" svg:x="0in" svg:y="0in" svg:width="3.25in" svg:height="0.50174in" presentation:class="header" presentation:placeholder="false">
          <draw:text-box>
            <text:p text:style-name="a393" text:class-names="" text:cond-style-name=""><text:span text:style-name="a392" text:class-names=""/></text:p>
          </draw:text-box>
          <svg:title/>
          <svg:desc/>
        </draw:frame>
        <draw:frame draw:id="id3" presentation:style-name="a398" draw:name="Espace réservé de la date 2" svg:x="4.24826in" svg:y="0in" svg:width="3.25in" svg:height="0.50174in" presentation:class="date-time" presentation:placeholder="false">
          <draw:text-box>
            <text:p text:style-name="a397" text:class-names="" text:cond-style-name=""><text:span text:style-name="a395" text:class-names=""><text:date text:fixed="false" style:data-style-name="a396">08/05/2017</text:date></text:span></text:p>
          </draw:text-box>
          <svg:title/>
          <svg:desc/>
        </draw:frame>
        <draw:page-thumbnail svg:x="0.75in" svg:y="1.25in" svg:width="6in" svg:height="3.375in" presentation:class="page" draw:id="id4" presentation:style-name="a399" draw:name="Espace réservé de l'image des diapositives 3">
          <svg:title/>
          <svg:desc/>
        </draw:page-thumbnail>
        <draw:frame draw:id="id5" presentation:style-name="a414" draw:name="Espace réservé des notes 4" svg:x="0.75in" svg:y="4.8125in" svg:width="6in" svg:height="3.9375in" presentation:class="notes" presentation:placeholder="false">
          <draw:text-box>
            <text:p text:style-name="a401" text:class-names="" text:cond-style-name=""><text:span text:style-name="a400" text:class-names="">Modifier les styles du texte du masque</text:span></text:p>
            <text:list text:style-name="a404">
              <text:list-item>
                <text:list text:style-name="a404">
                  <text:list-item>
                    <text:p text:style-name="a403" text:class-names="" text:cond-style-name=""><text:span text:style-name="a402" text:class-names="">Deuxième niveau</text:span></text:p>
                  </text:list-item>
                </text:list>
              </text:list-item>
            </text:list>
            <text:list text:style-name="a407">
              <text:list-item>
                <text:list text:style-name="a407">
                  <text:list-item>
                    <text:list text:style-name="a407">
                      <text:list-item>
                        <text:p text:style-name="a406" text:class-names="" text:cond-style-name=""><text:span text:style-name="a405" text:class-names="">Troisième niveau</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Quatrième niveau</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Cinquième niveau</text:span></text:p>
                              </text:list-item>
                            </text:list>
                          </text:list-item>
                        </text:list>
                      </text:list-item>
                    </text:list>
                  </text:list-item>
                </text:list>
              </text:list-item>
            </text:list>
          </draw:text-box>
          <svg:title/>
          <svg:desc/>
        </draw:frame>
        <draw:frame draw:id="id6" presentation:style-name="a417" draw:name="Espace réservé du pied de page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7" presentation:style-name="a420" draw:name="Espace réservé du numéro de diapositive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8-cust-Titre-2-colonnes" style:page-layout-name="pageLayout1" draw:style-name="a423">
      <draw:frame draw:id="id59" presentation:style-name="a439" draw:name="Content Placeholder 2" svg:x="0.66667in" svg:y="1.3125in" svg:width="5.88889in" svg:height="5.37746in" presentation:class="object" presentation:placeholder="false">
        <draw:text-box>
          <text:list text:style-name="a426">
            <text:list-item>
              <text:p text:style-name="a425" text:class-names="" text:cond-style-name=""><text:span text:style-name="a424" text:class-names="">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Cinquième niveau</text:span></text:p>
                            </text:list-item>
                          </text:list>
                        </text:list-item>
                      </text:list>
                    </text:list-item>
                  </text:list>
                </text:list-item>
              </text:list>
            </text:list-item>
          </text:list>
        </draw:text-box>
        <svg:title/>
        <svg:desc/>
      </draw:frame>
      <draw:frame draw:id="id60" presentation:style-name="a455" draw:name="Content Placeholder 3" svg:x="6.77778in" svg:y="1.3125in" svg:width="5.88889in" svg:height="5.37746in" presentation:class="object" presentation:placeholder="false">
        <draw:text-box>
          <text:list text:style-name="a442">
            <text:list-item>
              <text:p text:style-name="a441" text:class-names="" text:cond-style-name=""><text:span text:style-name="a440" text:class-names="">Modifier les styles du texte du masque</text:span></text:p>
            </text:list-item>
          </text:list>
          <text:list text:style-name="a445">
            <text:list-item>
              <text:list text:style-name="a445">
                <text:list-item>
                  <text:p text:style-name="a444" text:class-names="" text:cond-style-name=""><text:span text:style-name="a443" text:class-names="">Deuxième niveau</text:span></text:p>
                </text:list-item>
              </text:list>
            </text:list-item>
          </text:list>
          <text:list text:style-name="a448">
            <text:list-item>
              <text:list text:style-name="a448">
                <text:list-item>
                  <text:list text:style-name="a448">
                    <text:list-item>
                      <text:p text:style-name="a447" text:class-names="" text:cond-style-name=""><text:span text:style-name="a446" text:class-names="">Troisième niveau</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trième niveau</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Cinquième niveau</text:span></text:p>
                            </text:list-item>
                          </text:list>
                        </text:list-item>
                      </text:list>
                    </text:list-item>
                  </text:list>
                </text:list-item>
              </text:list>
            </text:list-item>
          </text:list>
        </draw:text-box>
        <svg:title/>
        <svg:desc/>
      </draw:frame>
      <draw:frame draw:id="id61" presentation:style-name="a458" draw:name="Title 1" svg:x="0.66667in" svg:y="0.30093in" svg:width="11.98492in" svg:height="0.71911in" presentation:class="title" presentation:placeholder="false">
        <draw:text-box>
          <text:p text:style-name="a457" text:class-names="" text:cond-style-name=""><text:span text:style-name="a456" text:class-names="">Modifiez le style du titre</text:span></text:p>
        </draw:text-box>
        <svg:title/>
        <svg:desc/>
      </draw:frame>
      <draw:custom-shape svg:width="9.42357in" svg:height="5.35493in" draw:id="id62" draw:style-name="a461" draw:transform="translate(-4.71178in -2.67746in) rotate(-4.71239) translate(2.62422in 4.31066in)" draw:name="Organigramme : Opération manuelle 11">
        <svg:title/>
        <svg:desc/>
        <text:p text:style-name="a460" text:class-names="" text:cond-style-name=""><text:span text:style-name="a459"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8" draw:id="id63">
        <svg:title/>
        <svg:desc/>
        <draw:custom-shape svg:x="0in" svg:y="6.79496in" svg:width="13.33333in" svg:height="0.72413in" draw:id="id66" draw:style-name="a471" draw:name="Rectangle 9">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frame draw:id="id67" draw:style-name="a472" draw:name="Image 10" svg:x="11.71367in" svg:y="6.87805in" svg:width="1.60736in" svg:height="0.721in" style:rel-width="scale" style:rel-height="scale">
          <draw:image xlink:href="media/image4.png" xlink:type="simple" xlink:show="embed" xlink:actuate="onLoad"/>
          <svg:title/>
          <svg:desc/>
        </draw:frame>
      </draw:g>
      <draw:frame draw:id="id64" draw:style-name="a464" draw:name="ZoneTexte 12" svg:x="0.15676in" svg:y="6.9213in" svg:width="2.20497in" svg:height="0.37025in">
        <draw:text-box>
          <text:p text:style-name="a463" text:class-names="" text:cond-style-name=""><text:span text:style-name="a462" text:class-names="">#mstechdays</text:span></text:p>
        </draw:text-box>
        <svg:title/>
        <svg:desc/>
      </draw:frame>
      <draw:custom-shape svg:x="4.2517in" svg:y="6.95042in" svg:width="4.88317in" svg:height="0.34788in" draw:id="id65" draw:style-name="a468" draw:name="Rectangle 14">
        <svg:title/>
        <svg:desc/>
        <text:p text:style-name="a467" text:class-names="" text:cond-style-name=""><text:span text:style-name="a465" text:class-names="">Infrastructure, communication &amp; collaboration</text:span><text:span text:style-name="a466" text:class-names=""/></text:p>
        <draw:enhanced-geometry xmlns:dr3d="urn:oasis:names:tc:opendocument:xmlns:dr3d:1.0" draw:type="non-primitive" svg:viewBox="0 0 21600 21600" draw:enhanced-path="M 0 0 L 21600 0 21600 21600 0 21600 Z N"/>
      </draw:custom-shape>
      <presentation:notes style:page-layout-name="pageLayout2" draw:style-name="a502">
        <draw:frame draw:id="id2" presentation:style-name="a475" draw:name="Espace réservé de l'en-tête 1" svg:x="0in" svg:y="0in" svg:width="3.25in" svg:height="0.50174in" presentation:class="header" presentation:placeholder="false">
          <draw:text-box>
            <text:p text:style-name="a474" text:class-names="" text:cond-style-name=""><text:span text:style-name="a473" text:class-names=""/></text:p>
          </draw:text-box>
          <svg:title/>
          <svg:desc/>
        </draw:frame>
        <draw:frame draw:id="id3" presentation:style-name="a479" draw:name="Espace réservé de la date 2" svg:x="4.24826in" svg:y="0in" svg:width="3.25in" svg:height="0.50174in" presentation:class="date-time" presentation:placeholder="false">
          <draw:text-box>
            <text:p text:style-name="a478" text:class-names="" text:cond-style-name=""><text:span text:style-name="a476" text:class-names=""><text:date text:fixed="false" style:data-style-name="a477">08/05/2017</text:date></text:span></text:p>
          </draw:text-box>
          <svg:title/>
          <svg:desc/>
        </draw:frame>
        <draw:page-thumbnail svg:x="0.75in" svg:y="1.25in" svg:width="6in" svg:height="3.375in" presentation:class="page" draw:id="id4" presentation:style-name="a480" draw:name="Espace réservé de l'image des diapositives 3">
          <svg:title/>
          <svg:desc/>
        </draw:page-thumbnail>
        <draw:frame draw:id="id5" presentation:style-name="a495" draw:name="Espace réservé des notes 4" svg:x="0.75in" svg:y="4.8125in" svg:width="6in" svg:height="3.9375in" presentation:class="notes" presentation:placeholder="false">
          <draw:text-box>
            <text:p text:style-name="a482" text:class-names="" text:cond-style-name=""><text:span text:style-name="a481" text:class-names="">Modifier les styles du texte du masque</text:span></text:p>
            <text:list text:style-name="a485">
              <text:list-item>
                <text:list text:style-name="a485">
                  <text:list-item>
                    <text:p text:style-name="a484" text:class-names="" text:cond-style-name=""><text:span text:style-name="a483" text:class-names="">Deuxième niveau</text:span></text:p>
                  </text:list-item>
                </text:list>
              </text:list-item>
            </text:list>
            <text:list text:style-name="a488">
              <text:list-item>
                <text:list text:style-name="a488">
                  <text:list-item>
                    <text:list text:style-name="a488">
                      <text:list-item>
                        <text:p text:style-name="a487" text:class-names="" text:cond-style-name=""><text:span text:style-name="a486" text:class-names="">Troisième niveau</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Quatrième niveau</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Cinquième niveau</text:span></text:p>
                              </text:list-item>
                            </text:list>
                          </text:list-item>
                        </text:list>
                      </text:list-item>
                    </text:list>
                  </text:list-item>
                </text:list>
              </text:list-item>
            </text:list>
          </draw:text-box>
          <svg:title/>
          <svg:desc/>
        </draw:frame>
        <draw:frame draw:id="id6" presentation:style-name="a498" draw:name="Espace réservé du pied de page 5" svg:x="0in" svg:y="9.49826in" svg:width="3.25in" svg:height="0.50174in" presentation:class="footer" presentation:placeholder="false">
          <draw:text-box>
            <text:p text:style-name="a497" text:class-names="" text:cond-style-name=""><text:span text:style-name="a496" text:class-names=""/></text:p>
          </draw:text-box>
          <svg:title/>
          <svg:desc/>
        </draw:frame>
        <draw:frame draw:id="id7" presentation:style-name="a501" draw:name="Espace réservé du numéro de diapositive 6" svg:x="4.24826in" svg:y="9.49826in" svg:width="3.25in" svg:height="0.501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9-cust-Titre-comparaison" style:page-layout-name="pageLayout1" draw:style-name="a504">
      <draw:frame draw:id="id68" presentation:style-name="a508" draw:name="Text Placeholder 2" svg:x="0.66667in" svg:y="1.23003in" svg:width="5.8912in" svg:height="0.69965in" presentation:class="outline" presentation:placeholder="false">
        <draw:text-box>
          <text:list text:style-name="a507">
            <text:list-item>
              <text:p text:style-name="a506" text:class-names="" text:cond-style-name=""><text:span text:style-name="a505" text:class-names="">Modifier les styles du texte du masque</text:span></text:p>
            </text:list-item>
          </text:list>
        </draw:text-box>
        <svg:title/>
        <svg:desc/>
      </draw:frame>
      <draw:frame draw:id="id69" presentation:style-name="a524" draw:name="Content Placeholder 3" svg:x="0.66667in" svg:y="1.92969in" svg:width="5.8912in" svg:height="4.76027in" presentation:class="object" presentation:placeholder="false">
        <draw:text-box>
          <text:list text:style-name="a511">
            <text:list-item>
              <text:p text:style-name="a510" text:class-names="" text:cond-style-name=""><text:span text:style-name="a509" text:class-names="">Modifier les styles du texte du masque</text:span></text:p>
            </text:list-item>
          </text:list>
          <text:list text:style-name="a514">
            <text:list-item>
              <text:list text:style-name="a514">
                <text:list-item>
                  <text:p text:style-name="a513" text:class-names="" text:cond-style-name=""><text:span text:style-name="a512" text:class-names="">Deuxième niveau</text:span></text:p>
                </text:list-item>
              </text:list>
            </text:list-item>
          </text:list>
          <text:list text:style-name="a517">
            <text:list-item>
              <text:list text:style-name="a517">
                <text:list-item>
                  <text:list text:style-name="a517">
                    <text:list-item>
                      <text:p text:style-name="a516" text:class-names="" text:cond-style-name=""><text:span text:style-name="a515" text:class-names="">Troisième niveau</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Quatrième niveau</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Cinquième niveau</text:span></text:p>
                            </text:list-item>
                          </text:list>
                        </text:list-item>
                      </text:list>
                    </text:list-item>
                  </text:list>
                </text:list-item>
              </text:list>
            </text:list-item>
          </text:list>
        </draw:text-box>
        <svg:title/>
        <svg:desc/>
      </draw:frame>
      <draw:frame draw:id="id70" presentation:style-name="a528" draw:name="Text Placeholder 4" svg:x="6.77315in" svg:y="1.23003in" svg:width="5.89352in" svg:height="0.69965in" presentation:class="outline" presentation:placeholder="false">
        <draw:text-box>
          <text:list text:style-name="a527">
            <text:list-item>
              <text:p text:style-name="a526" text:class-names="" text:cond-style-name=""><text:span text:style-name="a525" text:class-names="">Modifier les styles du texte du masque</text:span></text:p>
            </text:list-item>
          </text:list>
        </draw:text-box>
        <svg:title/>
        <svg:desc/>
      </draw:frame>
      <draw:frame draw:id="id71" presentation:style-name="a544" draw:name="Content Placeholder 5" svg:x="6.77315in" svg:y="1.92969in" svg:width="5.89352in" svg:height="4.76027in" presentation:class="object" presentation:placeholder="false">
        <draw:text-box>
          <text:list text:style-name="a531">
            <text:list-item>
              <text:p text:style-name="a530" text:class-names="" text:cond-style-name=""><text:span text:style-name="a529" text:class-names="">Modifier les styles du texte du masque</text:span></text:p>
            </text:list-item>
          </text:list>
          <text:list text:style-name="a534">
            <text:list-item>
              <text:list text:style-name="a534">
                <text:list-item>
                  <text:p text:style-name="a533" text:class-names="" text:cond-style-name=""><text:span text:style-name="a532" text:class-names="">Deuxième niveau</text:span></text:p>
                </text:list-item>
              </text:list>
            </text:list-item>
          </text:list>
          <text:list text:style-name="a537">
            <text:list-item>
              <text:list text:style-name="a537">
                <text:list-item>
                  <text:list text:style-name="a537">
                    <text:list-item>
                      <text:p text:style-name="a536" text:class-names="" text:cond-style-name=""><text:span text:style-name="a535" text:class-names="">Troisième niveau</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Quatrième niveau</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Cinquième niveau</text:span></text:p>
                            </text:list-item>
                          </text:list>
                        </text:list-item>
                      </text:list>
                    </text:list-item>
                  </text:list>
                </text:list-item>
              </text:list>
            </text:list-item>
          </text:list>
        </draw:text-box>
        <svg:title/>
        <svg:desc/>
      </draw:frame>
      <draw:frame draw:id="id72" presentation:style-name="a547" draw:name="Title 1" svg:x="0.66667in" svg:y="0.30093in" svg:width="11.98492in" svg:height="0.71911in" presentation:class="title" presentation:placeholder="false">
        <draw:text-box>
          <text:p text:style-name="a546" text:class-names="" text:cond-style-name=""><text:span text:style-name="a545" text:class-names="">Modifiez le style du titre</text:span></text:p>
        </draw:text-box>
        <svg:title/>
        <svg:desc/>
      </draw:frame>
      <draw:custom-shape svg:width="9.42357in" svg:height="5.35493in" draw:id="id73" draw:style-name="a550" draw:transform="translate(-4.71178in -2.67746in) rotate(-4.71239) translate(2.62422in 4.31066in)" draw:name="Organigramme : Opération manuelle 13">
        <svg:title/>
        <svg:desc/>
        <text:p text:style-name="a549" text:class-names="" text:cond-style-name=""><text:span text:style-name="a548"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10" draw:id="id74">
        <svg:title/>
        <svg:desc/>
        <draw:custom-shape svg:x="0in" svg:y="6.79496in" svg:width="13.33333in" svg:height="0.72413in" draw:id="id77" draw:style-name="a560" draw:name="Rectangle 11">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78" draw:style-name="a561" draw:name="Image 12" svg:x="11.71367in" svg:y="6.87805in" svg:width="1.60736in" svg:height="0.721in" style:rel-width="scale" style:rel-height="scale">
          <draw:image xlink:href="media/image4.png" xlink:type="simple" xlink:show="embed" xlink:actuate="onLoad"/>
          <svg:title/>
          <svg:desc/>
        </draw:frame>
      </draw:g>
      <draw:frame draw:id="id75" draw:style-name="a553" draw:name="ZoneTexte 14" svg:x="0.15676in" svg:y="6.9213in" svg:width="2.20497in" svg:height="0.37025in">
        <draw:text-box>
          <text:p text:style-name="a552" text:class-names="" text:cond-style-name=""><text:span text:style-name="a551" text:class-names="">#mstechdays</text:span></text:p>
        </draw:text-box>
        <svg:title/>
        <svg:desc/>
      </draw:frame>
      <draw:custom-shape svg:x="4.2517in" svg:y="6.95042in" svg:width="4.88317in" svg:height="0.34788in" draw:id="id76" draw:style-name="a557" draw:name="Rectangle 16">
        <svg:title/>
        <svg:desc/>
        <text:p text:style-name="a556" text:class-names="" text:cond-style-name=""><text:span text:style-name="a554" text:class-names="">Infrastructure, communication &amp; collaboration</text:span><text:span text:style-name="a555" text:class-names=""/></text:p>
        <draw:enhanced-geometry xmlns:dr3d="urn:oasis:names:tc:opendocument:xmlns:dr3d:1.0" draw:type="non-primitive" svg:viewBox="0 0 21600 21600" draw:enhanced-path="M 0 0 L 21600 0 21600 21600 0 21600 Z N"/>
      </draw:custom-shape>
      <presentation:notes style:page-layout-name="pageLayout2" draw:style-name="a591">
        <draw:frame draw:id="id2" presentation:style-name="a564" draw:name="Espace réservé de l'en-tête 1" svg:x="0in" svg:y="0in" svg:width="3.25in" svg:height="0.50174in" presentation:class="header" presentation:placeholder="false">
          <draw:text-box>
            <text:p text:style-name="a563" text:class-names="" text:cond-style-name=""><text:span text:style-name="a562" text:class-names=""/></text:p>
          </draw:text-box>
          <svg:title/>
          <svg:desc/>
        </draw:frame>
        <draw:frame draw:id="id3" presentation:style-name="a568" draw:name="Espace réservé de la date 2" svg:x="4.24826in" svg:y="0in" svg:width="3.25in" svg:height="0.50174in" presentation:class="date-time" presentation:placeholder="false">
          <draw:text-box>
            <text:p text:style-name="a567" text:class-names="" text:cond-style-name=""><text:span text:style-name="a565" text:class-names=""><text:date text:fixed="false" style:data-style-name="a566">08/05/2017</text:date></text:span></text:p>
          </draw:text-box>
          <svg:title/>
          <svg:desc/>
        </draw:frame>
        <draw:page-thumbnail svg:x="0.75in" svg:y="1.25in" svg:width="6in" svg:height="3.375in" presentation:class="page" draw:id="id4" presentation:style-name="a569" draw:name="Espace réservé de l'image des diapositives 3">
          <svg:title/>
          <svg:desc/>
        </draw:page-thumbnail>
        <draw:frame draw:id="id5" presentation:style-name="a584" draw:name="Espace réservé des notes 4" svg:x="0.75in" svg:y="4.8125in" svg:width="6in" svg:height="3.9375in" presentation:class="notes" presentation:placeholder="false">
          <draw:text-box>
            <text:p text:style-name="a571" text:class-names="" text:cond-style-name=""><text:span text:style-name="a570" text:class-names="">Modifier les styles du texte du masque</text:span></text:p>
            <text:list text:style-name="a574">
              <text:list-item>
                <text:list text:style-name="a574">
                  <text:list-item>
                    <text:p text:style-name="a573" text:class-names="" text:cond-style-name=""><text:span text:style-name="a572" text:class-names="">Deuxième niveau</text:span></text:p>
                  </text:list-item>
                </text:list>
              </text:list-item>
            </text:list>
            <text:list text:style-name="a577">
              <text:list-item>
                <text:list text:style-name="a577">
                  <text:list-item>
                    <text:list text:style-name="a577">
                      <text:list-item>
                        <text:p text:style-name="a576" text:class-names="" text:cond-style-name=""><text:span text:style-name="a575" text:class-names="">Troisième niveau</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Quatrième niveau</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1" text:class-names="">Cinquième niveau</text:span></text:p>
                              </text:list-item>
                            </text:list>
                          </text:list-item>
                        </text:list>
                      </text:list-item>
                    </text:list>
                  </text:list-item>
                </text:list>
              </text:list-item>
            </text:list>
          </draw:text-box>
          <svg:title/>
          <svg:desc/>
        </draw:frame>
        <draw:frame draw:id="id6" presentation:style-name="a587" draw:name="Espace réservé du pied de page 5" svg:x="0in" svg:y="9.49826in" svg:width="3.25in" svg:height="0.50174in" presentation:class="footer" presentation:placeholder="false">
          <draw:text-box>
            <text:p text:style-name="a586" text:class-names="" text:cond-style-name=""><text:span text:style-name="a585" text:class-names=""/></text:p>
          </draw:text-box>
          <svg:title/>
          <svg:desc/>
        </draw:frame>
        <draw:frame draw:id="id7" presentation:style-name="a590" draw:name="Espace réservé du numéro de diapositive 6" svg:x="4.24826in" svg:y="9.49826in" svg:width="3.25in" svg:height="0.50174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master-page>
    <style:master-page style:name="Master1-Layout10-cust-Slide-vide" style:page-layout-name="pageLayout1" draw:style-name="a593">
      <draw:custom-shape svg:width="9.42357in" svg:height="5.35493in" draw:id="id79" draw:style-name="a596" draw:transform="translate(-4.71178in -2.67746in) rotate(-4.71239) translate(2.62422in 4.31066in)" draw:name="Organigramme : Opération manuelle 7">
        <svg:title/>
        <svg:desc/>
        <text:p text:style-name="a595" text:class-names="" text:cond-style-name=""><text:span text:style-name="a594"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5" draw:id="id80">
        <svg:title/>
        <svg:desc/>
        <draw:custom-shape svg:x="0in" svg:y="6.79496in" svg:width="13.33333in" svg:height="0.72413in" draw:id="id83" draw:style-name="a606" draw:name="Rectangle 6">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frame draw:id="id84" draw:style-name="a607" draw:name="Image 11" svg:x="11.71367in" svg:y="6.87805in" svg:width="1.60736in" svg:height="0.721in" style:rel-width="scale" style:rel-height="scale">
          <draw:image xlink:href="media/image4.png" xlink:type="simple" xlink:show="embed" xlink:actuate="onLoad"/>
          <svg:title/>
          <svg:desc/>
        </draw:frame>
      </draw:g>
      <draw:frame draw:id="id81" draw:style-name="a599" draw:name="ZoneTexte 8" svg:x="0.15676in" svg:y="6.9213in" svg:width="2.20497in" svg:height="0.37025in">
        <draw:text-box>
          <text:p text:style-name="a598" text:class-names="" text:cond-style-name=""><text:span text:style-name="a597" text:class-names="">#mstechdays</text:span></text:p>
        </draw:text-box>
        <svg:title/>
        <svg:desc/>
      </draw:frame>
      <draw:custom-shape svg:x="4.2517in" svg:y="6.95042in" svg:width="4.88317in" svg:height="0.34788in" draw:id="id82" draw:style-name="a603" draw:name="Rectangle 10">
        <svg:title/>
        <svg:desc/>
        <text:p text:style-name="a602" text:class-names="" text:cond-style-name=""><text:span text:style-name="a600" text:class-names="">Infrastructure, communication &amp; collaboration</text:span><text:span text:style-name="a601" text:class-names=""/></text:p>
        <draw:enhanced-geometry xmlns:dr3d="urn:oasis:names:tc:opendocument:xmlns:dr3d:1.0" draw:type="non-primitive" svg:viewBox="0 0 21600 21600" draw:enhanced-path="M 0 0 L 21600 0 21600 21600 0 21600 Z N"/>
      </draw:custom-shape>
      <presentation:notes style:page-layout-name="pageLayout2" draw:style-name="a637">
        <draw:frame draw:id="id2" presentation:style-name="a610" draw:name="Espace réservé de l'en-tête 1" svg:x="0in" svg:y="0in" svg:width="3.25in" svg:height="0.50174in" presentation:class="header" presentation:placeholder="false">
          <draw:text-box>
            <text:p text:style-name="a609" text:class-names="" text:cond-style-name=""><text:span text:style-name="a608" text:class-names=""/></text:p>
          </draw:text-box>
          <svg:title/>
          <svg:desc/>
        </draw:frame>
        <draw:frame draw:id="id3" presentation:style-name="a614" draw:name="Espace réservé de la date 2" svg:x="4.24826in" svg:y="0in" svg:width="3.25in" svg:height="0.50174in" presentation:class="date-time" presentation:placeholder="false">
          <draw:text-box>
            <text:p text:style-name="a613" text:class-names="" text:cond-style-name=""><text:span text:style-name="a611" text:class-names=""><text:date text:fixed="false" style:data-style-name="a612">08/05/2017</text:date></text:span></text:p>
          </draw:text-box>
          <svg:title/>
          <svg:desc/>
        </draw:frame>
        <draw:page-thumbnail svg:x="0.75in" svg:y="1.25in" svg:width="6in" svg:height="3.375in" presentation:class="page" draw:id="id4" presentation:style-name="a615" draw:name="Espace réservé de l'image des diapositives 3">
          <svg:title/>
          <svg:desc/>
        </draw:page-thumbnail>
        <draw:frame draw:id="id5" presentation:style-name="a630" draw:name="Espace réservé des notes 4" svg:x="0.75in" svg:y="4.8125in" svg:width="6in" svg:height="3.9375in" presentation:class="notes" presentation:placeholder="false">
          <draw:text-box>
            <text:p text:style-name="a617" text:class-names="" text:cond-style-name=""><text:span text:style-name="a616" text:class-names="">Modifier les styles du texte du masque</text:span></text:p>
            <text:list text:style-name="a620">
              <text:list-item>
                <text:list text:style-name="a620">
                  <text:list-item>
                    <text:p text:style-name="a619" text:class-names="" text:cond-style-name=""><text:span text:style-name="a618" text:class-names="">Deuxième niveau</text:span></text:p>
                  </text:list-item>
                </text:list>
              </text:list-item>
            </text:list>
            <text:list text:style-name="a623">
              <text:list-item>
                <text:list text:style-name="a623">
                  <text:list-item>
                    <text:list text:style-name="a623">
                      <text:list-item>
                        <text:p text:style-name="a622" text:class-names="" text:cond-style-name=""><text:span text:style-name="a621" text:class-names="">Troisième niveau</text:span></text:p>
                      </text:list-item>
                    </text:list>
                  </text:list-item>
                </text:list>
              </text:list-item>
            </text:list>
            <text:list text:style-name="a626">
              <text:list-item>
                <text:list text:style-name="a626">
                  <text:list-item>
                    <text:list text:style-name="a626">
                      <text:list-item>
                        <text:list text:style-name="a626">
                          <text:list-item>
                            <text:p text:style-name="a625" text:class-names="" text:cond-style-name=""><text:span text:style-name="a624" text:class-names="">Quatrième niveau</text:span></text:p>
                          </text:list-item>
                        </text:list>
                      </text:list-item>
                    </text:list>
                  </text:list-item>
                </text:list>
              </text:list-item>
            </text:list>
            <text:list text:style-name="a629">
              <text:list-item>
                <text:list text:style-name="a629">
                  <text:list-item>
                    <text:list text:style-name="a629">
                      <text:list-item>
                        <text:list text:style-name="a629">
                          <text:list-item>
                            <text:list text:style-name="a629">
                              <text:list-item>
                                <text:p text:style-name="a628" text:class-names="" text:cond-style-name=""><text:span text:style-name="a627" text:class-names="">Cinquième niveau</text:span></text:p>
                              </text:list-item>
                            </text:list>
                          </text:list-item>
                        </text:list>
                      </text:list-item>
                    </text:list>
                  </text:list-item>
                </text:list>
              </text:list-item>
            </text:list>
          </draw:text-box>
          <svg:title/>
          <svg:desc/>
        </draw:frame>
        <draw:frame draw:id="id6" presentation:style-name="a633" draw:name="Espace réservé du pied de page 5" svg:x="0in" svg:y="9.49826in" svg:width="3.25in" svg:height="0.50174in" presentation:class="footer" presentation:placeholder="false">
          <draw:text-box>
            <text:p text:style-name="a632" text:class-names="" text:cond-style-name=""><text:span text:style-name="a631" text:class-names=""/></text:p>
          </draw:text-box>
          <svg:title/>
          <svg:desc/>
        </draw:frame>
        <draw:frame draw:id="id7" presentation:style-name="a636" draw:name="Espace réservé du numéro de diapositive 6" svg:x="4.24826in" svg:y="9.49826in" svg:width="3.25in" svg:height="0.50174in" presentation:class="page-number" presentation:placeholder="false">
          <draw:text-box>
            <text:p text:style-name="a635" text:class-names="" text:cond-style-name=""><text:span text:style-name="a634" text:class-names=""><text:page-number style:num-format="1" text:fixed="false"/></text:span></text:p>
          </draw:text-box>
          <svg:title/>
          <svg:desc/>
        </draw:frame>
      </presentation:notes>
    </style:master-page>
    <style:master-page style:name="Master1-Layout11-cust-Slide-avec-Code" style:page-layout-name="pageLayout1" draw:style-name="a639">
      <draw:frame draw:id="id85" presentation:style-name="a642" draw:name="Title 1" svg:x="0.66667in" svg:y="0.30093in" svg:width="12.29991in" svg:height="0.71911in" presentation:class="title" presentation:placeholder="false">
        <draw:text-box>
          <text:p text:style-name="a641" text:class-names="" text:cond-style-name=""><text:span text:style-name="a640" text:class-names="">Modifiez le style du titre</text:span></text:p>
        </draw:text-box>
        <svg:title/>
        <svg:desc/>
      </draw:frame>
      <draw:frame draw:id="id86" presentation:style-name="a646" draw:name="Text Placeholder 2" svg:x="0.68287in" svg:y="1.125in" svg:width="12.28472in" svg:height="5.56482in" presentation:class="outline" presentation:placeholder="false">
        <draw:text-box>
          <text:list text:style-name="a645">
            <text:list-item>
              <text:p text:style-name="a644" text:class-names="" text:cond-style-name=""><text:span text:style-name="a643" text:class-names="">Modifier les styles du texte du masque</text:span></text:p>
            </text:list-item>
          </text:list>
        </draw:text-box>
        <svg:title/>
        <svg:desc/>
      </draw:frame>
      <draw:custom-shape svg:width="9.42357in" svg:height="5.35493in" draw:id="id87" draw:style-name="a649" draw:transform="translate(-4.71178in -2.67746in) rotate(-4.71239) translate(2.62422in 4.31066in)" draw:name="Organigramme : Opération manuelle 9">
        <svg:title/>
        <svg:desc/>
        <text:p text:style-name="a648" text:class-names="" text:cond-style-name=""><text:span text:style-name="a647" text:class-names=""/></text:p>
        <draw:enhanced-geometry xmlns:dr3d="urn:oasis:names:tc:opendocument:xmlns:dr3d:1.0" draw:type="non-primitive" svg:viewBox="0 0 5 5" draw:enhanced-path="M ?f0 ?f0 L ?f1 ?f0 ?f2 ?f1 ?f3 ?f1 Z N" draw:text-areas="?f14 ?f15 ?f19 ?f16" draw:glue-points="?f13 ?f17 ?f18 ?f17" draw:glue-point-leaving-directions="-270, -90">
          <draw:equation draw:name="f0" draw:formula="0"/>
          <draw:equation draw:name="f1" draw:formula="5"/>
          <draw:equation draw:name="f2" draw:formula="4"/>
          <draw:equation draw:name="f3" draw:formula="1"/>
          <draw:equation draw:name="f4" draw:formula="?f1 - ?f0"/>
          <draw:equation draw:name="f5" draw:formula="?f4 / 2"/>
          <draw:equation draw:name="f6" draw:formula="?f4 / 5"/>
          <draw:equation draw:name="f7" draw:formula="?f4 / 10"/>
          <draw:equation draw:name="f8" draw:formula="?f4 * 4"/>
          <draw:equation draw:name="f9" draw:formula="?f4 * 9"/>
          <draw:equation draw:name="f10" draw:formula="?f0 + ?f5"/>
          <draw:equation draw:name="f11" draw:formula="?f8 / 5"/>
          <draw:equation draw:name="f12" draw:formula="?f9 / 10"/>
          <draw:equation draw:name="f13" draw:formula="?f7 / ?f6"/>
          <draw:equation draw:name="f14" draw:formula="?f6 / ?f6"/>
          <draw:equation draw:name="f15" draw:formula="?f0 / ?f6"/>
          <draw:equation draw:name="f16" draw:formula="?f1 / ?f6"/>
          <draw:equation draw:name="f17" draw:formula="?f10 / ?f6"/>
          <draw:equation draw:name="f18" draw:formula="?f12 / ?f6"/>
          <draw:equation draw:name="f19" draw:formula="?f11 / ?f6"/>
        </draw:enhanced-geometry>
      </draw:custom-shape>
      <draw:g draw:name="Groupe 7" draw:id="id88">
        <svg:title/>
        <svg:desc/>
        <draw:custom-shape svg:x="0in" svg:y="6.79496in" svg:width="13.33333in" svg:height="0.72413in" draw:id="id91" draw:style-name="a659" draw:name="Rectangle 8">
          <svg:title/>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frame draw:id="id92" draw:style-name="a660" draw:name="Image 13" svg:x="11.71367in" svg:y="6.87805in" svg:width="1.60736in" svg:height="0.721in" style:rel-width="scale" style:rel-height="scale">
          <draw:image xlink:href="media/image4.png" xlink:type="simple" xlink:show="embed" xlink:actuate="onLoad"/>
          <svg:title/>
          <svg:desc/>
        </draw:frame>
      </draw:g>
      <draw:frame draw:id="id89" draw:style-name="a652" draw:name="ZoneTexte 10" svg:x="0.15676in" svg:y="6.9213in" svg:width="2.20497in" svg:height="0.37025in">
        <draw:text-box>
          <text:p text:style-name="a651" text:class-names="" text:cond-style-name=""><text:span text:style-name="a650" text:class-names="">#mstechdays</text:span></text:p>
        </draw:text-box>
        <svg:title/>
        <svg:desc/>
      </draw:frame>
      <draw:custom-shape svg:x="4.2517in" svg:y="6.95042in" svg:width="4.88317in" svg:height="0.34788in" draw:id="id90" draw:style-name="a656" draw:name="Rectangle 12">
        <svg:title/>
        <svg:desc/>
        <text:p text:style-name="a655" text:class-names="" text:cond-style-name=""><text:span text:style-name="a653" text:class-names="">Infrastructure, communication &amp; collaboration</text:span><text:span text:style-name="a654" text:class-names=""/></text:p>
        <draw:enhanced-geometry xmlns:dr3d="urn:oasis:names:tc:opendocument:xmlns:dr3d:1.0" draw:type="non-primitive" svg:viewBox="0 0 21600 21600" draw:enhanced-path="M 0 0 L 21600 0 21600 21600 0 21600 Z N"/>
      </draw:custom-shape>
      <presentation:notes style:page-layout-name="pageLayout2" draw:style-name="a690">
        <draw:frame draw:id="id2" presentation:style-name="a663" draw:name="Espace réservé de l'en-tête 1" svg:x="0in" svg:y="0in" svg:width="3.25in" svg:height="0.50174in" presentation:class="header" presentation:placeholder="false">
          <draw:text-box>
            <text:p text:style-name="a662" text:class-names="" text:cond-style-name=""><text:span text:style-name="a661" text:class-names=""/></text:p>
          </draw:text-box>
          <svg:title/>
          <svg:desc/>
        </draw:frame>
        <draw:frame draw:id="id3" presentation:style-name="a667" draw:name="Espace réservé de la date 2" svg:x="4.24826in" svg:y="0in" svg:width="3.25in" svg:height="0.50174in" presentation:class="date-time" presentation:placeholder="false">
          <draw:text-box>
            <text:p text:style-name="a666" text:class-names="" text:cond-style-name=""><text:span text:style-name="a664" text:class-names=""><text:date text:fixed="false" style:data-style-name="a665">08/05/2017</text:date></text:span></text:p>
          </draw:text-box>
          <svg:title/>
          <svg:desc/>
        </draw:frame>
        <draw:page-thumbnail svg:x="0.75in" svg:y="1.25in" svg:width="6in" svg:height="3.375in" presentation:class="page" draw:id="id4" presentation:style-name="a668" draw:name="Espace réservé de l'image des diapositives 3">
          <svg:title/>
          <svg:desc/>
        </draw:page-thumbnail>
        <draw:frame draw:id="id5" presentation:style-name="a683" draw:name="Espace réservé des notes 4" svg:x="0.75in" svg:y="4.8125in" svg:width="6in" svg:height="3.9375in" presentation:class="notes" presentation:placeholder="false">
          <draw:text-box>
            <text:p text:style-name="a670" text:class-names="" text:cond-style-name=""><text:span text:style-name="a669" text:class-names="">Modifier les styles du texte du masque</text:span></text:p>
            <text:list text:style-name="a673">
              <text:list-item>
                <text:list text:style-name="a673">
                  <text:list-item>
                    <text:p text:style-name="a672" text:class-names="" text:cond-style-name=""><text:span text:style-name="a671" text:class-names="">Deuxième niveau</text:span></text:p>
                  </text:list-item>
                </text:list>
              </text:list-item>
            </text:list>
            <text:list text:style-name="a676">
              <text:list-item>
                <text:list text:style-name="a676">
                  <text:list-item>
                    <text:list text:style-name="a676">
                      <text:list-item>
                        <text:p text:style-name="a675" text:class-names="" text:cond-style-name=""><text:span text:style-name="a674" text:class-names="">Troisième niveau</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Quatrième niveau</text:span></text:p>
                          </text:list-item>
                        </text:list>
                      </text:list-item>
                    </text:list>
                  </text:list-item>
                </text:list>
              </text:list-item>
            </text:list>
            <text:list text:style-name="a682">
              <text:list-item>
                <text:list text:style-name="a682">
                  <text:list-item>
                    <text:list text:style-name="a682">
                      <text:list-item>
                        <text:list text:style-name="a682">
                          <text:list-item>
                            <text:list text:style-name="a682">
                              <text:list-item>
                                <text:p text:style-name="a681" text:class-names="" text:cond-style-name=""><text:span text:style-name="a680" text:class-names="">Cinquième niveau</text:span></text:p>
                              </text:list-item>
                            </text:list>
                          </text:list-item>
                        </text:list>
                      </text:list-item>
                    </text:list>
                  </text:list-item>
                </text:list>
              </text:list-item>
            </text:list>
          </draw:text-box>
          <svg:title/>
          <svg:desc/>
        </draw:frame>
        <draw:frame draw:id="id6" presentation:style-name="a686" draw:name="Espace réservé du pied de page 5" svg:x="0in" svg:y="9.49826in" svg:width="3.25in" svg:height="0.50174in" presentation:class="footer" presentation:placeholder="false">
          <draw:text-box>
            <text:p text:style-name="a685" text:class-names="" text:cond-style-name=""><text:span text:style-name="a684" text:class-names=""/></text:p>
          </draw:text-box>
          <svg:title/>
          <svg:desc/>
        </draw:frame>
        <draw:frame draw:id="id7" presentation:style-name="a689" draw:name="Espace réservé du numéro de diapositive 6" svg:x="4.24826in" svg:y="9.49826in" svg:width="3.25in" svg:height="0.50174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1-Layout12-cust-Disposition-personnalisée" style:page-layout-name="pageLayout1" draw:style-name="a691">
      <draw:frame draw:id="id93" draw:style-name="a698" draw:name="Text Box 3" svg:x="0.56959in" svg:y="6.8879in" svg:width="12.22222in" svg:height="0.3368in">
        <draw:text-box>
          <text:p text:style-name="a693" text:class-names="" text:cond-style-name=""><text:span text:style-name="a692" text:class-names="">© 2014 Microsoft Corporation. All rights reserved. Microsoft, Windows, Windows Vista and other product names are or may be registered trademarks and/or trademarks in the U.S. and/or other countries.</text:span></text:p>
          <text:p text:style-name="a697" text:class-names="" text:cond-style-name=""><text:span text:style-name="a694" text:class-names="">The information herein is for informational purposes only and represents the current view of Microsoft Corporation as of the date of this<text:s text:c="1"/></text:span><text:span text:style-name="a695" text:class-names="">presentation</text:span><text:span text:style-name="a696" text:class-names="">. <text:s text:c="1"/>Because Microsoft must respond to changing market conditions, it should not be interpreted to be a commitment on the part of Microsoft, and Microsoft cannot guarantee the accuracy of any information provided after the date of this presentation. <text:s text:c="1"/>MICROSOFT MAKES NO WARRANTIES, EXPRESS, IMPLIED OR STATUTORY, AS TO THE INFORMATION IN THIS PRESENTATION.</text:span></text:p>
        </draw:text-box>
        <svg:title/>
        <svg:desc/>
      </draw:frame>
      <draw:frame draw:id="id94" draw:style-name="a699" draw:name="Picture 3" svg:x="2.71544in" svg:y="1.72848in" svg:width="5.60277in" svg:height="2.06094in" style:rel-width="scale" style:rel-height="scale">
        <draw:image xlink:href="media/image5.png" xlink:type="simple" xlink:show="embed" xlink:actuate="onLoad"/>
        <svg:title/>
        <svg:desc/>
      </draw:frame>
      <draw:frame draw:id="id95" draw:style-name="a702" draw:name="ZoneTexte 1" svg:x="5.1304in" svg:y="3.09346in" svg:width="2.72996in" svg:height="1.04342in">
        <draw:text-box>
          <text:p text:style-name="a701" text:class-names="" text:cond-style-name=""><text:span text:style-name="a700" text:class-names="">Digital is business</text:span></text:p>
        </draw:text-box>
        <svg:title/>
        <svg:desc/>
      </draw:frame>
      <draw:frame draw:id="id96" draw:style-name="a703" draw:name="Image 4" svg:x="7.92665in" svg:y="2.59502in" svg:width="2.19057in" svg:height="0.99688in" style:rel-width="scale" style:rel-height="scale">
        <draw:image xlink:href="media/image6.png" xlink:type="simple" xlink:show="embed" xlink:actuate="onLoad"/>
        <svg:title/>
        <svg:desc/>
      </draw:frame>
      <presentation:notes style:page-layout-name="pageLayout2" draw:style-name="a733">
        <draw:frame draw:id="id2" presentation:style-name="a706" draw:name="Espace réservé de l'en-tête 1" svg:x="0in" svg:y="0in" svg:width="3.25in" svg:height="0.50174in" presentation:class="header" presentation:placeholder="false">
          <draw:text-box>
            <text:p text:style-name="a705" text:class-names="" text:cond-style-name=""><text:span text:style-name="a704" text:class-names=""/></text:p>
          </draw:text-box>
          <svg:title/>
          <svg:desc/>
        </draw:frame>
        <draw:frame draw:id="id3" presentation:style-name="a710" draw:name="Espace réservé de la date 2" svg:x="4.24826in" svg:y="0in" svg:width="3.25in" svg:height="0.50174in" presentation:class="date-time" presentation:placeholder="false">
          <draw:text-box>
            <text:p text:style-name="a709" text:class-names="" text:cond-style-name=""><text:span text:style-name="a707" text:class-names=""><text:date text:fixed="false" style:data-style-name="a708">08/05/2017</text:date></text:span></text:p>
          </draw:text-box>
          <svg:title/>
          <svg:desc/>
        </draw:frame>
        <draw:page-thumbnail svg:x="0.75in" svg:y="1.25in" svg:width="6in" svg:height="3.375in" presentation:class="page" draw:id="id4" presentation:style-name="a711" draw:name="Espace réservé de l'image des diapositives 3">
          <svg:title/>
          <svg:desc/>
        </draw:page-thumbnail>
        <draw:frame draw:id="id5" presentation:style-name="a726" draw:name="Espace réservé des notes 4" svg:x="0.75in" svg:y="4.8125in" svg:width="6in" svg:height="3.9375in" presentation:class="notes" presentation:placeholder="false">
          <draw:text-box>
            <text:p text:style-name="a713" text:class-names="" text:cond-style-name=""><text:span text:style-name="a712" text:class-names="">Modifier les styles du texte du masque</text:span></text:p>
            <text:list text:style-name="a716">
              <text:list-item>
                <text:list text:style-name="a716">
                  <text:list-item>
                    <text:p text:style-name="a715" text:class-names="" text:cond-style-name=""><text:span text:style-name="a714" text:class-names="">Deuxième niveau</text:span></text:p>
                  </text:list-item>
                </text:list>
              </text:list-item>
            </text:list>
            <text:list text:style-name="a719">
              <text:list-item>
                <text:list text:style-name="a719">
                  <text:list-item>
                    <text:list text:style-name="a719">
                      <text:list-item>
                        <text:p text:style-name="a718" text:class-names="" text:cond-style-name=""><text:span text:style-name="a717" text:class-names="">Troisième niveau</text:span></text:p>
                      </text:list-item>
                    </text:list>
                  </text:list-item>
                </text:list>
              </text:list-item>
            </text:list>
            <text:list text:style-name="a722">
              <text:list-item>
                <text:list text:style-name="a722">
                  <text:list-item>
                    <text:list text:style-name="a722">
                      <text:list-item>
                        <text:list text:style-name="a722">
                          <text:list-item>
                            <text:p text:style-name="a721" text:class-names="" text:cond-style-name=""><text:span text:style-name="a720" text:class-names="">Quatrième niveau</text:span></text:p>
                          </text:list-item>
                        </text:list>
                      </text:list-item>
                    </text:list>
                  </text:list-item>
                </text:list>
              </text:list-item>
            </text:list>
            <text:list text:style-name="a725">
              <text:list-item>
                <text:list text:style-name="a725">
                  <text:list-item>
                    <text:list text:style-name="a725">
                      <text:list-item>
                        <text:list text:style-name="a725">
                          <text:list-item>
                            <text:list text:style-name="a725">
                              <text:list-item>
                                <text:p text:style-name="a724" text:class-names="" text:cond-style-name=""><text:span text:style-name="a723" text:class-names="">Cinquième niveau</text:span></text:p>
                              </text:list-item>
                            </text:list>
                          </text:list-item>
                        </text:list>
                      </text:list-item>
                    </text:list>
                  </text:list-item>
                </text:list>
              </text:list-item>
            </text:list>
          </draw:text-box>
          <svg:title/>
          <svg:desc/>
        </draw:frame>
        <draw:frame draw:id="id6" presentation:style-name="a729" draw:name="Espace réservé du pied de page 5" svg:x="0in" svg:y="9.49826in" svg:width="3.25in" svg:height="0.50174in" presentation:class="footer" presentation:placeholder="false">
          <draw:text-box>
            <text:p text:style-name="a728" text:class-names="" text:cond-style-name=""><text:span text:style-name="a727" text:class-names=""/></text:p>
          </draw:text-box>
          <svg:title/>
          <svg:desc/>
        </draw:frame>
        <draw:frame draw:id="id7" presentation:style-name="a732" draw:name="Espace réservé du numéro de diapositive 6" svg:x="4.24826in" svg:y="9.49826in" svg:width="3.25in" svg:height="0.50174in" presentation:class="page-number" presentation:placeholder="false">
          <draw:text-box>
            <text:p text:style-name="a731" text:class-names="" text:cond-style-name=""><text:span text:style-name="a730" text:class-names=""><text:page-number style:num-format="1" text:fixed="false"/></text:span></text:p>
          </draw:text-box>
          <svg:title/>
          <svg:desc/>
        </draw:frame>
      </presentation:notes>
    </style:master-page>
    <style:master-page style:name="Master1-Layout13-title-Diapositive-de-titre" style:page-layout-name="pageLayout1" draw:style-name="a734">
      <draw:frame draw:id="id97" presentation:style-name="a737" draw:name="Titre 1" svg:x="1in" svg:y="2.32986in" svg:width="11.33333in" svg:height="1.60764in" presentation:class="title" presentation:placeholder="false">
        <draw:text-box>
          <text:p text:style-name="a736" text:class-names="" text:cond-style-name=""><text:span text:style-name="a735" text:class-names="">Modifiez le style du titre</text:span></text:p>
        </draw:text-box>
        <svg:title/>
        <svg:desc/>
      </draw:frame>
      <draw:frame draw:id="id98" presentation:style-name="a740" draw:name="Sous-titre 2" svg:x="2in" svg:y="4.25in" svg:width="9.33333in" svg:height="1.91667in" presentation:class="subtitle" presentation:placeholder="false">
        <draw:text-box>
          <text:p text:style-name="a739" text:class-names="" text:cond-style-name=""><text:span text:style-name="a738" text:class-names="">Modifier le style des sous-titres du masque</text:span></text:p>
        </draw:text-box>
        <svg:title/>
        <svg:desc/>
      </draw:frame>
      <draw:frame draw:id="id99" presentation:style-name="a744" draw:name="Espace réservé de la date 3" svg:x="0.66667in" svg:y="6.95139in" svg:width="3.11111in" svg:height="0.39931in" presentation:class="date-time" presentation:placeholder="false">
        <draw:text-box>
          <text:p text:style-name="a743" text:class-names="" text:cond-style-name=""><text:span text:style-name="a741" text:class-names=""><text:date text:fixed="false" style:data-style-name="a742">08/05/2017</text:date></text:span></text:p>
        </draw:text-box>
        <svg:title/>
        <svg:desc/>
      </draw:frame>
      <draw:frame draw:id="id100" presentation:style-name="a747" draw:name="Espace réservé du pied de page 4" svg:x="4.55556in" svg:y="6.95139in" svg:width="4.22222in" svg:height="0.39931in" presentation:class="footer" presentation:placeholder="false">
        <draw:text-box>
          <text:p text:style-name="a746" text:class-names="" text:cond-style-name=""><text:span text:style-name="a745" text:class-names=""/></text:p>
        </draw:text-box>
        <svg:title/>
        <svg:desc/>
      </draw:frame>
      <draw:frame draw:id="id101" presentation:style-name="a750" draw:name="Espace réservé du numéro de diapositive 5" svg:x="9.55556in" svg:y="6.95139in" svg:width="3.11111in" svg:height="0.39931in" presentation:class="page-number" presentation:placeholder="false">
        <draw:text-box>
          <text:p text:style-name="a749" text:class-names="" text:cond-style-name=""><text:span text:style-name="a748" text:class-names=""><text:page-number style:num-format="1" text:fixed="false"/></text:span></text:p>
        </draw:text-box>
        <svg:title/>
        <svg:desc/>
      </draw:frame>
      <presentation:notes style:page-layout-name="pageLayout2" draw:style-name="a780">
        <draw:frame draw:id="id2" presentation:style-name="a753" draw:name="Espace réservé de l'en-tête 1" svg:x="0in" svg:y="0in" svg:width="3.25in" svg:height="0.50174in" presentation:class="header" presentation:placeholder="false">
          <draw:text-box>
            <text:p text:style-name="a752" text:class-names="" text:cond-style-name=""><text:span text:style-name="a751" text:class-names=""/></text:p>
          </draw:text-box>
          <svg:title/>
          <svg:desc/>
        </draw:frame>
        <draw:frame draw:id="id3" presentation:style-name="a757" draw:name="Espace réservé de la date 2" svg:x="4.24826in" svg:y="0in" svg:width="3.25in" svg:height="0.50174in" presentation:class="date-time" presentation:placeholder="false">
          <draw:text-box>
            <text:p text:style-name="a756" text:class-names="" text:cond-style-name=""><text:span text:style-name="a754" text:class-names=""><text:date text:fixed="false" style:data-style-name="a755">08/05/2017</text:date></text:span></text:p>
          </draw:text-box>
          <svg:title/>
          <svg:desc/>
        </draw:frame>
        <draw:page-thumbnail svg:x="0.75in" svg:y="1.25in" svg:width="6in" svg:height="3.375in" presentation:class="page" draw:id="id4" presentation:style-name="a758" draw:name="Espace réservé de l'image des diapositives 3">
          <svg:title/>
          <svg:desc/>
        </draw:page-thumbnail>
        <draw:frame draw:id="id5" presentation:style-name="a773" draw:name="Espace réservé des notes 4" svg:x="0.75in" svg:y="4.8125in" svg:width="6in" svg:height="3.9375in" presentation:class="notes" presentation:placeholder="false">
          <draw:text-box>
            <text:p text:style-name="a760" text:class-names="" text:cond-style-name=""><text:span text:style-name="a759" text:class-names="">Modifier les styles du texte du masque</text:span></text:p>
            <text:list text:style-name="a763">
              <text:list-item>
                <text:list text:style-name="a763">
                  <text:list-item>
                    <text:p text:style-name="a762" text:class-names="" text:cond-style-name=""><text:span text:style-name="a761" text:class-names="">Deuxième niveau</text:span></text:p>
                  </text:list-item>
                </text:list>
              </text:list-item>
            </text:list>
            <text:list text:style-name="a766">
              <text:list-item>
                <text:list text:style-name="a766">
                  <text:list-item>
                    <text:list text:style-name="a766">
                      <text:list-item>
                        <text:p text:style-name="a765" text:class-names="" text:cond-style-name=""><text:span text:style-name="a764" text:class-names="">Troisième niveau</text:span></text:p>
                      </text:list-item>
                    </text:list>
                  </text:list-item>
                </text:list>
              </text:list-item>
            </text:list>
            <text:list text:style-name="a769">
              <text:list-item>
                <text:list text:style-name="a769">
                  <text:list-item>
                    <text:list text:style-name="a769">
                      <text:list-item>
                        <text:list text:style-name="a769">
                          <text:list-item>
                            <text:p text:style-name="a768" text:class-names="" text:cond-style-name=""><text:span text:style-name="a767" text:class-names="">Quatrième niveau</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70" text:class-names="">Cinquième niveau</text:span></text:p>
                              </text:list-item>
                            </text:list>
                          </text:list-item>
                        </text:list>
                      </text:list-item>
                    </text:list>
                  </text:list-item>
                </text:list>
              </text:list-item>
            </text:list>
          </draw:text-box>
          <svg:title/>
          <svg:desc/>
        </draw:frame>
        <draw:frame draw:id="id6" presentation:style-name="a776" draw:name="Espace réservé du pied de page 5" svg:x="0in" svg:y="9.49826in" svg:width="3.25in" svg:height="0.50174in" presentation:class="footer" presentation:placeholder="false">
          <draw:text-box>
            <text:p text:style-name="a775" text:class-names="" text:cond-style-name=""><text:span text:style-name="a774" text:class-names=""/></text:p>
          </draw:text-box>
          <svg:title/>
          <svg:desc/>
        </draw:frame>
        <draw:frame draw:id="id7" presentation:style-name="a779" draw:name="Espace réservé du numéro de diapositive 6" svg:x="4.24826in" svg:y="9.49826in" svg:width="3.25in" svg:height="0.50174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enkins</dc:title>
    <meta:initial-creator>KASMI Ahmed</meta:initial-creator>
    <dc:creator>KASMI Ahmed</dc:creator>
    <meta:creation-date>2017-05-06T14:06:52Z</meta:creation-date>
    <dc:date>2017-05-08T19:51:26Z</dc:date>
    <meta:template xlink:href="Thème1" xlink:type="simple"/>
    <meta:editing-cycles>5</meta:editing-cycles>
    <meta:editing-duration>PT23457S</meta:editing-duration>
    <meta:document-statistic meta:paragraph-count="134" meta:word-count="718"/>
  </office:meta>
</office:document-meta>
</file>